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17.8mm"/>
    </style:style>
    <style:style style:name="co15" style:family="table-column">
      <style:table-column-properties fo:break-before="auto" style:column-width="15.86mm"/>
    </style:style>
    <style:style style:name="co16" style:family="table-column">
      <style:table-column-properties fo:break-before="auto" style:column-width="19.47mm"/>
    </style:style>
    <style:style style:name="co17" style:family="table-column">
      <style:table-column-properties fo:break-before="auto" style:column-width="21.41mm"/>
    </style:style>
    <style:style style:name="co18" style:family="table-column">
      <style:table-column-properties fo:break-before="auto" style:column-width="22.24mm"/>
    </style:style>
    <style:style style:name="co19" style:family="table-column">
      <style:table-column-properties fo:break-before="auto" style:column-width="26.69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2.79mm"/>
    </style:style>
    <style:style style:name="co23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4"/>
    </style:style>
    <style:style style:name="ce3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1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1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4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6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0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1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5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1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1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1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2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3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4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6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1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5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73" style:family="table-cell" style:parent-style-name="Default">
      <style:map style:condition="cell-content()=&quot;&quot;" style:apply-style-name="Cellule_20_invalide" style:base-cell-address="Feuille1.C4"/>
    </style:style>
    <style:style style:name="ce274" style:family="table-cell" style:parent-style-name="Default">
      <style:map style:condition="cell-content()=&quot;&quot;" style:apply-style-name="Cellule_20_invalide" style:base-cell-address="Feuille1.C6"/>
    </style:style>
    <style:style style:name="ce275" style:family="table-cell" style:parent-style-name="Default">
      <style:map style:condition="cell-content()=&quot;&quot;" style:apply-style-name="Cellule_20_invalide" style:base-cell-address="Feuille1.C7"/>
    </style:style>
    <style:style style:name="ce276" style:family="table-cell" style:parent-style-name="Default">
      <style:map style:condition="cell-content()=&quot;&quot;" style:apply-style-name="Cellule_20_invalide" style:base-cell-address="Feuille1.C8"/>
    </style:style>
    <style:style style:name="ce277" style:family="table-cell" style:parent-style-name="Default">
      <style:map style:condition="cell-content()=&quot;&quot;" style:apply-style-name="Cellule_20_invalide" style:base-cell-address="Feuille1.C9"/>
    </style:style>
    <style:style style:name="ce337" style:family="table-cell" style:parent-style-name="Default">
      <style:map style:condition="cell-content()=&quot;&quot;" style:apply-style-name="Cellule_20_invalide" style:base-cell-address="Feuille1.C10"/>
    </style:style>
    <style:style style:name="ce340" style:family="table-cell" style:parent-style-name="Default">
      <style:map style:condition="cell-content()=&quot;&quot;" style:apply-style-name="Cellule_20_invalide" style:base-cell-address="Feuille1.C11"/>
    </style:style>
    <style:style style:name="ce529" style:family="table-cell" style:parent-style-name="Default">
      <style:map style:condition="cell-content()=&quot;&quot;" style:apply-style-name="Cellule_20_invalide" style:base-cell-address="Feuille1.C12"/>
    </style:style>
    <style:style style:name="ce530" style:family="table-cell" style:parent-style-name="Default">
      <style:map style:condition="cell-content()=&quot;&quot;" style:apply-style-name="Cellule_20_invalide" style:base-cell-address="Feuille1.C13"/>
    </style:style>
    <style:style style:name="ce531" style:family="table-cell" style:parent-style-name="Default">
      <style:map style:condition="cell-content()=&quot;&quot;" style:apply-style-name="Cellule_20_invalide" style:base-cell-address="Feuille1.C14"/>
    </style:style>
    <style:style style:name="ce532" style:family="table-cell" style:parent-style-name="Default">
      <style:map style:condition="cell-content()=&quot;&quot;" style:apply-style-name="Cellule_20_invalide" style:base-cell-address="Feuille1.C15"/>
    </style:style>
    <style:style style:name="ce533" style:family="table-cell" style:parent-style-name="Default">
      <style:map style:condition="cell-content()=&quot;&quot;" style:apply-style-name="Cellule_20_invalide" style:base-cell-address="Feuille1.C16"/>
    </style:style>
    <style:style style:name="ce534" style:family="table-cell" style:parent-style-name="Default">
      <style:map style:condition="cell-content()=&quot;&quot;" style:apply-style-name="Cellule_20_invalide" style:base-cell-address="Feuille1.C17"/>
    </style:style>
    <style:style style:name="ce535" style:family="table-cell" style:parent-style-name="Default">
      <style:map style:condition="cell-content()=&quot;&quot;" style:apply-style-name="Cellule_20_invalide" style:base-cell-address="Feuille1.C18"/>
    </style:style>
    <style:style style:name="ce536" style:family="table-cell" style:parent-style-name="Default">
      <style:map style:condition="cell-content()=&quot;&quot;" style:apply-style-name="Cellule_20_invalide" style:base-cell-address="Feuille1.C19"/>
    </style:style>
    <style:style style:name="ce537" style:family="table-cell" style:parent-style-name="Default">
      <style:map style:condition="cell-content()=&quot;&quot;" style:apply-style-name="Cellule_20_invalide" style:base-cell-address="Feuille1.C20"/>
    </style:style>
    <style:style style:name="ce539" style:family="table-cell" style:parent-style-name="Default">
      <style:map style:condition="cell-content()=&quot;&quot;" style:apply-style-name="Cellule_20_invalide" style:base-cell-address="Feuille1.C21"/>
    </style:style>
    <style:style style:name="ce540" style:family="table-cell" style:parent-style-name="Default">
      <style:map style:condition="cell-content()=&quot;&quot;" style:apply-style-name="Cellule_20_invalide" style:base-cell-address="Feuille1.C22"/>
    </style:style>
    <style:style style:name="ce541" style:family="table-cell" style:parent-style-name="Default">
      <style:map style:condition="cell-content()=&quot;&quot;" style:apply-style-name="Cellule_20_invalide" style:base-cell-address="Feuille1.C23"/>
    </style:style>
    <style:style style:name="ce542" style:family="table-cell" style:parent-style-name="Default">
      <style:map style:condition="cell-content()=&quot;&quot;" style:apply-style-name="Cellule_20_invalide" style:base-cell-address="Feuille1.C24"/>
    </style:style>
    <style:style style:name="ce543" style:family="table-cell" style:parent-style-name="Default">
      <style:map style:condition="cell-content()=&quot;&quot;" style:apply-style-name="Cellule_20_invalide" style:base-cell-address="Feuille1.C25"/>
    </style:style>
    <style:style style:name="ce544" style:family="table-cell" style:parent-style-name="Default">
      <style:map style:condition="cell-content()=&quot;&quot;" style:apply-style-name="Cellule_20_invalide" style:base-cell-address="Feuille1.C26"/>
    </style:style>
    <style:style style:name="ce545" style:family="table-cell" style:parent-style-name="Default">
      <style:map style:condition="cell-content()=&quot;&quot;" style:apply-style-name="Cellule_20_invalide" style:base-cell-address="Feuille1.C27"/>
    </style:style>
    <style:style style:name="ce549" style:family="table-cell" style:parent-style-name="Default">
      <style:map style:condition="cell-content()=&quot;&quot;" style:apply-style-name="Cellule_20_invalide" style:base-cell-address="Feuille1.C28"/>
    </style:style>
    <style:style style:name="ce550" style:family="table-cell" style:parent-style-name="Default">
      <style:map style:condition="cell-content()=&quot;&quot;" style:apply-style-name="Cellule_20_invalide" style:base-cell-address="Feuille1.C29"/>
    </style:style>
    <style:style style:name="ce551" style:family="table-cell" style:parent-style-name="Default">
      <style:map style:condition="cell-content()=&quot;&quot;" style:apply-style-name="Cellule_20_invalide" style:base-cell-address="Feuille1.C30"/>
    </style:style>
    <style:style style:name="ce556" style:family="table-cell" style:parent-style-name="Default">
      <style:map style:condition="cell-content()=&quot;&quot;" style:apply-style-name="Cellule_20_invalide" style:base-cell-address="Feuille1.C31"/>
    </style:style>
    <style:style style:name="ce557" style:family="table-cell" style:parent-style-name="Default">
      <style:map style:condition="cell-content()=&quot;&quot;" style:apply-style-name="Cellule_20_invalide" style:base-cell-address="Feuille1.C32"/>
    </style:style>
    <style:style style:name="ce558" style:family="table-cell" style:parent-style-name="Default">
      <style:map style:condition="cell-content()=&quot;&quot;" style:apply-style-name="Cellule_20_invalide" style:base-cell-address="Feuille1.C33"/>
    </style:style>
    <style:style style:name="ce559" style:family="table-cell" style:parent-style-name="Default">
      <style:map style:condition="cell-content()=&quot;&quot;" style:apply-style-name="Cellule_20_invalide" style:base-cell-address="Feuille1.C34"/>
    </style:style>
    <style:style style:name="ce560" style:family="table-cell" style:parent-style-name="Default">
      <style:map style:condition="cell-content()=&quot;&quot;" style:apply-style-name="Cellule_20_invalide" style:base-cell-address="Feuille1.C35"/>
    </style:style>
    <style:style style:name="ce561" style:family="table-cell" style:parent-style-name="Default">
      <style:map style:condition="cell-content()=&quot;&quot;" style:apply-style-name="Cellule_20_invalide" style:base-cell-address="Feuille1.C36"/>
    </style:style>
    <style:style style:name="ce562" style:family="table-cell" style:parent-style-name="Default">
      <style:map style:condition="cell-content()=&quot;&quot;" style:apply-style-name="Cellule_20_invalide" style:base-cell-address="Feuille1.C37"/>
    </style:style>
    <style:style style:name="ce563" style:family="table-cell" style:parent-style-name="Default">
      <style:map style:condition="cell-content()=&quot;&quot;" style:apply-style-name="Cellule_20_invalide" style:base-cell-address="Feuille1.C38"/>
    </style:style>
    <style:style style:name="ce564" style:family="table-cell" style:parent-style-name="Default">
      <style:map style:condition="cell-content()=&quot;&quot;" style:apply-style-name="Cellule_20_invalide" style:base-cell-address="Feuille1.C39"/>
    </style:style>
    <style:style style:name="ce565" style:family="table-cell" style:parent-style-name="Default">
      <style:map style:condition="cell-content()=&quot;&quot;" style:apply-style-name="Cellule_20_invalide" style:base-cell-address="Feuille1.C40"/>
    </style:style>
    <style:style style:name="ce566" style:family="table-cell" style:parent-style-name="Default">
      <style:map style:condition="cell-content()=&quot;&quot;" style:apply-style-name="Cellule_20_invalide" style:base-cell-address="Feuille1.C41"/>
    </style:style>
    <style:style style:name="ce567" style:family="table-cell" style:parent-style-name="Default">
      <style:map style:condition="cell-content()=&quot;&quot;" style:apply-style-name="Cellule_20_invalide" style:base-cell-address="Feuille1.C42"/>
    </style:style>
    <style:style style:name="ce568" style:family="table-cell" style:parent-style-name="Default">
      <style:map style:condition="cell-content()=&quot;&quot;" style:apply-style-name="Cellule_20_invalide" style:base-cell-address="Feuille1.C43"/>
    </style:style>
    <style:style style:name="ce569" style:family="table-cell" style:parent-style-name="Default">
      <style:map style:condition="cell-content()=&quot;&quot;" style:apply-style-name="Cellule_20_invalide" style:base-cell-address="Feuille1.C44"/>
    </style:style>
    <style:style style:name="ce570" style:family="table-cell" style:parent-style-name="Default">
      <style:map style:condition="cell-content()=&quot;&quot;" style:apply-style-name="Cellule_20_invalide" style:base-cell-address="Feuille1.C45"/>
    </style:style>
    <style:style style:name="ce573" style:family="table-cell" style:parent-style-name="Default">
      <style:map style:condition="cell-content()=&quot;&quot;" style:apply-style-name="Cellule_20_invalide" style:base-cell-address="Feuille1.C46"/>
    </style:style>
    <style:style style:name="ce585" style:family="table-cell" style:parent-style-name="Default">
      <style:map style:condition="cell-content()=&quot;&quot;" style:apply-style-name="Cellule_20_invalide" style:base-cell-address="Feuille1.C47"/>
    </style:style>
    <style:style style:name="ce589" style:family="table-cell" style:parent-style-name="Default">
      <style:map style:condition="cell-content()=&quot;&quot;" style:apply-style-name="Cellule_20_invalide" style:base-cell-address="Feuille1.C48"/>
    </style:style>
    <style:style style:name="ce590" style:family="table-cell" style:parent-style-name="Default">
      <style:map style:condition="cell-content()=&quot;&quot;" style:apply-style-name="Cellule_20_invalide" style:base-cell-address="Feuille1.C49"/>
    </style:style>
    <style:style style:name="ce591" style:family="table-cell" style:parent-style-name="Default">
      <style:map style:condition="cell-content()=&quot;&quot;" style:apply-style-name="Cellule_20_invalide" style:base-cell-address="Feuille1.C50"/>
    </style:style>
    <style:style style:name="ce595" style:family="table-cell" style:parent-style-name="Default">
      <style:map style:condition="cell-content()=&quot;&quot;" style:apply-style-name="Cellule_20_invalide" style:base-cell-address="Feuille1.C51"/>
    </style:style>
    <style:style style:name="ce596" style:family="table-cell" style:parent-style-name="Default">
      <style:map style:condition="cell-content()=&quot;&quot;" style:apply-style-name="Cellule_20_invalide" style:base-cell-address="Feuille1.C52"/>
    </style:style>
    <style:style style:name="ce597" style:family="table-cell" style:parent-style-name="Default">
      <style:map style:condition="cell-content()=&quot;&quot;" style:apply-style-name="Cellule_20_invalide" style:base-cell-address="Feuille1.C53"/>
    </style:style>
    <style:style style:name="ce601" style:family="table-cell" style:parent-style-name="Default">
      <style:map style:condition="cell-content()=&quot;&quot;" style:apply-style-name="Cellule_20_invalide" style:base-cell-address="Feuille1.C54"/>
    </style:style>
    <style:style style:name="ce606" style:family="table-cell" style:parent-style-name="Default">
      <style:map style:condition="cell-content()=&quot;&quot;" style:apply-style-name="Cellule_20_invalide" style:base-cell-address="Feuille1.C55"/>
    </style:style>
    <style:style style:name="ce622" style:family="table-cell" style:parent-style-name="Default">
      <style:map style:condition="cell-content()=&quot;&quot;" style:apply-style-name="Cellule_20_invalide" style:base-cell-address="Feuille1.C56"/>
    </style:style>
    <style:style style:name="ce627" style:family="table-cell" style:parent-style-name="Default">
      <style:map style:condition="cell-content()=&quot;&quot;" style:apply-style-name="Cellule_20_invalide" style:base-cell-address="Feuille1.C57"/>
    </style:style>
    <style:style style:name="ce628" style:family="table-cell" style:parent-style-name="Default">
      <style:map style:condition="cell-content()=&quot;&quot;" style:apply-style-name="Cellule_20_invalide" style:base-cell-address="Feuille1.C58"/>
    </style:style>
    <style:style style:name="ce629" style:family="table-cell" style:parent-style-name="Default">
      <style:map style:condition="cell-content()=&quot;&quot;" style:apply-style-name="Cellule_20_invalide" style:base-cell-address="Feuille1.C59"/>
    </style:style>
    <style:style style:name="ce630" style:family="table-cell" style:parent-style-name="Default">
      <style:map style:condition="cell-content()=&quot;&quot;" style:apply-style-name="Cellule_20_invalide" style:base-cell-address="Feuille1.C60"/>
    </style:style>
    <style:style style:name="ce653" style:family="table-cell" style:parent-style-name="Default">
      <style:map style:condition="cell-content()=&quot;&quot;" style:apply-style-name="Cellule_20_invalide" style:base-cell-address="Feuille1.C61"/>
    </style:style>
    <style:style style:name="ce654" style:family="table-cell" style:parent-style-name="Default">
      <style:map style:condition="cell-content()=&quot;&quot;" style:apply-style-name="Cellule_20_invalide" style:base-cell-address="Feuille1.C63"/>
    </style:style>
    <style:style style:name="ce655" style:family="table-cell" style:parent-style-name="Default">
      <style:map style:condition="cell-content()=&quot;&quot;" style:apply-style-name="Cellule_20_invalide" style:base-cell-address="Feuille1.C64"/>
    </style:style>
    <style:style style:name="ce656" style:family="table-cell" style:parent-style-name="Default">
      <style:map style:condition="cell-content()=&quot;&quot;" style:apply-style-name="Cellule_20_invalide" style:base-cell-address="Feuille1.C65"/>
    </style:style>
    <style:style style:name="ce668" style:family="table-cell" style:parent-style-name="Default">
      <style:map style:condition="cell-content()=&quot;&quot;" style:apply-style-name="Cellule_20_invalide" style:base-cell-address="Feuille1.C66"/>
    </style:style>
    <style:style style:name="ce684" style:family="table-cell" style:parent-style-name="Default">
      <style:map style:condition="cell-content()=&quot;&quot;" style:apply-style-name="Cellule_20_invalide" style:base-cell-address="Feuille1.C67"/>
    </style:style>
    <style:style style:name="ce687" style:family="table-cell" style:parent-style-name="Default">
      <style:map style:condition="cell-content()=&quot;&quot;" style:apply-style-name="Cellule_20_invalide" style:base-cell-address="Feuille1.C69"/>
    </style:style>
    <style:style style:name="ce689" style:family="table-cell" style:parent-style-name="Default">
      <style:map style:condition="cell-content()=&quot;&quot;" style:apply-style-name="Cellule_20_invalide" style:base-cell-address="Feuille1.C70"/>
    </style:style>
    <style:style style:name="ce690" style:family="table-cell" style:parent-style-name="Default">
      <style:map style:condition="cell-content()=&quot;&quot;" style:apply-style-name="Cellule_20_invalide" style:base-cell-address="Feuille1.C71"/>
    </style:style>
    <style:style style:name="ce691" style:family="table-cell" style:parent-style-name="Default">
      <style:map style:condition="cell-content()=&quot;&quot;" style:apply-style-name="Cellule_20_invalide" style:base-cell-address="Feuille1.C72"/>
    </style:style>
    <style:style style:name="ce692" style:family="table-cell" style:parent-style-name="Default">
      <style:map style:condition="cell-content()=&quot;&quot;" style:apply-style-name="Cellule_20_invalide" style:base-cell-address="Feuille1.C73"/>
    </style:style>
    <style:style style:name="ce693" style:family="table-cell" style:parent-style-name="Default">
      <style:map style:condition="cell-content()=&quot;&quot;" style:apply-style-name="Cellule_20_invalide" style:base-cell-address="Feuille1.C74"/>
    </style:style>
    <style:style style:name="ce694" style:family="table-cell" style:parent-style-name="Default">
      <style:map style:condition="cell-content()=&quot;&quot;" style:apply-style-name="Cellule_20_invalide" style:base-cell-address="Feuille1.C75"/>
    </style:style>
    <style:style style:name="ce695" style:family="table-cell" style:parent-style-name="Default">
      <style:map style:condition="cell-content()=&quot;&quot;" style:apply-style-name="Cellule_20_invalide" style:base-cell-address="Feuille1.C76"/>
    </style:style>
    <style:style style:name="ce696" style:family="table-cell" style:parent-style-name="Default">
      <style:map style:condition="cell-content()=&quot;&quot;" style:apply-style-name="Cellule_20_invalide" style:base-cell-address="Feuille1.C77"/>
    </style:style>
    <style:style style:name="ce697" style:family="table-cell" style:parent-style-name="Default">
      <style:map style:condition="cell-content()=&quot;&quot;" style:apply-style-name="Cellule_20_invalide" style:base-cell-address="Feuille1.C78"/>
    </style:style>
    <style:style style:name="ce698" style:family="table-cell" style:parent-style-name="Default">
      <style:map style:condition="cell-content()=&quot;&quot;" style:apply-style-name="Cellule_20_invalide" style:base-cell-address="Feuille1.C79"/>
    </style:style>
    <style:style style:name="ce699" style:family="table-cell" style:parent-style-name="Default">
      <style:map style:condition="cell-content()=&quot;&quot;" style:apply-style-name="Cellule_20_invalide" style:base-cell-address="Feuille1.C80"/>
    </style:style>
    <style:style style:name="ce700" style:family="table-cell" style:parent-style-name="Default">
      <style:map style:condition="cell-content()=&quot;&quot;" style:apply-style-name="Cellule_20_invalide" style:base-cell-address="Feuille1.C81"/>
    </style:style>
    <style:style style:name="ce704" style:family="table-cell" style:parent-style-name="Default">
      <style:map style:condition="cell-content()=&quot;&quot;" style:apply-style-name="Cellule_20_invalide" style:base-cell-address="Feuille1.C83"/>
    </style:style>
    <style:style style:name="ce705" style:family="table-cell" style:parent-style-name="Default">
      <style:map style:condition="cell-content()=&quot;&quot;" style:apply-style-name="Cellule_20_invalide" style:base-cell-address="Feuille1.C84"/>
    </style:style>
    <style:style style:name="ce706" style:family="table-cell" style:parent-style-name="Default">
      <style:map style:condition="cell-content()=&quot;&quot;" style:apply-style-name="Cellule_20_invalide" style:base-cell-address="Feuille1.C85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4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21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69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1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2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3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4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6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8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9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3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4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5"/>
    </style:style>
    <style:style style:name="ce8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82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4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5]=0)" style:apply-style-name="Cellule_20_grisée" style:base-cell-address="Feuille1.G25"/>
      <style:map style:condition="is-true-formula(AND([.F25]&lt;&gt;0;[.G25]=&quot;&quot;))" style:apply-style-name="Cellule_20_invalide" style:base-cell-address="Feuille1.G25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3]=0)" style:apply-style-name="Cellule_20_grisée" style:base-cell-address="Feuille1.G33"/>
      <style:map style:condition="is-true-formula(AND([.F33]&lt;&gt;0;[.G33]=&quot;&quot;))" style:apply-style-name="Cellule_20_invalide" style:base-cell-address="Feuille1.G33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7]=0)" style:apply-style-name="Cellule_20_grisée" style:base-cell-address="Feuille1.G37"/>
      <style:map style:condition="is-true-formula(AND([.F37]&lt;&gt;0;[.G37]=&quot;&quot;))" style:apply-style-name="Cellule_20_invalide" style:base-cell-address="Feuille1.G37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2]=0)" style:apply-style-name="Cellule_20_grisée" style:base-cell-address="Feuille1.G42"/>
      <style:map style:condition="is-true-formula(AND([.F42]&lt;&gt;0;[.G42]=&quot;&quot;))" style:apply-style-name="Cellule_20_invalide" style:base-cell-address="Feuille1.G42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9]=0)" style:apply-style-name="Cellule_20_grisée" style:base-cell-address="Feuille1.G49"/>
      <style:map style:condition="is-true-formula(AND([.F49]&lt;&gt;0;[.G49]=&quot;&quot;))" style:apply-style-name="Cellule_20_invalide" style:base-cell-address="Feuille1.G49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5]=0)" style:apply-style-name="Cellule_20_grisée" style:base-cell-address="Feuille1.G55"/>
      <style:map style:condition="is-true-formula(AND([.F55]&lt;&gt;0;[.G55]=&quot;&quot;))" style:apply-style-name="Cellule_20_invalide" style:base-cell-address="Feuille1.G55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8]=0)" style:apply-style-name="Cellule_20_grisée" style:base-cell-address="Feuille1.G58"/>
      <style:map style:condition="is-true-formula(AND([.F58]&lt;&gt;0;[.G58]=&quot;&quot;))" style:apply-style-name="Cellule_20_invalide" style:base-cell-address="Feuille1.G58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1]=0)" style:apply-style-name="Cellule_20_grisée" style:base-cell-address="Feuille1.G61"/>
      <style:map style:condition="is-true-formula(AND([.F61]&lt;&gt;0;[.G61]=&quot;&quot;))" style:apply-style-name="Cellule_20_invalide" style:base-cell-address="Feuille1.G61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4]=0)" style:apply-style-name="Cellule_20_grisée" style:base-cell-address="Feuille1.G64"/>
      <style:map style:condition="is-true-formula(AND([.F64]&lt;&gt;0;[.G64]=&quot;&quot;))" style:apply-style-name="Cellule_20_invalide" style:base-cell-address="Feuille1.G64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9]=0)" style:apply-style-name="Cellule_20_grisée" style:base-cell-address="Feuille1.G69"/>
      <style:map style:condition="is-true-formula(AND([.F69]&lt;&gt;0;[.G69]=&quot;&quot;))" style:apply-style-name="Cellule_20_invalide" style:base-cell-address="Feuille1.G69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5]=0)" style:apply-style-name="Cellule_20_grisée" style:base-cell-address="Feuille1.G75"/>
      <style:map style:condition="is-true-formula(AND([.F75]&lt;&gt;0;[.G75]=&quot;&quot;))" style:apply-style-name="Cellule_20_invalide" style:base-cell-address="Feuille1.G75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7]=0)" style:apply-style-name="Cellule_20_grisée" style:base-cell-address="Feuille1.G77"/>
      <style:map style:condition="is-true-formula(AND([.F77]&lt;&gt;0;[.G77]=&quot;&quot;))" style:apply-style-name="Cellule_20_invalide" style:base-cell-address="Feuille1.G77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9]=0)" style:apply-style-name="Cellule_20_grisée" style:base-cell-address="Feuille1.G79"/>
      <style:map style:condition="is-true-formula(AND([.F79]&lt;&gt;0;[.G79]=&quot;&quot;))" style:apply-style-name="Cellule_20_invalide" style:base-cell-address="Feuille1.G79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0]=0)" style:apply-style-name="Cellule_20_grisée" style:base-cell-address="Feuille1.G80"/>
      <style:map style:condition="is-true-formula(AND([.F80]&lt;&gt;0;[.G80]=&quot;&quot;))" style:apply-style-name="Cellule_20_invalide" style:base-cell-address="Feuille1.G80"/>
    </style:style>
    <style:style style:name="ce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4]=0)" style:apply-style-name="Cellule_20_grisée" style:base-cell-address="Feuille1.G84"/>
      <style:map style:condition="is-true-formula(AND([.F84]&lt;&gt;0;[.G84]=&quot;&quot;))" style:apply-style-name="Cellule_20_invalide" style:base-cell-address="Feuille1.G84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9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8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1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4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5"/>
    </style:style>
    <style:style style:name="ce92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6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7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1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4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8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9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7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7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9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0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1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2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4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5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6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7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8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9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1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94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4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5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1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7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1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8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1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4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5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3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7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1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4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5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6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7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8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0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1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3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7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5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6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7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1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7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1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4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5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6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7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8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9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4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5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"/>
      <style:map style:condition="is-true-formula(AND(#REF!&gt;1;#REF!=&quot;&quot;))" style:apply-style-name="Cellule_20_invalide" style:base-cell-address="Feuille1.O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O3"/>
      <style:map style:condition="is-true-formula(AND([.N3]&gt;1;[.O3]=&quot;&quot;))" style:apply-style-name="Cellule_20_invalide" style:base-cell-address="Feuille1.O3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4"/>
      <style:map style:condition="is-true-formula(AND(#REF!&gt;1;#REF!=&quot;&quot;))" style:apply-style-name="Cellule_20_invalide" style:base-cell-address="Feuille1.O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0"/>
      <style:map style:condition="is-true-formula(AND(#REF!&gt;1;#REF!=&quot;&quot;))" style:apply-style-name="Cellule_20_invalide" style:base-cell-address="Feuille1.O20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1"/>
      <style:map style:condition="is-true-formula(AND(#REF!&gt;1;#REF!=&quot;&quot;))" style:apply-style-name="Cellule_20_invalide" style:base-cell-address="Feuille1.O21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7"/>
      <style:map style:condition="is-true-formula(AND(#REF!&gt;1;#REF!=&quot;&quot;))" style:apply-style-name="Cellule_20_invalide" style:base-cell-address="Feuille1.O67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9"/>
      <style:map style:condition="is-true-formula(AND(#REF!&gt;1;#REF!=&quot;&quot;))" style:apply-style-name="Cellule_20_invalide" style:base-cell-address="Feuille1.O69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0"/>
      <style:map style:condition="is-true-formula(AND(#REF!&gt;1;#REF!=&quot;&quot;))" style:apply-style-name="Cellule_20_invalide" style:base-cell-address="Feuille1.O70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1"/>
      <style:map style:condition="is-true-formula(AND(#REF!&gt;1;#REF!=&quot;&quot;))" style:apply-style-name="Cellule_20_invalide" style:base-cell-address="Feuille1.O71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4"/>
      <style:map style:condition="is-true-formula(AND(#REF!&gt;1;#REF!=&quot;&quot;))" style:apply-style-name="Cellule_20_invalide" style:base-cell-address="Feuille1.O74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5"/>
      <style:map style:condition="is-true-formula(AND(#REF!&gt;1;#REF!=&quot;&quot;))" style:apply-style-name="Cellule_20_invalide" style:base-cell-address="Feuille1.O75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6"/>
      <style:map style:condition="is-true-formula(AND(#REF!&gt;1;#REF!=&quot;&quot;))" style:apply-style-name="Cellule_20_invalide" style:base-cell-address="Feuille1.O76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7"/>
      <style:map style:condition="is-true-formula(AND(#REF!&gt;1;#REF!=&quot;&quot;))" style:apply-style-name="Cellule_20_invalide" style:base-cell-address="Feuille1.O77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8"/>
      <style:map style:condition="is-true-formula(AND(#REF!&gt;1;#REF!=&quot;&quot;))" style:apply-style-name="Cellule_20_invalide" style:base-cell-address="Feuille1.O78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9"/>
      <style:map style:condition="is-true-formula(AND(#REF!&gt;1;#REF!=&quot;&quot;))" style:apply-style-name="Cellule_20_invalide" style:base-cell-address="Feuille1.O79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3"/>
      <style:map style:condition="is-true-formula(AND(#REF!&gt;1;#REF!=&quot;&quot;))" style:apply-style-name="Cellule_20_invalide" style:base-cell-address="Feuille1.O83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4"/>
      <style:map style:condition="is-true-formula(AND(#REF!&gt;1;#REF!=&quot;&quot;))" style:apply-style-name="Cellule_20_invalide" style:base-cell-address="Feuille1.O84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5"/>
      <style:map style:condition="is-true-formula(AND(#REF!&gt;1;#REF!=&quot;&quot;))" style:apply-style-name="Cellule_20_invalide" style:base-cell-address="Feuille1.O85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P3"/>
      <style:map style:condition="is-true-formula(AND([.N3]&gt;1;[.P3]=&quot;&quot;))" style:apply-style-name="Cellule_20_invalide" style:base-cell-address="Feuille1.P3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4"/>
      <style:map style:condition="is-true-formula(AND(#REF!&gt;1;#REF!=&quot;&quot;))" style:apply-style-name="Cellule_20_invalide" style:base-cell-address="Feuille1.P4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1"/>
      <style:map style:condition="is-true-formula(AND(#REF!&gt;1;#REF!=&quot;&quot;))" style:apply-style-name="Cellule_20_invalide" style:base-cell-address="Feuille1.P21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7"/>
      <style:map style:condition="is-true-formula(AND(#REF!&gt;1;#REF!=&quot;&quot;))" style:apply-style-name="Cellule_20_invalide" style:base-cell-address="Feuille1.P67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1"/>
      <style:map style:condition="is-true-formula(AND(#REF!&gt;1;#REF!=&quot;&quot;))" style:apply-style-name="Cellule_20_invalide" style:base-cell-address="Feuille1.P71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4"/>
      <style:map style:condition="is-true-formula(AND(#REF!&gt;1;#REF!=&quot;&quot;))" style:apply-style-name="Cellule_20_invalide" style:base-cell-address="Feuille1.P74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5"/>
      <style:map style:condition="is-true-formula(AND(#REF!&gt;1;#REF!=&quot;&quot;))" style:apply-style-name="Cellule_20_invalide" style:base-cell-address="Feuille1.P75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6"/>
      <style:map style:condition="is-true-formula(AND(#REF!&gt;1;#REF!=&quot;&quot;))" style:apply-style-name="Cellule_20_invalide" style:base-cell-address="Feuille1.P76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7"/>
      <style:map style:condition="is-true-formula(AND(#REF!&gt;1;#REF!=&quot;&quot;))" style:apply-style-name="Cellule_20_invalide" style:base-cell-address="Feuille1.P77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8"/>
      <style:map style:condition="is-true-formula(AND(#REF!&gt;1;#REF!=&quot;&quot;))" style:apply-style-name="Cellule_20_invalide" style:base-cell-address="Feuille1.P78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9"/>
      <style:map style:condition="is-true-formula(AND(#REF!&gt;1;#REF!=&quot;&quot;))" style:apply-style-name="Cellule_20_invalide" style:base-cell-address="Feuille1.P79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4"/>
      <style:map style:condition="is-true-formula(AND(#REF!&gt;1;#REF!=&quot;&quot;))" style:apply-style-name="Cellule_20_invalide" style:base-cell-address="Feuille1.P84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5"/>
      <style:map style:condition="is-true-formula(AND(#REF!&gt;1;#REF!=&quot;&quot;))" style:apply-style-name="Cellule_20_invalide" style:base-cell-address="Feuille1.P85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N3]=1)" style:apply-style-name="Cellule_20_grisée" style:base-cell-address="Feuille1.Q3"/>
      <style:map style:condition="is-true-formula(AND([.N3]&gt;1;[.Q3]=&quot;&quot;))" style:apply-style-name="Cellule_20_invalide" style:base-cell-address="Feuille1.Q3"/>
    </style:style>
    <style:style style:name="ce132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"/>
      <style:map style:condition="is-true-formula(AND(#REF!&gt;1;#REF!=&quot;&quot;))" style:apply-style-name="Cellule_20_invalide" style:base-cell-address="Feuille1.Q4"/>
    </style:style>
    <style:style style:name="ce7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7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1"/>
      <style:map style:condition="is-true-formula(AND(#REF!&gt;1;#REF!=&quot;&quot;))" style:apply-style-name="Cellule_20_invalide" style:base-cell-address="Feuille1.Q21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6"/>
      <style:map style:condition="is-true-formula(AND(#REF!&gt;1;#REF!=&quot;&quot;))" style:apply-style-name="Cellule_20_invalide" style:base-cell-address="Feuille1.Q66"/>
    </style:style>
    <style:style style:name="ce10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7"/>
      <style:map style:condition="is-true-formula(AND(#REF!&gt;1;#REF!=&quot;&quot;))" style:apply-style-name="Cellule_20_invalide" style:base-cell-address="Feuille1.Q67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8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1"/>
      <style:map style:condition="is-true-formula(AND(#REF!&gt;1;#REF!=&quot;&quot;))" style:apply-style-name="Cellule_20_invalide" style:base-cell-address="Feuille1.Q71"/>
    </style:style>
    <style:style style:name="ce9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4"/>
      <style:map style:condition="is-true-formula(AND(#REF!&gt;1;#REF!=&quot;&quot;))" style:apply-style-name="Cellule_20_invalide" style:base-cell-address="Feuille1.Q74"/>
    </style:style>
    <style:style style:name="ce9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6"/>
      <style:map style:condition="is-true-formula(AND(#REF!&gt;1;#REF!=&quot;&quot;))" style:apply-style-name="Cellule_20_invalide" style:base-cell-address="Feuille1.Q76"/>
    </style:style>
    <style:style style:name="ce1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8"/>
      <style:map style:condition="is-true-formula(AND(#REF!&gt;1;#REF!=&quot;&quot;))" style:apply-style-name="Cellule_20_invalide" style:base-cell-address="Feuille1.Q78"/>
    </style:style>
    <style:style style:name="ce10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9"/>
      <style:map style:condition="is-true-formula(AND(#REF!&gt;1;#REF!=&quot;&quot;))" style:apply-style-name="Cellule_20_invalide" style:base-cell-address="Feuille1.Q79"/>
    </style:style>
    <style:style style:name="ce11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11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4"/>
      <style:map style:condition="is-true-formula(AND(#REF!&gt;1;#REF!=&quot;&quot;))" style:apply-style-name="Cellule_20_invalide" style:base-cell-address="Feuille1.Q84"/>
    </style:style>
    <style:style style:name="ce11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5"/>
      <style:map style:condition="is-true-formula(AND(#REF!&gt;1;#REF!=&quot;&quot;))" style:apply-style-name="Cellule_20_invalide" style:base-cell-address="Feuille1.Q85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3"/>
    </style:style>
    <style:style style:name="ce134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B4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0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D21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6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67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9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0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1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4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6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78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9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3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84"/>
    </style:style>
    <style:style style:name="ce120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85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"/>
    </style:style>
    <style:style style:name="ce13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9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0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1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2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3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4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5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6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7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8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9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0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1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2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3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4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5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6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7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8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9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0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1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2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3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4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5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6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7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8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9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0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1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2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3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4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5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6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7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8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9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0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1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2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3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4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5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6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7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8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9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0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1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3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4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5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6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7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9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0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1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4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5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6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7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8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9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0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1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3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4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5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U2"/>
      <style:map style:condition="is-true-formula(AND([.T2]&lt;&gt;0;[.U2]=&quot;&quot;))" style:apply-style-name="Cellule_20_invalide" style:base-cell-address="Feuille1.U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U3"/>
      <style:map style:condition="is-true-formula(AND([.T3]&lt;&gt;0;[.U3]=&quot;&quot;))" style:apply-style-name="Cellule_20_invalide" style:base-cell-address="Feuille1.U3"/>
    </style:style>
    <style:style style:name="ce1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]=0)" style:apply-style-name="Cellule_20_grisée" style:base-cell-address="Feuille1.U4"/>
      <style:map style:condition="is-true-formula(AND([.T4]&lt;&gt;0;[.U4]=&quot;&quot;))" style:apply-style-name="Cellule_20_invalide" style:base-cell-address="Feuille1.U4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U6"/>
      <style:map style:condition="is-true-formula(AND([.T6]&lt;&gt;0;[.U6]=&quot;&quot;))" style:apply-style-name="Cellule_20_invalide" style:base-cell-address="Feuille1.U6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U7"/>
      <style:map style:condition="is-true-formula(AND([.T7]&lt;&gt;0;[.U7]=&quot;&quot;))" style:apply-style-name="Cellule_20_invalide" style:base-cell-address="Feuille1.U7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U8"/>
      <style:map style:condition="is-true-formula(AND([.T8]&lt;&gt;0;[.U8]=&quot;&quot;))" style:apply-style-name="Cellule_20_invalide" style:base-cell-address="Feuille1.U8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U9"/>
      <style:map style:condition="is-true-formula(AND([.T9]&lt;&gt;0;[.U9]=&quot;&quot;))" style:apply-style-name="Cellule_20_invalide" style:base-cell-address="Feuille1.U9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U10"/>
      <style:map style:condition="is-true-formula(AND([.T10]&lt;&gt;0;[.U10]=&quot;&quot;))" style:apply-style-name="Cellule_20_invalide" style:base-cell-address="Feuille1.U10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U11"/>
      <style:map style:condition="is-true-formula(AND([.T11]&lt;&gt;0;[.U11]=&quot;&quot;))" style:apply-style-name="Cellule_20_invalide" style:base-cell-address="Feuille1.U11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U12"/>
      <style:map style:condition="is-true-formula(AND([.T12]&lt;&gt;0;[.U12]=&quot;&quot;))" style:apply-style-name="Cellule_20_invalide" style:base-cell-address="Feuille1.U12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U13"/>
      <style:map style:condition="is-true-formula(AND([.T13]&lt;&gt;0;[.U13]=&quot;&quot;))" style:apply-style-name="Cellule_20_invalide" style:base-cell-address="Feuille1.U13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U14"/>
      <style:map style:condition="is-true-formula(AND([.T14]&lt;&gt;0;[.U14]=&quot;&quot;))" style:apply-style-name="Cellule_20_invalide" style:base-cell-address="Feuille1.U14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U15"/>
      <style:map style:condition="is-true-formula(AND([.T15]&lt;&gt;0;[.U15]=&quot;&quot;))" style:apply-style-name="Cellule_20_invalide" style:base-cell-address="Feuille1.U15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U16"/>
      <style:map style:condition="is-true-formula(AND([.T16]&lt;&gt;0;[.U16]=&quot;&quot;))" style:apply-style-name="Cellule_20_invalide" style:base-cell-address="Feuille1.U16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U17"/>
      <style:map style:condition="is-true-formula(AND([.T17]&lt;&gt;0;[.U17]=&quot;&quot;))" style:apply-style-name="Cellule_20_invalide" style:base-cell-address="Feuille1.U17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U18"/>
      <style:map style:condition="is-true-formula(AND([.T18]&lt;&gt;0;[.U18]=&quot;&quot;))" style:apply-style-name="Cellule_20_invalide" style:base-cell-address="Feuille1.U18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U19"/>
      <style:map style:condition="is-true-formula(AND([.T19]&lt;&gt;0;[.U19]=&quot;&quot;))" style:apply-style-name="Cellule_20_invalide" style:base-cell-address="Feuille1.U19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U20"/>
      <style:map style:condition="is-true-formula(AND([.T20]&lt;&gt;0;[.U20]=&quot;&quot;))" style:apply-style-name="Cellule_20_invalide" style:base-cell-address="Feuille1.U20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U21"/>
      <style:map style:condition="is-true-formula(AND([.T21]&lt;&gt;0;[.U21]=&quot;&quot;))" style:apply-style-name="Cellule_20_invalide" style:base-cell-address="Feuille1.U21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U22"/>
      <style:map style:condition="is-true-formula(AND([.T22]&lt;&gt;0;[.U22]=&quot;&quot;))" style:apply-style-name="Cellule_20_invalide" style:base-cell-address="Feuille1.U22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U23"/>
      <style:map style:condition="is-true-formula(AND([.T23]&lt;&gt;0;[.U23]=&quot;&quot;))" style:apply-style-name="Cellule_20_invalide" style:base-cell-address="Feuille1.U23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U24"/>
      <style:map style:condition="is-true-formula(AND([.T24]&lt;&gt;0;[.U24]=&quot;&quot;))" style:apply-style-name="Cellule_20_invalide" style:base-cell-address="Feuille1.U24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U25"/>
      <style:map style:condition="is-true-formula(AND([.T25]&lt;&gt;0;[.U25]=&quot;&quot;))" style:apply-style-name="Cellule_20_invalide" style:base-cell-address="Feuille1.U25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U26"/>
      <style:map style:condition="is-true-formula(AND([.T26]&lt;&gt;0;[.U26]=&quot;&quot;))" style:apply-style-name="Cellule_20_invalide" style:base-cell-address="Feuille1.U26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U27"/>
      <style:map style:condition="is-true-formula(AND([.T27]&lt;&gt;0;[.U27]=&quot;&quot;))" style:apply-style-name="Cellule_20_invalide" style:base-cell-address="Feuille1.U27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U28"/>
      <style:map style:condition="is-true-formula(AND([.T28]&lt;&gt;0;[.U28]=&quot;&quot;))" style:apply-style-name="Cellule_20_invalide" style:base-cell-address="Feuille1.U28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U29"/>
      <style:map style:condition="is-true-formula(AND([.T29]&lt;&gt;0;[.U29]=&quot;&quot;))" style:apply-style-name="Cellule_20_invalide" style:base-cell-address="Feuille1.U29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U30"/>
      <style:map style:condition="is-true-formula(AND([.T30]&lt;&gt;0;[.U30]=&quot;&quot;))" style:apply-style-name="Cellule_20_invalide" style:base-cell-address="Feuille1.U30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U31"/>
      <style:map style:condition="is-true-formula(AND([.T31]&lt;&gt;0;[.U31]=&quot;&quot;))" style:apply-style-name="Cellule_20_invalide" style:base-cell-address="Feuille1.U31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U32"/>
      <style:map style:condition="is-true-formula(AND([.T32]&lt;&gt;0;[.U32]=&quot;&quot;))" style:apply-style-name="Cellule_20_invalide" style:base-cell-address="Feuille1.U32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U33"/>
      <style:map style:condition="is-true-formula(AND([.T33]&lt;&gt;0;[.U33]=&quot;&quot;))" style:apply-style-name="Cellule_20_invalide" style:base-cell-address="Feuille1.U33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U34"/>
      <style:map style:condition="is-true-formula(AND([.T34]&lt;&gt;0;[.U34]=&quot;&quot;))" style:apply-style-name="Cellule_20_invalide" style:base-cell-address="Feuille1.U34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U35"/>
      <style:map style:condition="is-true-formula(AND([.T35]&lt;&gt;0;[.U35]=&quot;&quot;))" style:apply-style-name="Cellule_20_invalide" style:base-cell-address="Feuille1.U35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U36"/>
      <style:map style:condition="is-true-formula(AND([.T36]&lt;&gt;0;[.U36]=&quot;&quot;))" style:apply-style-name="Cellule_20_invalide" style:base-cell-address="Feuille1.U36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U37"/>
      <style:map style:condition="is-true-formula(AND([.T37]&lt;&gt;0;[.U37]=&quot;&quot;))" style:apply-style-name="Cellule_20_invalide" style:base-cell-address="Feuille1.U37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U38"/>
      <style:map style:condition="is-true-formula(AND([.T38]&lt;&gt;0;[.U38]=&quot;&quot;))" style:apply-style-name="Cellule_20_invalide" style:base-cell-address="Feuille1.U38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U39"/>
      <style:map style:condition="is-true-formula(AND([.T39]&lt;&gt;0;[.U39]=&quot;&quot;))" style:apply-style-name="Cellule_20_invalide" style:base-cell-address="Feuille1.U39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U40"/>
      <style:map style:condition="is-true-formula(AND([.T40]&lt;&gt;0;[.U40]=&quot;&quot;))" style:apply-style-name="Cellule_20_invalide" style:base-cell-address="Feuille1.U40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U41"/>
      <style:map style:condition="is-true-formula(AND([.T41]&lt;&gt;0;[.U41]=&quot;&quot;))" style:apply-style-name="Cellule_20_invalide" style:base-cell-address="Feuille1.U41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U42"/>
      <style:map style:condition="is-true-formula(AND([.T42]&lt;&gt;0;[.U42]=&quot;&quot;))" style:apply-style-name="Cellule_20_invalide" style:base-cell-address="Feuille1.U42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U43"/>
      <style:map style:condition="is-true-formula(AND([.T43]&lt;&gt;0;[.U43]=&quot;&quot;))" style:apply-style-name="Cellule_20_invalide" style:base-cell-address="Feuille1.U43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U44"/>
      <style:map style:condition="is-true-formula(AND([.T44]&lt;&gt;0;[.U44]=&quot;&quot;))" style:apply-style-name="Cellule_20_invalide" style:base-cell-address="Feuille1.U44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U45"/>
      <style:map style:condition="is-true-formula(AND([.T45]&lt;&gt;0;[.U45]=&quot;&quot;))" style:apply-style-name="Cellule_20_invalide" style:base-cell-address="Feuille1.U45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U46"/>
      <style:map style:condition="is-true-formula(AND([.T46]&lt;&gt;0;[.U46]=&quot;&quot;))" style:apply-style-name="Cellule_20_invalide" style:base-cell-address="Feuille1.U46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U47"/>
      <style:map style:condition="is-true-formula(AND([.T47]&lt;&gt;0;[.U47]=&quot;&quot;))" style:apply-style-name="Cellule_20_invalide" style:base-cell-address="Feuille1.U47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U48"/>
      <style:map style:condition="is-true-formula(AND([.T48]&lt;&gt;0;[.U48]=&quot;&quot;))" style:apply-style-name="Cellule_20_invalide" style:base-cell-address="Feuille1.U48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U49"/>
      <style:map style:condition="is-true-formula(AND([.T49]&lt;&gt;0;[.U49]=&quot;&quot;))" style:apply-style-name="Cellule_20_invalide" style:base-cell-address="Feuille1.U49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U50"/>
      <style:map style:condition="is-true-formula(AND([.T50]&lt;&gt;0;[.U50]=&quot;&quot;))" style:apply-style-name="Cellule_20_invalide" style:base-cell-address="Feuille1.U50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U51"/>
      <style:map style:condition="is-true-formula(AND([.T51]&lt;&gt;0;[.U51]=&quot;&quot;))" style:apply-style-name="Cellule_20_invalide" style:base-cell-address="Feuille1.U51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U52"/>
      <style:map style:condition="is-true-formula(AND([.T52]&lt;&gt;0;[.U52]=&quot;&quot;))" style:apply-style-name="Cellule_20_invalide" style:base-cell-address="Feuille1.U52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U53"/>
      <style:map style:condition="is-true-formula(AND([.T53]&lt;&gt;0;[.U53]=&quot;&quot;))" style:apply-style-name="Cellule_20_invalide" style:base-cell-address="Feuille1.U53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U54"/>
      <style:map style:condition="is-true-formula(AND([.T54]&lt;&gt;0;[.U54]=&quot;&quot;))" style:apply-style-name="Cellule_20_invalide" style:base-cell-address="Feuille1.U54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U55"/>
      <style:map style:condition="is-true-formula(AND([.T55]&lt;&gt;0;[.U55]=&quot;&quot;))" style:apply-style-name="Cellule_20_invalide" style:base-cell-address="Feuille1.U55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U56"/>
      <style:map style:condition="is-true-formula(AND([.T56]&lt;&gt;0;[.U56]=&quot;&quot;))" style:apply-style-name="Cellule_20_invalide" style:base-cell-address="Feuille1.U56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U57"/>
      <style:map style:condition="is-true-formula(AND([.T57]&lt;&gt;0;[.U57]=&quot;&quot;))" style:apply-style-name="Cellule_20_invalide" style:base-cell-address="Feuille1.U57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U58"/>
      <style:map style:condition="is-true-formula(AND([.T58]&lt;&gt;0;[.U58]=&quot;&quot;))" style:apply-style-name="Cellule_20_invalide" style:base-cell-address="Feuille1.U58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U59"/>
      <style:map style:condition="is-true-formula(AND([.T59]&lt;&gt;0;[.U59]=&quot;&quot;))" style:apply-style-name="Cellule_20_invalide" style:base-cell-address="Feuille1.U59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U60"/>
      <style:map style:condition="is-true-formula(AND([.T60]&lt;&gt;0;[.U60]=&quot;&quot;))" style:apply-style-name="Cellule_20_invalide" style:base-cell-address="Feuille1.U60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1]=0)" style:apply-style-name="Cellule_20_grisée" style:base-cell-address="Feuille1.U61"/>
      <style:map style:condition="is-true-formula(AND([.T61]&lt;&gt;0;[.U61]=&quot;&quot;))" style:apply-style-name="Cellule_20_invalide" style:base-cell-address="Feuille1.U61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U63"/>
      <style:map style:condition="is-true-formula(AND([.T63]&lt;&gt;0;[.U63]=&quot;&quot;))" style:apply-style-name="Cellule_20_invalide" style:base-cell-address="Feuille1.U63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U64"/>
      <style:map style:condition="is-true-formula(AND([.T64]&lt;&gt;0;[.U64]=&quot;&quot;))" style:apply-style-name="Cellule_20_invalide" style:base-cell-address="Feuille1.U64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U65"/>
      <style:map style:condition="is-true-formula(AND([.T65]&lt;&gt;0;[.U65]=&quot;&quot;))" style:apply-style-name="Cellule_20_invalide" style:base-cell-address="Feuille1.U65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U66"/>
      <style:map style:condition="is-true-formula(AND([.T66]&lt;&gt;0;[.U66]=&quot;&quot;))" style:apply-style-name="Cellule_20_invalide" style:base-cell-address="Feuille1.U66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7]=0)" style:apply-style-name="Cellule_20_grisée" style:base-cell-address="Feuille1.U67"/>
      <style:map style:condition="is-true-formula(AND([.T67]&lt;&gt;0;[.U67]=&quot;&quot;))" style:apply-style-name="Cellule_20_invalide" style:base-cell-address="Feuille1.U67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U69"/>
      <style:map style:condition="is-true-formula(AND([.T69]&lt;&gt;0;[.U69]=&quot;&quot;))" style:apply-style-name="Cellule_20_invalide" style:base-cell-address="Feuille1.U69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U70"/>
      <style:map style:condition="is-true-formula(AND([.T70]&lt;&gt;0;[.U70]=&quot;&quot;))" style:apply-style-name="Cellule_20_invalide" style:base-cell-address="Feuille1.U70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1]=0)" style:apply-style-name="Cellule_20_grisée" style:base-cell-address="Feuille1.U71"/>
      <style:map style:condition="is-true-formula(AND([.T71]&lt;&gt;0;[.U71]=&quot;&quot;))" style:apply-style-name="Cellule_20_invalide" style:base-cell-address="Feuille1.U71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U74"/>
      <style:map style:condition="is-true-formula(AND([.T74]&lt;&gt;0;[.U74]=&quot;&quot;))" style:apply-style-name="Cellule_20_invalide" style:base-cell-address="Feuille1.U74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U75"/>
      <style:map style:condition="is-true-formula(AND([.T75]&lt;&gt;0;[.U75]=&quot;&quot;))" style:apply-style-name="Cellule_20_invalide" style:base-cell-address="Feuille1.U75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U76"/>
      <style:map style:condition="is-true-formula(AND([.T76]&lt;&gt;0;[.U76]=&quot;&quot;))" style:apply-style-name="Cellule_20_invalide" style:base-cell-address="Feuille1.U76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7]=0)" style:apply-style-name="Cellule_20_grisée" style:base-cell-address="Feuille1.U77"/>
      <style:map style:condition="is-true-formula(AND([.T77]&lt;&gt;0;[.U77]=&quot;&quot;))" style:apply-style-name="Cellule_20_invalide" style:base-cell-address="Feuille1.U77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U79"/>
      <style:map style:condition="is-true-formula(AND([.T79]&lt;&gt;0;[.U79]=&quot;&quot;))" style:apply-style-name="Cellule_20_invalide" style:base-cell-address="Feuille1.U79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U80"/>
      <style:map style:condition="is-true-formula(AND([.T80]&lt;&gt;0;[.U80]=&quot;&quot;))" style:apply-style-name="Cellule_20_invalide" style:base-cell-address="Feuille1.U80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1]=0)" style:apply-style-name="Cellule_20_grisée" style:base-cell-address="Feuille1.U81"/>
      <style:map style:condition="is-true-formula(AND([.T81]&lt;&gt;0;[.U81]=&quot;&quot;))" style:apply-style-name="Cellule_20_invalide" style:base-cell-address="Feuille1.U81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U83"/>
      <style:map style:condition="is-true-formula(AND([.T83]&lt;&gt;0;[.U83]=&quot;&quot;))" style:apply-style-name="Cellule_20_invalide" style:base-cell-address="Feuille1.U83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U84"/>
      <style:map style:condition="is-true-formula(AND([.T84]&lt;&gt;0;[.U84]=&quot;&quot;))" style:apply-style-name="Cellule_20_invalide" style:base-cell-address="Feuille1.U84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5]=0)" style:apply-style-name="Cellule_20_grisée" style:base-cell-address="Feuille1.U85"/>
      <style:map style:condition="is-true-formula(AND([.T85]&lt;&gt;0;[.U85]=&quot;&quot;))" style:apply-style-name="Cellule_20_invalide" style:base-cell-address="Feuille1.U85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V2"/>
      <style:map style:condition="is-true-formula(AND([.T2]&lt;&gt;0;[.V2]=&quot;&quot;))" style:apply-style-name="Cellule_20_invalide" style:base-cell-address="Feuille1.V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V3"/>
      <style:map style:condition="is-true-formula(AND([.T3]&lt;&gt;0;[.V3]=&quot;&quot;))" style:apply-style-name="Cellule_20_invalide" style:base-cell-address="Feuille1.V3"/>
    </style:style>
    <style:style style:name="ce16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]=0)" style:apply-style-name="Cellule_20_grisée" style:base-cell-address="Feuille1.V4"/>
      <style:map style:condition="is-true-formula(AND([.T4]&lt;&gt;0;[.V4]=&quot;&quot;))" style:apply-style-name="Cellule_20_invalide" style:base-cell-address="Feuille1.V4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V6"/>
      <style:map style:condition="is-true-formula(AND([.T6]&lt;&gt;0;[.V6]=&quot;&quot;))" style:apply-style-name="Cellule_20_invalide" style:base-cell-address="Feuille1.V6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V7"/>
      <style:map style:condition="is-true-formula(AND([.T7]&lt;&gt;0;[.V7]=&quot;&quot;))" style:apply-style-name="Cellule_20_invalide" style:base-cell-address="Feuille1.V7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V8"/>
      <style:map style:condition="is-true-formula(AND([.T8]&lt;&gt;0;[.V8]=&quot;&quot;))" style:apply-style-name="Cellule_20_invalide" style:base-cell-address="Feuille1.V8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V9"/>
      <style:map style:condition="is-true-formula(AND([.T9]&lt;&gt;0;[.V9]=&quot;&quot;))" style:apply-style-name="Cellule_20_invalide" style:base-cell-address="Feuille1.V9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V10"/>
      <style:map style:condition="is-true-formula(AND([.T10]&lt;&gt;0;[.V10]=&quot;&quot;))" style:apply-style-name="Cellule_20_invalide" style:base-cell-address="Feuille1.V10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V11"/>
      <style:map style:condition="is-true-formula(AND([.T11]&lt;&gt;0;[.V11]=&quot;&quot;))" style:apply-style-name="Cellule_20_invalide" style:base-cell-address="Feuille1.V11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V12"/>
      <style:map style:condition="is-true-formula(AND([.T12]&lt;&gt;0;[.V12]=&quot;&quot;))" style:apply-style-name="Cellule_20_invalide" style:base-cell-address="Feuille1.V12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V13"/>
      <style:map style:condition="is-true-formula(AND([.T13]&lt;&gt;0;[.V13]=&quot;&quot;))" style:apply-style-name="Cellule_20_invalide" style:base-cell-address="Feuille1.V13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V14"/>
      <style:map style:condition="is-true-formula(AND([.T14]&lt;&gt;0;[.V14]=&quot;&quot;))" style:apply-style-name="Cellule_20_invalide" style:base-cell-address="Feuille1.V14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V15"/>
      <style:map style:condition="is-true-formula(AND([.T15]&lt;&gt;0;[.V15]=&quot;&quot;))" style:apply-style-name="Cellule_20_invalide" style:base-cell-address="Feuille1.V15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V16"/>
      <style:map style:condition="is-true-formula(AND([.T16]&lt;&gt;0;[.V16]=&quot;&quot;))" style:apply-style-name="Cellule_20_invalide" style:base-cell-address="Feuille1.V16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V17"/>
      <style:map style:condition="is-true-formula(AND([.T17]&lt;&gt;0;[.V17]=&quot;&quot;))" style:apply-style-name="Cellule_20_invalide" style:base-cell-address="Feuille1.V17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V18"/>
      <style:map style:condition="is-true-formula(AND([.T18]&lt;&gt;0;[.V18]=&quot;&quot;))" style:apply-style-name="Cellule_20_invalide" style:base-cell-address="Feuille1.V18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V19"/>
      <style:map style:condition="is-true-formula(AND([.T19]&lt;&gt;0;[.V19]=&quot;&quot;))" style:apply-style-name="Cellule_20_invalide" style:base-cell-address="Feuille1.V19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V20"/>
      <style:map style:condition="is-true-formula(AND([.T20]&lt;&gt;0;[.V20]=&quot;&quot;))" style:apply-style-name="Cellule_20_invalide" style:base-cell-address="Feuille1.V20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V21"/>
      <style:map style:condition="is-true-formula(AND([.T21]&lt;&gt;0;[.V21]=&quot;&quot;))" style:apply-style-name="Cellule_20_invalide" style:base-cell-address="Feuille1.V21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V22"/>
      <style:map style:condition="is-true-formula(AND([.T22]&lt;&gt;0;[.V22]=&quot;&quot;))" style:apply-style-name="Cellule_20_invalide" style:base-cell-address="Feuille1.V22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V23"/>
      <style:map style:condition="is-true-formula(AND([.T23]&lt;&gt;0;[.V23]=&quot;&quot;))" style:apply-style-name="Cellule_20_invalide" style:base-cell-address="Feuille1.V23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V24"/>
      <style:map style:condition="is-true-formula(AND([.T24]&lt;&gt;0;[.V24]=&quot;&quot;))" style:apply-style-name="Cellule_20_invalide" style:base-cell-address="Feuille1.V24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V25"/>
      <style:map style:condition="is-true-formula(AND([.T25]&lt;&gt;0;[.V25]=&quot;&quot;))" style:apply-style-name="Cellule_20_invalide" style:base-cell-address="Feuille1.V25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V26"/>
      <style:map style:condition="is-true-formula(AND([.T26]&lt;&gt;0;[.V26]=&quot;&quot;))" style:apply-style-name="Cellule_20_invalide" style:base-cell-address="Feuille1.V26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V27"/>
      <style:map style:condition="is-true-formula(AND([.T27]&lt;&gt;0;[.V27]=&quot;&quot;))" style:apply-style-name="Cellule_20_invalide" style:base-cell-address="Feuille1.V27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V28"/>
      <style:map style:condition="is-true-formula(AND([.T28]&lt;&gt;0;[.V28]=&quot;&quot;))" style:apply-style-name="Cellule_20_invalide" style:base-cell-address="Feuille1.V28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V29"/>
      <style:map style:condition="is-true-formula(AND([.T29]&lt;&gt;0;[.V29]=&quot;&quot;))" style:apply-style-name="Cellule_20_invalide" style:base-cell-address="Feuille1.V29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V30"/>
      <style:map style:condition="is-true-formula(AND([.T30]&lt;&gt;0;[.V30]=&quot;&quot;))" style:apply-style-name="Cellule_20_invalide" style:base-cell-address="Feuille1.V30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V31"/>
      <style:map style:condition="is-true-formula(AND([.T31]&lt;&gt;0;[.V31]=&quot;&quot;))" style:apply-style-name="Cellule_20_invalide" style:base-cell-address="Feuille1.V31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V32"/>
      <style:map style:condition="is-true-formula(AND([.T32]&lt;&gt;0;[.V32]=&quot;&quot;))" style:apply-style-name="Cellule_20_invalide" style:base-cell-address="Feuille1.V32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V33"/>
      <style:map style:condition="is-true-formula(AND([.T33]&lt;&gt;0;[.V33]=&quot;&quot;))" style:apply-style-name="Cellule_20_invalide" style:base-cell-address="Feuille1.V33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V34"/>
      <style:map style:condition="is-true-formula(AND([.T34]&lt;&gt;0;[.V34]=&quot;&quot;))" style:apply-style-name="Cellule_20_invalide" style:base-cell-address="Feuille1.V34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V35"/>
      <style:map style:condition="is-true-formula(AND([.T35]&lt;&gt;0;[.V35]=&quot;&quot;))" style:apply-style-name="Cellule_20_invalide" style:base-cell-address="Feuille1.V35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V36"/>
      <style:map style:condition="is-true-formula(AND([.T36]&lt;&gt;0;[.V36]=&quot;&quot;))" style:apply-style-name="Cellule_20_invalide" style:base-cell-address="Feuille1.V36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V37"/>
      <style:map style:condition="is-true-formula(AND([.T37]&lt;&gt;0;[.V37]=&quot;&quot;))" style:apply-style-name="Cellule_20_invalide" style:base-cell-address="Feuille1.V37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V38"/>
      <style:map style:condition="is-true-formula(AND([.T38]&lt;&gt;0;[.V38]=&quot;&quot;))" style:apply-style-name="Cellule_20_invalide" style:base-cell-address="Feuille1.V38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V39"/>
      <style:map style:condition="is-true-formula(AND([.T39]&lt;&gt;0;[.V39]=&quot;&quot;))" style:apply-style-name="Cellule_20_invalide" style:base-cell-address="Feuille1.V39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V40"/>
      <style:map style:condition="is-true-formula(AND([.T40]&lt;&gt;0;[.V40]=&quot;&quot;))" style:apply-style-name="Cellule_20_invalide" style:base-cell-address="Feuille1.V40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V41"/>
      <style:map style:condition="is-true-formula(AND([.T41]&lt;&gt;0;[.V41]=&quot;&quot;))" style:apply-style-name="Cellule_20_invalide" style:base-cell-address="Feuille1.V41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V42"/>
      <style:map style:condition="is-true-formula(AND([.T42]&lt;&gt;0;[.V42]=&quot;&quot;))" style:apply-style-name="Cellule_20_invalide" style:base-cell-address="Feuille1.V42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V43"/>
      <style:map style:condition="is-true-formula(AND([.T43]&lt;&gt;0;[.V43]=&quot;&quot;))" style:apply-style-name="Cellule_20_invalide" style:base-cell-address="Feuille1.V43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V44"/>
      <style:map style:condition="is-true-formula(AND([.T44]&lt;&gt;0;[.V44]=&quot;&quot;))" style:apply-style-name="Cellule_20_invalide" style:base-cell-address="Feuille1.V44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V45"/>
      <style:map style:condition="is-true-formula(AND([.T45]&lt;&gt;0;[.V45]=&quot;&quot;))" style:apply-style-name="Cellule_20_invalide" style:base-cell-address="Feuille1.V45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V46"/>
      <style:map style:condition="is-true-formula(AND([.T46]&lt;&gt;0;[.V46]=&quot;&quot;))" style:apply-style-name="Cellule_20_invalide" style:base-cell-address="Feuille1.V46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V47"/>
      <style:map style:condition="is-true-formula(AND([.T47]&lt;&gt;0;[.V47]=&quot;&quot;))" style:apply-style-name="Cellule_20_invalide" style:base-cell-address="Feuille1.V47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V48"/>
      <style:map style:condition="is-true-formula(AND([.T48]&lt;&gt;0;[.V48]=&quot;&quot;))" style:apply-style-name="Cellule_20_invalide" style:base-cell-address="Feuille1.V48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V49"/>
      <style:map style:condition="is-true-formula(AND([.T49]&lt;&gt;0;[.V49]=&quot;&quot;))" style:apply-style-name="Cellule_20_invalide" style:base-cell-address="Feuille1.V49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V50"/>
      <style:map style:condition="is-true-formula(AND([.T50]&lt;&gt;0;[.V50]=&quot;&quot;))" style:apply-style-name="Cellule_20_invalide" style:base-cell-address="Feuille1.V50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V51"/>
      <style:map style:condition="is-true-formula(AND([.T51]&lt;&gt;0;[.V51]=&quot;&quot;))" style:apply-style-name="Cellule_20_invalide" style:base-cell-address="Feuille1.V51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V52"/>
      <style:map style:condition="is-true-formula(AND([.T52]&lt;&gt;0;[.V52]=&quot;&quot;))" style:apply-style-name="Cellule_20_invalide" style:base-cell-address="Feuille1.V52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V53"/>
      <style:map style:condition="is-true-formula(AND([.T53]&lt;&gt;0;[.V53]=&quot;&quot;))" style:apply-style-name="Cellule_20_invalide" style:base-cell-address="Feuille1.V53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V54"/>
      <style:map style:condition="is-true-formula(AND([.T54]&lt;&gt;0;[.V54]=&quot;&quot;))" style:apply-style-name="Cellule_20_invalide" style:base-cell-address="Feuille1.V54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V55"/>
      <style:map style:condition="is-true-formula(AND([.T55]&lt;&gt;0;[.V55]=&quot;&quot;))" style:apply-style-name="Cellule_20_invalide" style:base-cell-address="Feuille1.V55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V56"/>
      <style:map style:condition="is-true-formula(AND([.T56]&lt;&gt;0;[.V56]=&quot;&quot;))" style:apply-style-name="Cellule_20_invalide" style:base-cell-address="Feuille1.V56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V57"/>
      <style:map style:condition="is-true-formula(AND([.T57]&lt;&gt;0;[.V57]=&quot;&quot;))" style:apply-style-name="Cellule_20_invalide" style:base-cell-address="Feuille1.V57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V58"/>
      <style:map style:condition="is-true-formula(AND([.T58]&lt;&gt;0;[.V58]=&quot;&quot;))" style:apply-style-name="Cellule_20_invalide" style:base-cell-address="Feuille1.V58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V59"/>
      <style:map style:condition="is-true-formula(AND([.T59]&lt;&gt;0;[.V59]=&quot;&quot;))" style:apply-style-name="Cellule_20_invalide" style:base-cell-address="Feuille1.V59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V60"/>
      <style:map style:condition="is-true-formula(AND([.T60]&lt;&gt;0;[.V60]=&quot;&quot;))" style:apply-style-name="Cellule_20_invalide" style:base-cell-address="Feuille1.V60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1]=0)" style:apply-style-name="Cellule_20_grisée" style:base-cell-address="Feuille1.V61"/>
      <style:map style:condition="is-true-formula(AND([.T61]&lt;&gt;0;[.V61]=&quot;&quot;))" style:apply-style-name="Cellule_20_invalide" style:base-cell-address="Feuille1.V61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V63"/>
      <style:map style:condition="is-true-formula(AND([.T63]&lt;&gt;0;[.V63]=&quot;&quot;))" style:apply-style-name="Cellule_20_invalide" style:base-cell-address="Feuille1.V63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V64"/>
      <style:map style:condition="is-true-formula(AND([.T64]&lt;&gt;0;[.V64]=&quot;&quot;))" style:apply-style-name="Cellule_20_invalide" style:base-cell-address="Feuille1.V64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V65"/>
      <style:map style:condition="is-true-formula(AND([.T65]&lt;&gt;0;[.V65]=&quot;&quot;))" style:apply-style-name="Cellule_20_invalide" style:base-cell-address="Feuille1.V65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V66"/>
      <style:map style:condition="is-true-formula(AND([.T66]&lt;&gt;0;[.V66]=&quot;&quot;))" style:apply-style-name="Cellule_20_invalide" style:base-cell-address="Feuille1.V66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7]=0)" style:apply-style-name="Cellule_20_grisée" style:base-cell-address="Feuille1.V67"/>
      <style:map style:condition="is-true-formula(AND([.T67]&lt;&gt;0;[.V67]=&quot;&quot;))" style:apply-style-name="Cellule_20_invalide" style:base-cell-address="Feuille1.V67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V69"/>
      <style:map style:condition="is-true-formula(AND([.T69]&lt;&gt;0;[.V69]=&quot;&quot;))" style:apply-style-name="Cellule_20_invalide" style:base-cell-address="Feuille1.V69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V70"/>
      <style:map style:condition="is-true-formula(AND([.T70]&lt;&gt;0;[.V70]=&quot;&quot;))" style:apply-style-name="Cellule_20_invalide" style:base-cell-address="Feuille1.V70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1]=0)" style:apply-style-name="Cellule_20_grisée" style:base-cell-address="Feuille1.V71"/>
      <style:map style:condition="is-true-formula(AND([.T71]&lt;&gt;0;[.V71]=&quot;&quot;))" style:apply-style-name="Cellule_20_invalide" style:base-cell-address="Feuille1.V71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V74"/>
      <style:map style:condition="is-true-formula(AND([.T74]&lt;&gt;0;[.V74]=&quot;&quot;))" style:apply-style-name="Cellule_20_invalide" style:base-cell-address="Feuille1.V74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V75"/>
      <style:map style:condition="is-true-formula(AND([.T75]&lt;&gt;0;[.V75]=&quot;&quot;))" style:apply-style-name="Cellule_20_invalide" style:base-cell-address="Feuille1.V75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V76"/>
      <style:map style:condition="is-true-formula(AND([.T76]&lt;&gt;0;[.V76]=&quot;&quot;))" style:apply-style-name="Cellule_20_invalide" style:base-cell-address="Feuille1.V76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7]=0)" style:apply-style-name="Cellule_20_grisée" style:base-cell-address="Feuille1.V77"/>
      <style:map style:condition="is-true-formula(AND([.T77]&lt;&gt;0;[.V77]=&quot;&quot;))" style:apply-style-name="Cellule_20_invalide" style:base-cell-address="Feuille1.V77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V79"/>
      <style:map style:condition="is-true-formula(AND([.T79]&lt;&gt;0;[.V79]=&quot;&quot;))" style:apply-style-name="Cellule_20_invalide" style:base-cell-address="Feuille1.V79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V80"/>
      <style:map style:condition="is-true-formula(AND([.T80]&lt;&gt;0;[.V80]=&quot;&quot;))" style:apply-style-name="Cellule_20_invalide" style:base-cell-address="Feuille1.V80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1]=0)" style:apply-style-name="Cellule_20_grisée" style:base-cell-address="Feuille1.V81"/>
      <style:map style:condition="is-true-formula(AND([.T81]&lt;&gt;0;[.V81]=&quot;&quot;))" style:apply-style-name="Cellule_20_invalide" style:base-cell-address="Feuille1.V81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V83"/>
      <style:map style:condition="is-true-formula(AND([.T83]&lt;&gt;0;[.V83]=&quot;&quot;))" style:apply-style-name="Cellule_20_invalide" style:base-cell-address="Feuille1.V83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V84"/>
      <style:map style:condition="is-true-formula(AND([.T84]&lt;&gt;0;[.V84]=&quot;&quot;))" style:apply-style-name="Cellule_20_invalide" style:base-cell-address="Feuille1.V84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5]=0)" style:apply-style-name="Cellule_20_grisée" style:base-cell-address="Feuille1.V85"/>
      <style:map style:condition="is-true-formula(AND([.T85]&lt;&gt;0;[.V85]=&quot;&quot;))" style:apply-style-name="Cellule_20_invalide" style:base-cell-address="Feuille1.V85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W2"/>
      <style:map style:condition="is-true-formula(AND([.T2]&lt;&gt;0;[.W2]=&quot;&quot;))" style:apply-style-name="Cellule_20_invalide" style:base-cell-address="Feuille1.W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W3"/>
      <style:map style:condition="is-true-formula(AND([.T3]&lt;&gt;0;[.W3]=&quot;&quot;))" style:apply-style-name="Cellule_20_invalide" style:base-cell-address="Feuille1.W3"/>
    </style:style>
    <style:style style:name="ce1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]=0)" style:apply-style-name="Cellule_20_grisée" style:base-cell-address="Feuille1.W4"/>
      <style:map style:condition="is-true-formula(AND([.T4]&lt;&gt;0;[.W4]=&quot;&quot;))" style:apply-style-name="Cellule_20_invalide" style:base-cell-address="Feuille1.W4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W6"/>
      <style:map style:condition="is-true-formula(AND([.T6]&lt;&gt;0;[.W6]=&quot;&quot;))" style:apply-style-name="Cellule_20_invalide" style:base-cell-address="Feuille1.W6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W7"/>
      <style:map style:condition="is-true-formula(AND([.T7]&lt;&gt;0;[.W7]=&quot;&quot;))" style:apply-style-name="Cellule_20_invalide" style:base-cell-address="Feuille1.W7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W8"/>
      <style:map style:condition="is-true-formula(AND([.T8]&lt;&gt;0;[.W8]=&quot;&quot;))" style:apply-style-name="Cellule_20_invalide" style:base-cell-address="Feuille1.W8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W9"/>
      <style:map style:condition="is-true-formula(AND([.T9]&lt;&gt;0;[.W9]=&quot;&quot;))" style:apply-style-name="Cellule_20_invalide" style:base-cell-address="Feuille1.W9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W10"/>
      <style:map style:condition="is-true-formula(AND([.T10]&lt;&gt;0;[.W10]=&quot;&quot;))" style:apply-style-name="Cellule_20_invalide" style:base-cell-address="Feuille1.W10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W11"/>
      <style:map style:condition="is-true-formula(AND([.T11]&lt;&gt;0;[.W11]=&quot;&quot;))" style:apply-style-name="Cellule_20_invalide" style:base-cell-address="Feuille1.W11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W12"/>
      <style:map style:condition="is-true-formula(AND([.T12]&lt;&gt;0;[.W12]=&quot;&quot;))" style:apply-style-name="Cellule_20_invalide" style:base-cell-address="Feuille1.W12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W13"/>
      <style:map style:condition="is-true-formula(AND([.T13]&lt;&gt;0;[.W13]=&quot;&quot;))" style:apply-style-name="Cellule_20_invalide" style:base-cell-address="Feuille1.W13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W14"/>
      <style:map style:condition="is-true-formula(AND([.T14]&lt;&gt;0;[.W14]=&quot;&quot;))" style:apply-style-name="Cellule_20_invalide" style:base-cell-address="Feuille1.W14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W15"/>
      <style:map style:condition="is-true-formula(AND([.T15]&lt;&gt;0;[.W15]=&quot;&quot;))" style:apply-style-name="Cellule_20_invalide" style:base-cell-address="Feuille1.W15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W16"/>
      <style:map style:condition="is-true-formula(AND([.T16]&lt;&gt;0;[.W16]=&quot;&quot;))" style:apply-style-name="Cellule_20_invalide" style:base-cell-address="Feuille1.W16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W17"/>
      <style:map style:condition="is-true-formula(AND([.T17]&lt;&gt;0;[.W17]=&quot;&quot;))" style:apply-style-name="Cellule_20_invalide" style:base-cell-address="Feuille1.W17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W18"/>
      <style:map style:condition="is-true-formula(AND([.T18]&lt;&gt;0;[.W18]=&quot;&quot;))" style:apply-style-name="Cellule_20_invalide" style:base-cell-address="Feuille1.W18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W19"/>
      <style:map style:condition="is-true-formula(AND([.T19]&lt;&gt;0;[.W19]=&quot;&quot;))" style:apply-style-name="Cellule_20_invalide" style:base-cell-address="Feuille1.W19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W20"/>
      <style:map style:condition="is-true-formula(AND([.T20]&lt;&gt;0;[.W20]=&quot;&quot;))" style:apply-style-name="Cellule_20_invalide" style:base-cell-address="Feuille1.W20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W21"/>
      <style:map style:condition="is-true-formula(AND([.T21]&lt;&gt;0;[.W21]=&quot;&quot;))" style:apply-style-name="Cellule_20_invalide" style:base-cell-address="Feuille1.W21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W22"/>
      <style:map style:condition="is-true-formula(AND([.T22]&lt;&gt;0;[.W22]=&quot;&quot;))" style:apply-style-name="Cellule_20_invalide" style:base-cell-address="Feuille1.W22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W23"/>
      <style:map style:condition="is-true-formula(AND([.T23]&lt;&gt;0;[.W23]=&quot;&quot;))" style:apply-style-name="Cellule_20_invalide" style:base-cell-address="Feuille1.W23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W24"/>
      <style:map style:condition="is-true-formula(AND([.T24]&lt;&gt;0;[.W24]=&quot;&quot;))" style:apply-style-name="Cellule_20_invalide" style:base-cell-address="Feuille1.W24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W25"/>
      <style:map style:condition="is-true-formula(AND([.T25]&lt;&gt;0;[.W25]=&quot;&quot;))" style:apply-style-name="Cellule_20_invalide" style:base-cell-address="Feuille1.W25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W26"/>
      <style:map style:condition="is-true-formula(AND([.T26]&lt;&gt;0;[.W26]=&quot;&quot;))" style:apply-style-name="Cellule_20_invalide" style:base-cell-address="Feuille1.W26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W27"/>
      <style:map style:condition="is-true-formula(AND([.T27]&lt;&gt;0;[.W27]=&quot;&quot;))" style:apply-style-name="Cellule_20_invalide" style:base-cell-address="Feuille1.W27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W28"/>
      <style:map style:condition="is-true-formula(AND([.T28]&lt;&gt;0;[.W28]=&quot;&quot;))" style:apply-style-name="Cellule_20_invalide" style:base-cell-address="Feuille1.W28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W29"/>
      <style:map style:condition="is-true-formula(AND([.T29]&lt;&gt;0;[.W29]=&quot;&quot;))" style:apply-style-name="Cellule_20_invalide" style:base-cell-address="Feuille1.W29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W30"/>
      <style:map style:condition="is-true-formula(AND([.T30]&lt;&gt;0;[.W30]=&quot;&quot;))" style:apply-style-name="Cellule_20_invalide" style:base-cell-address="Feuille1.W30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W31"/>
      <style:map style:condition="is-true-formula(AND([.T31]&lt;&gt;0;[.W31]=&quot;&quot;))" style:apply-style-name="Cellule_20_invalide" style:base-cell-address="Feuille1.W31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W32"/>
      <style:map style:condition="is-true-formula(AND([.T32]&lt;&gt;0;[.W32]=&quot;&quot;))" style:apply-style-name="Cellule_20_invalide" style:base-cell-address="Feuille1.W32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W33"/>
      <style:map style:condition="is-true-formula(AND([.T33]&lt;&gt;0;[.W33]=&quot;&quot;))" style:apply-style-name="Cellule_20_invalide" style:base-cell-address="Feuille1.W33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W34"/>
      <style:map style:condition="is-true-formula(AND([.T34]&lt;&gt;0;[.W34]=&quot;&quot;))" style:apply-style-name="Cellule_20_invalide" style:base-cell-address="Feuille1.W34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W35"/>
      <style:map style:condition="is-true-formula(AND([.T35]&lt;&gt;0;[.W35]=&quot;&quot;))" style:apply-style-name="Cellule_20_invalide" style:base-cell-address="Feuille1.W35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W36"/>
      <style:map style:condition="is-true-formula(AND([.T36]&lt;&gt;0;[.W36]=&quot;&quot;))" style:apply-style-name="Cellule_20_invalide" style:base-cell-address="Feuille1.W36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W37"/>
      <style:map style:condition="is-true-formula(AND([.T37]&lt;&gt;0;[.W37]=&quot;&quot;))" style:apply-style-name="Cellule_20_invalide" style:base-cell-address="Feuille1.W37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W38"/>
      <style:map style:condition="is-true-formula(AND([.T38]&lt;&gt;0;[.W38]=&quot;&quot;))" style:apply-style-name="Cellule_20_invalide" style:base-cell-address="Feuille1.W38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W39"/>
      <style:map style:condition="is-true-formula(AND([.T39]&lt;&gt;0;[.W39]=&quot;&quot;))" style:apply-style-name="Cellule_20_invalide" style:base-cell-address="Feuille1.W39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W40"/>
      <style:map style:condition="is-true-formula(AND([.T40]&lt;&gt;0;[.W40]=&quot;&quot;))" style:apply-style-name="Cellule_20_invalide" style:base-cell-address="Feuille1.W40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W41"/>
      <style:map style:condition="is-true-formula(AND([.T41]&lt;&gt;0;[.W41]=&quot;&quot;))" style:apply-style-name="Cellule_20_invalide" style:base-cell-address="Feuille1.W41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W42"/>
      <style:map style:condition="is-true-formula(AND([.T42]&lt;&gt;0;[.W42]=&quot;&quot;))" style:apply-style-name="Cellule_20_invalide" style:base-cell-address="Feuille1.W42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W43"/>
      <style:map style:condition="is-true-formula(AND([.T43]&lt;&gt;0;[.W43]=&quot;&quot;))" style:apply-style-name="Cellule_20_invalide" style:base-cell-address="Feuille1.W43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W44"/>
      <style:map style:condition="is-true-formula(AND([.T44]&lt;&gt;0;[.W44]=&quot;&quot;))" style:apply-style-name="Cellule_20_invalide" style:base-cell-address="Feuille1.W44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W45"/>
      <style:map style:condition="is-true-formula(AND([.T45]&lt;&gt;0;[.W45]=&quot;&quot;))" style:apply-style-name="Cellule_20_invalide" style:base-cell-address="Feuille1.W45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W46"/>
      <style:map style:condition="is-true-formula(AND([.T46]&lt;&gt;0;[.W46]=&quot;&quot;))" style:apply-style-name="Cellule_20_invalide" style:base-cell-address="Feuille1.W46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W47"/>
      <style:map style:condition="is-true-formula(AND([.T47]&lt;&gt;0;[.W47]=&quot;&quot;))" style:apply-style-name="Cellule_20_invalide" style:base-cell-address="Feuille1.W47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W48"/>
      <style:map style:condition="is-true-formula(AND([.T48]&lt;&gt;0;[.W48]=&quot;&quot;))" style:apply-style-name="Cellule_20_invalide" style:base-cell-address="Feuille1.W48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W49"/>
      <style:map style:condition="is-true-formula(AND([.T49]&lt;&gt;0;[.W49]=&quot;&quot;))" style:apply-style-name="Cellule_20_invalide" style:base-cell-address="Feuille1.W49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W50"/>
      <style:map style:condition="is-true-formula(AND([.T50]&lt;&gt;0;[.W50]=&quot;&quot;))" style:apply-style-name="Cellule_20_invalide" style:base-cell-address="Feuille1.W50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W51"/>
      <style:map style:condition="is-true-formula(AND([.T51]&lt;&gt;0;[.W51]=&quot;&quot;))" style:apply-style-name="Cellule_20_invalide" style:base-cell-address="Feuille1.W51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W52"/>
      <style:map style:condition="is-true-formula(AND([.T52]&lt;&gt;0;[.W52]=&quot;&quot;))" style:apply-style-name="Cellule_20_invalide" style:base-cell-address="Feuille1.W52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W53"/>
      <style:map style:condition="is-true-formula(AND([.T53]&lt;&gt;0;[.W53]=&quot;&quot;))" style:apply-style-name="Cellule_20_invalide" style:base-cell-address="Feuille1.W53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W54"/>
      <style:map style:condition="is-true-formula(AND([.T54]&lt;&gt;0;[.W54]=&quot;&quot;))" style:apply-style-name="Cellule_20_invalide" style:base-cell-address="Feuille1.W54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W55"/>
      <style:map style:condition="is-true-formula(AND([.T55]&lt;&gt;0;[.W55]=&quot;&quot;))" style:apply-style-name="Cellule_20_invalide" style:base-cell-address="Feuille1.W55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W56"/>
      <style:map style:condition="is-true-formula(AND([.T56]&lt;&gt;0;[.W56]=&quot;&quot;))" style:apply-style-name="Cellule_20_invalide" style:base-cell-address="Feuille1.W56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W57"/>
      <style:map style:condition="is-true-formula(AND([.T57]&lt;&gt;0;[.W57]=&quot;&quot;))" style:apply-style-name="Cellule_20_invalide" style:base-cell-address="Feuille1.W57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W58"/>
      <style:map style:condition="is-true-formula(AND([.T58]&lt;&gt;0;[.W58]=&quot;&quot;))" style:apply-style-name="Cellule_20_invalide" style:base-cell-address="Feuille1.W58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W59"/>
      <style:map style:condition="is-true-formula(AND([.T59]&lt;&gt;0;[.W59]=&quot;&quot;))" style:apply-style-name="Cellule_20_invalide" style:base-cell-address="Feuille1.W59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W60"/>
      <style:map style:condition="is-true-formula(AND([.T60]&lt;&gt;0;[.W60]=&quot;&quot;))" style:apply-style-name="Cellule_20_invalide" style:base-cell-address="Feuille1.W60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1]=0)" style:apply-style-name="Cellule_20_grisée" style:base-cell-address="Feuille1.W61"/>
      <style:map style:condition="is-true-formula(AND([.T61]&lt;&gt;0;[.W61]=&quot;&quot;))" style:apply-style-name="Cellule_20_invalide" style:base-cell-address="Feuille1.W61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W63"/>
      <style:map style:condition="is-true-formula(AND([.T63]&lt;&gt;0;[.W63]=&quot;&quot;))" style:apply-style-name="Cellule_20_invalide" style:base-cell-address="Feuille1.W63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W64"/>
      <style:map style:condition="is-true-formula(AND([.T64]&lt;&gt;0;[.W64]=&quot;&quot;))" style:apply-style-name="Cellule_20_invalide" style:base-cell-address="Feuille1.W64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W65"/>
      <style:map style:condition="is-true-formula(AND([.T65]&lt;&gt;0;[.W65]=&quot;&quot;))" style:apply-style-name="Cellule_20_invalide" style:base-cell-address="Feuille1.W65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W66"/>
      <style:map style:condition="is-true-formula(AND([.T66]&lt;&gt;0;[.W66]=&quot;&quot;))" style:apply-style-name="Cellule_20_invalide" style:base-cell-address="Feuille1.W66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7]=0)" style:apply-style-name="Cellule_20_grisée" style:base-cell-address="Feuille1.W67"/>
      <style:map style:condition="is-true-formula(AND([.T67]&lt;&gt;0;[.W67]=&quot;&quot;))" style:apply-style-name="Cellule_20_invalide" style:base-cell-address="Feuille1.W67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W69"/>
      <style:map style:condition="is-true-formula(AND([.T69]&lt;&gt;0;[.W69]=&quot;&quot;))" style:apply-style-name="Cellule_20_invalide" style:base-cell-address="Feuille1.W69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W70"/>
      <style:map style:condition="is-true-formula(AND([.T70]&lt;&gt;0;[.W70]=&quot;&quot;))" style:apply-style-name="Cellule_20_invalide" style:base-cell-address="Feuille1.W70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1]=0)" style:apply-style-name="Cellule_20_grisée" style:base-cell-address="Feuille1.W71"/>
      <style:map style:condition="is-true-formula(AND([.T71]&lt;&gt;0;[.W71]=&quot;&quot;))" style:apply-style-name="Cellule_20_invalide" style:base-cell-address="Feuille1.W71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W74"/>
      <style:map style:condition="is-true-formula(AND([.T74]&lt;&gt;0;[.W74]=&quot;&quot;))" style:apply-style-name="Cellule_20_invalide" style:base-cell-address="Feuille1.W74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W75"/>
      <style:map style:condition="is-true-formula(AND([.T75]&lt;&gt;0;[.W75]=&quot;&quot;))" style:apply-style-name="Cellule_20_invalide" style:base-cell-address="Feuille1.W75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W76"/>
      <style:map style:condition="is-true-formula(AND([.T76]&lt;&gt;0;[.W76]=&quot;&quot;))" style:apply-style-name="Cellule_20_invalide" style:base-cell-address="Feuille1.W76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7]=0)" style:apply-style-name="Cellule_20_grisée" style:base-cell-address="Feuille1.W77"/>
      <style:map style:condition="is-true-formula(AND([.T77]&lt;&gt;0;[.W77]=&quot;&quot;))" style:apply-style-name="Cellule_20_invalide" style:base-cell-address="Feuille1.W77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W79"/>
      <style:map style:condition="is-true-formula(AND([.T79]&lt;&gt;0;[.W79]=&quot;&quot;))" style:apply-style-name="Cellule_20_invalide" style:base-cell-address="Feuille1.W79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W80"/>
      <style:map style:condition="is-true-formula(AND([.T80]&lt;&gt;0;[.W80]=&quot;&quot;))" style:apply-style-name="Cellule_20_invalide" style:base-cell-address="Feuille1.W80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1]=0)" style:apply-style-name="Cellule_20_grisée" style:base-cell-address="Feuille1.W81"/>
      <style:map style:condition="is-true-formula(AND([.T81]&lt;&gt;0;[.W81]=&quot;&quot;))" style:apply-style-name="Cellule_20_invalide" style:base-cell-address="Feuille1.W81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W83"/>
      <style:map style:condition="is-true-formula(AND([.T83]&lt;&gt;0;[.W83]=&quot;&quot;))" style:apply-style-name="Cellule_20_invalide" style:base-cell-address="Feuille1.W83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W84"/>
      <style:map style:condition="is-true-formula(AND([.T84]&lt;&gt;0;[.W84]=&quot;&quot;))" style:apply-style-name="Cellule_20_invalide" style:base-cell-address="Feuille1.W84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5]=0)" style:apply-style-name="Cellule_20_grisée" style:base-cell-address="Feuille1.W85"/>
      <style:map style:condition="is-true-formula(AND([.T85]&lt;&gt;0;[.W85]=&quot;&quot;))" style:apply-style-name="Cellule_20_invalide" style:base-cell-address="Feuille1.W85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]=0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]=0)" style:apply-style-name="Cellule_20_grisée" style:base-cell-address="Feuille1.Y3"/>
      <style:map style:condition="is-true-formula(AND([.V3]&lt;&gt;0;[.Y3]=&quot;&quot;))" style:apply-style-name="Cellule_20_invalide" style:base-cell-address="Feuille1.Y3"/>
    </style:style>
    <style:style style:name="ce17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]=0)" style:apply-style-name="Cellule_20_grisée" style:base-cell-address="Feuille1.Y4"/>
      <style:map style:condition="is-true-formula(AND([.V4]&lt;&gt;0;[.Y4]=&quot;&quot;))" style:apply-style-name="Cellule_20_invalide" style:base-cell-address="Feuille1.Y4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]=0)" style:apply-style-name="Cellule_20_grisée" style:base-cell-address="Feuille1.Y6"/>
      <style:map style:condition="is-true-formula(AND([.V6]&lt;&gt;0;[.Y6]=&quot;&quot;))" style:apply-style-name="Cellule_20_invalide" style:base-cell-address="Feuille1.Y6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]=0)" style:apply-style-name="Cellule_20_grisée" style:base-cell-address="Feuille1.Y7"/>
      <style:map style:condition="is-true-formula(AND([.V7]&lt;&gt;0;[.Y7]=&quot;&quot;))" style:apply-style-name="Cellule_20_invalide" style:base-cell-address="Feuille1.Y7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]=0)" style:apply-style-name="Cellule_20_grisée" style:base-cell-address="Feuille1.Y8"/>
      <style:map style:condition="is-true-formula(AND([.V8]&lt;&gt;0;[.Y8]=&quot;&quot;))" style:apply-style-name="Cellule_20_invalide" style:base-cell-address="Feuille1.Y8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9]=0)" style:apply-style-name="Cellule_20_grisée" style:base-cell-address="Feuille1.Y9"/>
      <style:map style:condition="is-true-formula(AND([.V9]&lt;&gt;0;[.Y9]=&quot;&quot;))" style:apply-style-name="Cellule_20_invalide" style:base-cell-address="Feuille1.Y9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0]=0)" style:apply-style-name="Cellule_20_grisée" style:base-cell-address="Feuille1.Y10"/>
      <style:map style:condition="is-true-formula(AND([.V10]&lt;&gt;0;[.Y10]=&quot;&quot;))" style:apply-style-name="Cellule_20_invalide" style:base-cell-address="Feuille1.Y10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1]=0)" style:apply-style-name="Cellule_20_grisée" style:base-cell-address="Feuille1.Y11"/>
      <style:map style:condition="is-true-formula(AND([.V11]&lt;&gt;0;[.Y11]=&quot;&quot;))" style:apply-style-name="Cellule_20_invalide" style:base-cell-address="Feuille1.Y11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2]=0)" style:apply-style-name="Cellule_20_grisée" style:base-cell-address="Feuille1.Y12"/>
      <style:map style:condition="is-true-formula(AND([.V12]&lt;&gt;0;[.Y12]=&quot;&quot;))" style:apply-style-name="Cellule_20_invalide" style:base-cell-address="Feuille1.Y12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3]=0)" style:apply-style-name="Cellule_20_grisée" style:base-cell-address="Feuille1.Y13"/>
      <style:map style:condition="is-true-formula(AND([.V13]&lt;&gt;0;[.Y13]=&quot;&quot;))" style:apply-style-name="Cellule_20_invalide" style:base-cell-address="Feuille1.Y13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4]=0)" style:apply-style-name="Cellule_20_grisée" style:base-cell-address="Feuille1.Y14"/>
      <style:map style:condition="is-true-formula(AND([.V14]&lt;&gt;0;[.Y14]=&quot;&quot;))" style:apply-style-name="Cellule_20_invalide" style:base-cell-address="Feuille1.Y14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5]=0)" style:apply-style-name="Cellule_20_grisée" style:base-cell-address="Feuille1.Y15"/>
      <style:map style:condition="is-true-formula(AND([.V15]&lt;&gt;0;[.Y15]=&quot;&quot;))" style:apply-style-name="Cellule_20_invalide" style:base-cell-address="Feuille1.Y15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6]=0)" style:apply-style-name="Cellule_20_grisée" style:base-cell-address="Feuille1.Y16"/>
      <style:map style:condition="is-true-formula(AND([.V16]&lt;&gt;0;[.Y16]=&quot;&quot;))" style:apply-style-name="Cellule_20_invalide" style:base-cell-address="Feuille1.Y16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7]=0)" style:apply-style-name="Cellule_20_grisée" style:base-cell-address="Feuille1.Y17"/>
      <style:map style:condition="is-true-formula(AND([.V17]&lt;&gt;0;[.Y17]=&quot;&quot;))" style:apply-style-name="Cellule_20_invalide" style:base-cell-address="Feuille1.Y17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8]=0)" style:apply-style-name="Cellule_20_grisée" style:base-cell-address="Feuille1.Y18"/>
      <style:map style:condition="is-true-formula(AND([.V18]&lt;&gt;0;[.Y18]=&quot;&quot;))" style:apply-style-name="Cellule_20_invalide" style:base-cell-address="Feuille1.Y18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9]=0)" style:apply-style-name="Cellule_20_grisée" style:base-cell-address="Feuille1.Y19"/>
      <style:map style:condition="is-true-formula(AND([.V19]&lt;&gt;0;[.Y19]=&quot;&quot;))" style:apply-style-name="Cellule_20_invalide" style:base-cell-address="Feuille1.Y19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0]=0)" style:apply-style-name="Cellule_20_grisée" style:base-cell-address="Feuille1.Y20"/>
      <style:map style:condition="is-true-formula(AND([.V20]&lt;&gt;0;[.Y20]=&quot;&quot;))" style:apply-style-name="Cellule_20_invalide" style:base-cell-address="Feuille1.Y20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1]=0)" style:apply-style-name="Cellule_20_grisée" style:base-cell-address="Feuille1.Y21"/>
      <style:map style:condition="is-true-formula(AND([.V21]&lt;&gt;0;[.Y21]=&quot;&quot;))" style:apply-style-name="Cellule_20_invalide" style:base-cell-address="Feuille1.Y21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2]=0)" style:apply-style-name="Cellule_20_grisée" style:base-cell-address="Feuille1.Y22"/>
      <style:map style:condition="is-true-formula(AND([.V22]&lt;&gt;0;[.Y22]=&quot;&quot;))" style:apply-style-name="Cellule_20_invalide" style:base-cell-address="Feuille1.Y22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3]=0)" style:apply-style-name="Cellule_20_grisée" style:base-cell-address="Feuille1.Y23"/>
      <style:map style:condition="is-true-formula(AND([.V23]&lt;&gt;0;[.Y23]=&quot;&quot;))" style:apply-style-name="Cellule_20_invalide" style:base-cell-address="Feuille1.Y23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4]=0)" style:apply-style-name="Cellule_20_grisée" style:base-cell-address="Feuille1.Y24"/>
      <style:map style:condition="is-true-formula(AND([.V24]&lt;&gt;0;[.Y24]=&quot;&quot;))" style:apply-style-name="Cellule_20_invalide" style:base-cell-address="Feuille1.Y24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5]=0)" style:apply-style-name="Cellule_20_grisée" style:base-cell-address="Feuille1.Y25"/>
      <style:map style:condition="is-true-formula(AND([.V25]&lt;&gt;0;[.Y25]=&quot;&quot;))" style:apply-style-name="Cellule_20_invalide" style:base-cell-address="Feuille1.Y25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6]=0)" style:apply-style-name="Cellule_20_grisée" style:base-cell-address="Feuille1.Y26"/>
      <style:map style:condition="is-true-formula(AND([.V26]&lt;&gt;0;[.Y26]=&quot;&quot;))" style:apply-style-name="Cellule_20_invalide" style:base-cell-address="Feuille1.Y26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7]=0)" style:apply-style-name="Cellule_20_grisée" style:base-cell-address="Feuille1.Y27"/>
      <style:map style:condition="is-true-formula(AND([.V27]&lt;&gt;0;[.Y27]=&quot;&quot;))" style:apply-style-name="Cellule_20_invalide" style:base-cell-address="Feuille1.Y27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8]=0)" style:apply-style-name="Cellule_20_grisée" style:base-cell-address="Feuille1.Y28"/>
      <style:map style:condition="is-true-formula(AND([.V28]&lt;&gt;0;[.Y28]=&quot;&quot;))" style:apply-style-name="Cellule_20_invalide" style:base-cell-address="Feuille1.Y28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9]=0)" style:apply-style-name="Cellule_20_grisée" style:base-cell-address="Feuille1.Y29"/>
      <style:map style:condition="is-true-formula(AND([.V29]&lt;&gt;0;[.Y29]=&quot;&quot;))" style:apply-style-name="Cellule_20_invalide" style:base-cell-address="Feuille1.Y29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0]=0)" style:apply-style-name="Cellule_20_grisée" style:base-cell-address="Feuille1.Y30"/>
      <style:map style:condition="is-true-formula(AND([.V30]&lt;&gt;0;[.Y30]=&quot;&quot;))" style:apply-style-name="Cellule_20_invalide" style:base-cell-address="Feuille1.Y30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1]=0)" style:apply-style-name="Cellule_20_grisée" style:base-cell-address="Feuille1.Y31"/>
      <style:map style:condition="is-true-formula(AND([.V31]&lt;&gt;0;[.Y31]=&quot;&quot;))" style:apply-style-name="Cellule_20_invalide" style:base-cell-address="Feuille1.Y31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2]=0)" style:apply-style-name="Cellule_20_grisée" style:base-cell-address="Feuille1.Y32"/>
      <style:map style:condition="is-true-formula(AND([.V32]&lt;&gt;0;[.Y32]=&quot;&quot;))" style:apply-style-name="Cellule_20_invalide" style:base-cell-address="Feuille1.Y32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3]=0)" style:apply-style-name="Cellule_20_grisée" style:base-cell-address="Feuille1.Y33"/>
      <style:map style:condition="is-true-formula(AND([.V33]&lt;&gt;0;[.Y33]=&quot;&quot;))" style:apply-style-name="Cellule_20_invalide" style:base-cell-address="Feuille1.Y33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4]=0)" style:apply-style-name="Cellule_20_grisée" style:base-cell-address="Feuille1.Y34"/>
      <style:map style:condition="is-true-formula(AND([.V34]&lt;&gt;0;[.Y34]=&quot;&quot;))" style:apply-style-name="Cellule_20_invalide" style:base-cell-address="Feuille1.Y34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5]=0)" style:apply-style-name="Cellule_20_grisée" style:base-cell-address="Feuille1.Y35"/>
      <style:map style:condition="is-true-formula(AND([.V35]&lt;&gt;0;[.Y35]=&quot;&quot;))" style:apply-style-name="Cellule_20_invalide" style:base-cell-address="Feuille1.Y35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6]=0)" style:apply-style-name="Cellule_20_grisée" style:base-cell-address="Feuille1.Y36"/>
      <style:map style:condition="is-true-formula(AND([.V36]&lt;&gt;0;[.Y36]=&quot;&quot;))" style:apply-style-name="Cellule_20_invalide" style:base-cell-address="Feuille1.Y36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7]=0)" style:apply-style-name="Cellule_20_grisée" style:base-cell-address="Feuille1.Y37"/>
      <style:map style:condition="is-true-formula(AND([.V37]&lt;&gt;0;[.Y37]=&quot;&quot;))" style:apply-style-name="Cellule_20_invalide" style:base-cell-address="Feuille1.Y37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8]=0)" style:apply-style-name="Cellule_20_grisée" style:base-cell-address="Feuille1.Y38"/>
      <style:map style:condition="is-true-formula(AND([.V38]&lt;&gt;0;[.Y38]=&quot;&quot;))" style:apply-style-name="Cellule_20_invalide" style:base-cell-address="Feuille1.Y38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9]=0)" style:apply-style-name="Cellule_20_grisée" style:base-cell-address="Feuille1.Y39"/>
      <style:map style:condition="is-true-formula(AND([.V39]&lt;&gt;0;[.Y39]=&quot;&quot;))" style:apply-style-name="Cellule_20_invalide" style:base-cell-address="Feuille1.Y39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0]=0)" style:apply-style-name="Cellule_20_grisée" style:base-cell-address="Feuille1.Y40"/>
      <style:map style:condition="is-true-formula(AND([.V40]&lt;&gt;0;[.Y40]=&quot;&quot;))" style:apply-style-name="Cellule_20_invalide" style:base-cell-address="Feuille1.Y40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1]=0)" style:apply-style-name="Cellule_20_grisée" style:base-cell-address="Feuille1.Y41"/>
      <style:map style:condition="is-true-formula(AND([.V41]&lt;&gt;0;[.Y41]=&quot;&quot;))" style:apply-style-name="Cellule_20_invalide" style:base-cell-address="Feuille1.Y41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2]=0)" style:apply-style-name="Cellule_20_grisée" style:base-cell-address="Feuille1.Y42"/>
      <style:map style:condition="is-true-formula(AND([.V42]&lt;&gt;0;[.Y42]=&quot;&quot;))" style:apply-style-name="Cellule_20_invalide" style:base-cell-address="Feuille1.Y42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3]=0)" style:apply-style-name="Cellule_20_grisée" style:base-cell-address="Feuille1.Y43"/>
      <style:map style:condition="is-true-formula(AND([.V43]&lt;&gt;0;[.Y43]=&quot;&quot;))" style:apply-style-name="Cellule_20_invalide" style:base-cell-address="Feuille1.Y43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4]=0)" style:apply-style-name="Cellule_20_grisée" style:base-cell-address="Feuille1.Y44"/>
      <style:map style:condition="is-true-formula(AND([.V44]&lt;&gt;0;[.Y44]=&quot;&quot;))" style:apply-style-name="Cellule_20_invalide" style:base-cell-address="Feuille1.Y44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5]=0)" style:apply-style-name="Cellule_20_grisée" style:base-cell-address="Feuille1.Y45"/>
      <style:map style:condition="is-true-formula(AND([.V45]&lt;&gt;0;[.Y45]=&quot;&quot;))" style:apply-style-name="Cellule_20_invalide" style:base-cell-address="Feuille1.Y45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6]=0)" style:apply-style-name="Cellule_20_grisée" style:base-cell-address="Feuille1.Y46"/>
      <style:map style:condition="is-true-formula(AND([.V46]&lt;&gt;0;[.Y46]=&quot;&quot;))" style:apply-style-name="Cellule_20_invalide" style:base-cell-address="Feuille1.Y46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7]=0)" style:apply-style-name="Cellule_20_grisée" style:base-cell-address="Feuille1.Y47"/>
      <style:map style:condition="is-true-formula(AND([.V47]&lt;&gt;0;[.Y47]=&quot;&quot;))" style:apply-style-name="Cellule_20_invalide" style:base-cell-address="Feuille1.Y47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8]=0)" style:apply-style-name="Cellule_20_grisée" style:base-cell-address="Feuille1.Y48"/>
      <style:map style:condition="is-true-formula(AND([.V48]&lt;&gt;0;[.Y48]=&quot;&quot;))" style:apply-style-name="Cellule_20_invalide" style:base-cell-address="Feuille1.Y48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9]=0)" style:apply-style-name="Cellule_20_grisée" style:base-cell-address="Feuille1.Y49"/>
      <style:map style:condition="is-true-formula(AND([.V49]&lt;&gt;0;[.Y49]=&quot;&quot;))" style:apply-style-name="Cellule_20_invalide" style:base-cell-address="Feuille1.Y49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0]=0)" style:apply-style-name="Cellule_20_grisée" style:base-cell-address="Feuille1.Y50"/>
      <style:map style:condition="is-true-formula(AND([.V50]&lt;&gt;0;[.Y50]=&quot;&quot;))" style:apply-style-name="Cellule_20_invalide" style:base-cell-address="Feuille1.Y50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1]=0)" style:apply-style-name="Cellule_20_grisée" style:base-cell-address="Feuille1.Y51"/>
      <style:map style:condition="is-true-formula(AND([.V51]&lt;&gt;0;[.Y51]=&quot;&quot;))" style:apply-style-name="Cellule_20_invalide" style:base-cell-address="Feuille1.Y51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2]=0)" style:apply-style-name="Cellule_20_grisée" style:base-cell-address="Feuille1.Y52"/>
      <style:map style:condition="is-true-formula(AND([.V52]&lt;&gt;0;[.Y52]=&quot;&quot;))" style:apply-style-name="Cellule_20_invalide" style:base-cell-address="Feuille1.Y52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3]=0)" style:apply-style-name="Cellule_20_grisée" style:base-cell-address="Feuille1.Y53"/>
      <style:map style:condition="is-true-formula(AND([.V53]&lt;&gt;0;[.Y53]=&quot;&quot;))" style:apply-style-name="Cellule_20_invalide" style:base-cell-address="Feuille1.Y53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4]=0)" style:apply-style-name="Cellule_20_grisée" style:base-cell-address="Feuille1.Y54"/>
      <style:map style:condition="is-true-formula(AND([.V54]&lt;&gt;0;[.Y54]=&quot;&quot;))" style:apply-style-name="Cellule_20_invalide" style:base-cell-address="Feuille1.Y54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5]=0)" style:apply-style-name="Cellule_20_grisée" style:base-cell-address="Feuille1.Y55"/>
      <style:map style:condition="is-true-formula(AND([.V55]&lt;&gt;0;[.Y55]=&quot;&quot;))" style:apply-style-name="Cellule_20_invalide" style:base-cell-address="Feuille1.Y55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6]=0)" style:apply-style-name="Cellule_20_grisée" style:base-cell-address="Feuille1.Y56"/>
      <style:map style:condition="is-true-formula(AND([.V56]&lt;&gt;0;[.Y56]=&quot;&quot;))" style:apply-style-name="Cellule_20_invalide" style:base-cell-address="Feuille1.Y56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7]=0)" style:apply-style-name="Cellule_20_grisée" style:base-cell-address="Feuille1.Y57"/>
      <style:map style:condition="is-true-formula(AND([.V57]&lt;&gt;0;[.Y57]=&quot;&quot;))" style:apply-style-name="Cellule_20_invalide" style:base-cell-address="Feuille1.Y57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8]=0)" style:apply-style-name="Cellule_20_grisée" style:base-cell-address="Feuille1.Y58"/>
      <style:map style:condition="is-true-formula(AND([.V58]&lt;&gt;0;[.Y58]=&quot;&quot;))" style:apply-style-name="Cellule_20_invalide" style:base-cell-address="Feuille1.Y58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9]=0)" style:apply-style-name="Cellule_20_grisée" style:base-cell-address="Feuille1.Y59"/>
      <style:map style:condition="is-true-formula(AND([.V59]&lt;&gt;0;[.Y59]=&quot;&quot;))" style:apply-style-name="Cellule_20_invalide" style:base-cell-address="Feuille1.Y59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0]=0)" style:apply-style-name="Cellule_20_grisée" style:base-cell-address="Feuille1.Y60"/>
      <style:map style:condition="is-true-formula(AND([.V60]&lt;&gt;0;[.Y60]=&quot;&quot;))" style:apply-style-name="Cellule_20_invalide" style:base-cell-address="Feuille1.Y60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1]=0)" style:apply-style-name="Cellule_20_grisée" style:base-cell-address="Feuille1.Y61"/>
      <style:map style:condition="is-true-formula(AND([.V61]&lt;&gt;0;[.Y61]=&quot;&quot;))" style:apply-style-name="Cellule_20_invalide" style:base-cell-address="Feuille1.Y61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3]=0)" style:apply-style-name="Cellule_20_grisée" style:base-cell-address="Feuille1.Y63"/>
      <style:map style:condition="is-true-formula(AND([.V63]&lt;&gt;0;[.Y63]=&quot;&quot;))" style:apply-style-name="Cellule_20_invalide" style:base-cell-address="Feuille1.Y63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4]=0)" style:apply-style-name="Cellule_20_grisée" style:base-cell-address="Feuille1.Y64"/>
      <style:map style:condition="is-true-formula(AND([.V64]&lt;&gt;0;[.Y64]=&quot;&quot;))" style:apply-style-name="Cellule_20_invalide" style:base-cell-address="Feuille1.Y64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5]=0)" style:apply-style-name="Cellule_20_grisée" style:base-cell-address="Feuille1.Y65"/>
      <style:map style:condition="is-true-formula(AND([.V65]&lt;&gt;0;[.Y65]=&quot;&quot;))" style:apply-style-name="Cellule_20_invalide" style:base-cell-address="Feuille1.Y65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6]=0)" style:apply-style-name="Cellule_20_grisée" style:base-cell-address="Feuille1.Y66"/>
      <style:map style:condition="is-true-formula(AND([.V66]&lt;&gt;0;[.Y66]=&quot;&quot;))" style:apply-style-name="Cellule_20_invalide" style:base-cell-address="Feuille1.Y66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7]=0)" style:apply-style-name="Cellule_20_grisée" style:base-cell-address="Feuille1.Y67"/>
      <style:map style:condition="is-true-formula(AND([.V67]&lt;&gt;0;[.Y67]=&quot;&quot;))" style:apply-style-name="Cellule_20_invalide" style:base-cell-address="Feuille1.Y67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9]=0)" style:apply-style-name="Cellule_20_grisée" style:base-cell-address="Feuille1.Y69"/>
      <style:map style:condition="is-true-formula(AND([.V69]&lt;&gt;0;[.Y69]=&quot;&quot;))" style:apply-style-name="Cellule_20_invalide" style:base-cell-address="Feuille1.Y69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0]=0)" style:apply-style-name="Cellule_20_grisée" style:base-cell-address="Feuille1.Y70"/>
      <style:map style:condition="is-true-formula(AND([.V70]&lt;&gt;0;[.Y70]=&quot;&quot;))" style:apply-style-name="Cellule_20_invalide" style:base-cell-address="Feuille1.Y70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1]=0)" style:apply-style-name="Cellule_20_grisée" style:base-cell-address="Feuille1.Y71"/>
      <style:map style:condition="is-true-formula(AND([.V71]&lt;&gt;0;[.Y71]=&quot;&quot;))" style:apply-style-name="Cellule_20_invalide" style:base-cell-address="Feuille1.Y71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4]=0)" style:apply-style-name="Cellule_20_grisée" style:base-cell-address="Feuille1.Y74"/>
      <style:map style:condition="is-true-formula(AND([.V74]&lt;&gt;0;[.Y74]=&quot;&quot;))" style:apply-style-name="Cellule_20_invalide" style:base-cell-address="Feuille1.Y74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5]=0)" style:apply-style-name="Cellule_20_grisée" style:base-cell-address="Feuille1.Y75"/>
      <style:map style:condition="is-true-formula(AND([.V75]&lt;&gt;0;[.Y75]=&quot;&quot;))" style:apply-style-name="Cellule_20_invalide" style:base-cell-address="Feuille1.Y75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6]=0)" style:apply-style-name="Cellule_20_grisée" style:base-cell-address="Feuille1.Y76"/>
      <style:map style:condition="is-true-formula(AND([.V76]&lt;&gt;0;[.Y76]=&quot;&quot;))" style:apply-style-name="Cellule_20_invalide" style:base-cell-address="Feuille1.Y76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7]=0)" style:apply-style-name="Cellule_20_grisée" style:base-cell-address="Feuille1.Y77"/>
      <style:map style:condition="is-true-formula(AND([.V77]&lt;&gt;0;[.Y77]=&quot;&quot;))" style:apply-style-name="Cellule_20_invalide" style:base-cell-address="Feuille1.Y77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9]=0)" style:apply-style-name="Cellule_20_grisée" style:base-cell-address="Feuille1.Y79"/>
      <style:map style:condition="is-true-formula(AND([.V79]&lt;&gt;0;[.Y79]=&quot;&quot;))" style:apply-style-name="Cellule_20_invalide" style:base-cell-address="Feuille1.Y79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0]=0)" style:apply-style-name="Cellule_20_grisée" style:base-cell-address="Feuille1.Y80"/>
      <style:map style:condition="is-true-formula(AND([.V80]&lt;&gt;0;[.Y80]=&quot;&quot;))" style:apply-style-name="Cellule_20_invalide" style:base-cell-address="Feuille1.Y80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1]=0)" style:apply-style-name="Cellule_20_grisée" style:base-cell-address="Feuille1.Y81"/>
      <style:map style:condition="is-true-formula(AND([.V81]&lt;&gt;0;[.Y81]=&quot;&quot;))" style:apply-style-name="Cellule_20_invalide" style:base-cell-address="Feuille1.Y81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3]=0)" style:apply-style-name="Cellule_20_grisée" style:base-cell-address="Feuille1.Y83"/>
      <style:map style:condition="is-true-formula(AND([.V83]&lt;&gt;0;[.Y83]=&quot;&quot;))" style:apply-style-name="Cellule_20_invalide" style:base-cell-address="Feuille1.Y83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4]=0)" style:apply-style-name="Cellule_20_grisée" style:base-cell-address="Feuille1.Y84"/>
      <style:map style:condition="is-true-formula(AND([.V84]&lt;&gt;0;[.Y84]=&quot;&quot;))" style:apply-style-name="Cellule_20_invalide" style:base-cell-address="Feuille1.Y84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5]=0)" style:apply-style-name="Cellule_20_grisée" style:base-cell-address="Feuille1.Y85"/>
      <style:map style:condition="is-true-formula(AND([.V85]&lt;&gt;0;[.Y85]=&quot;&quot;))" style:apply-style-name="Cellule_20_invalide" style:base-cell-address="Feuille1.Y85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P7"/>
        <table:content-validation table:name="val2" table:condition="of:cell-content-is-in-list(&quot;0&quot;;&quot;semi_seaking&quot;;&quot;seaking&quot;)" table:allow-empty-cell="false" table:display-list="sort-ascending" table:base-cell-address="Feuille1.R7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5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18"/>
        <table:table-column table:style-name="co5" table:default-cell-style-name="ce818"/>
        <table:table-column table:style-name="co6" table:default-cell-style-name="ce818"/>
        <table:table-column table:style-name="co7" table:default-cell-style-name="ce893"/>
        <table:table-column table:style-name="co8" table:default-cell-style-name="ce818"/>
        <table:table-column table:style-name="co9" table:default-cell-style-name="ce818"/>
        <table:table-column table:style-name="co10" table:default-cell-style-name="ce818"/>
        <table:table-column table:style-name="co11" table:default-cell-style-name="ce818"/>
        <table:table-column table:style-name="co12" table:default-cell-style-name="ce818"/>
        <table:table-column table:style-name="co13" table:default-cell-style-name="ce818"/>
        <table:table-column table:style-name="co14" table:default-cell-style-name="ce818"/>
        <table:table-column table:style-name="co15" table:default-cell-style-name="ce818"/>
        <table:table-column table:style-name="co16" table:default-cell-style-name="ce818"/>
        <table:table-column table:style-name="co17" table:default-cell-style-name="ce893"/>
        <table:table-column table:style-name="co18" table:default-cell-style-name="ce818"/>
        <table:table-column table:style-name="co19" table:default-cell-style-name="ce893"/>
        <table:table-column table:style-name="co20" table:default-cell-style-name="ce818"/>
        <table:table-column table:style-name="co21" table:default-cell-style-name="ce818"/>
        <table:table-column table:style-name="co22" table:default-cell-style-name="ce818"/>
        <table:table-column table:style-name="co20" table:number-columns-repeated="2" table:default-cell-style-name="ce818"/>
        <table:table-column table:style-name="co23" table:default-cell-style-name="Default"/>
        <table:table-column table:style-name="co20" table:number-columns-repeated="999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  <table:table-cell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9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59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9"/>
        </table:table-row>
        <table:table-row table:style-name="ro1">
          <table:table-cell table:style-name="ce9" office:value-type="string" calcext:value-type="string">
            <text:p>minirocket</text:p>
          </table:table-cell>
          <table:table-cell table:style-name="ce147" office:value-type="string" calcext:value-type="string">
            <text:p>Mini-rockets</text:p>
          </table:table-cell>
          <table:table-cell table:style-name="ce273" office:value-type="string" calcext:value-type="string">
            <text:p>2D/Equipment/laser.png</text:p>
          </table:table-cell>
          <table:table-cell table:number-columns-repeated="2" table:style-name="ce793" office:value-type="float" office:value="48" calcext:value-type="float">
            <text:p>48</text:p>
          </table:table-cell>
          <table:table-cell table:style-name="ce793" office:value-type="float" office:value="1" calcext:value-type="float">
            <text:p>1</text:p>
          </table:table-cell>
          <table:table-cell table:style-name="ce825" office:value-type="string" calcext:value-type="string">
            <text:p>minirocket</text:p>
          </table:table-cell>
          <table:table-cell table:style-name="ce902" office:value-type="float" office:value="5" calcext:value-type="float">
            <text:p>5</text:p>
          </table:table-cell>
          <table:table-cell table:style-name="ce920" office:value-type="float" office:value="500" calcext:value-type="float">
            <text:p>500</text:p>
          </table:table-cell>
          <table:table-cell table:style-name="ce1148" office:value-type="float" office:value="0" calcext:value-type="float">
            <text:p>0</text:p>
          </table:table-cell>
          <table:table-cell table:style-name="ce793" office:value-type="float" office:value="1" calcext:value-type="float">
            <text:p>1</text:p>
          </table:table-cell>
          <table:table-cell table:style-name="ce793" office:value-type="float" office:value="0" calcext:value-type="float">
            <text:p>0</text:p>
          </table:table-cell>
          <table:table-cell table:style-name="ce1264" office:value-type="float" office:value="0" calcext:value-type="float">
            <text:p>0</text:p>
          </table:table-cell>
          <table:table-cell table:style-name="ce793" office:value-type="float" office:value="2" calcext:value-type="float">
            <text:p>2</text:p>
          </table:table-cell>
          <table:table-cell table:style-name="ce1284" office:value-type="float" office:value="30" calcext:value-type="float">
            <text:p>30</text:p>
          </table:table-cell>
          <table:table-cell table:style-name="ce1306" office:value-type="float" office:value="40" calcext:value-type="float">
            <text:p>40</text:p>
          </table:table-cell>
          <table:table-cell table:style-name="ce1324" table:content-validation-name="val1" office:value-type="float" office:value="0" calcext:value-type="float">
            <text:p>0</text:p>
          </table:table-cell>
          <table:table-cell table:style-name="ce793" office:value-type="float" office:value="180" calcext:value-type="float">
            <text:p>180</text:p>
          </table:table-cell>
          <table:table-cell table:style-name="ce1341" table:content-validation-name="val2" office:value-type="float" office:value="0" calcext:value-type="float">
            <text:p>0</text:p>
          </table:table-cell>
          <table:table-cell table:style-name="ce1362" table:content-validation-name="val3" office:value-type="float" office:value="0" calcext:value-type="float">
            <text:p>0</text:p>
          </table:table-cell>
          <table:table-cell table:style-name="ce1446"/>
          <table:table-cell table:style-name="ce1602"/>
          <table:table-cell table:style-name="ce1679" table:number-columns-repeated="2"/>
          <table:table-cell table:style-name="ce1756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7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7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7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7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33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3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5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5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53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53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53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53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53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53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9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537" office:value-type="string" calcext:value-type="string">
            <text:p>2D/Equipment/laser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795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9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539" office:value-type="string" calcext:value-type="string">
            <text:p>2D/Equipment/laser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796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5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54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54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54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54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54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54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55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55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5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55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55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55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56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56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56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56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56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56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56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56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5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56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57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57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58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58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59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59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59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59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59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60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60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62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62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62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6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6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3_laserR</text:p>
          </table:table-cell>
          <table:table-cell table:style-name="ce13" office:value-type="string" calcext:value-type="string">
            <text:p>Vanguard_Gamma3_Laser_Right</text:p>
          </table:table-cell>
          <table:table-cell table:style-name="ce653" office:value-type="string" calcext:value-type="string">
            <text:p>2D/Equipment/laser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65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9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65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6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6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260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68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072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687" office:value-type="string" calcext:value-type="string">
            <text:p>2D/Equipment/laser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261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689" office:value-type="string" calcext:value-type="string">
            <text:p>2D/Equipment/laser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262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9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690" office:value-type="string" calcext:value-type="string">
            <text:p>2D/Equipment/laser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876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691" office:value-type="string" calcext:value-type="string">
            <text:p>2D/Equipment/laser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818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692" office:value-type="string" calcext:value-type="string">
            <text:p>2D/Equipment/laser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818"/>
          <table:table-cell table:number-columns-repeated="999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93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9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94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9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95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9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96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9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697" office:value-type="string" calcext:value-type="string">
            <text:p>2D/Equipment/laser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007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818"/>
          <table:table-cell table:number-columns-repeated="999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698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9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699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9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700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_Laserbeam</text:p>
          </table:table-cell>
          <table:table-cell table:style-name="ce704" office:value-type="string" calcext:value-type="string">
            <text:p>2D/Equipment/laser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180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float" office:value="0" calcext:value-type="float">
            <text:p>0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9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705" office:value-type="string" calcext:value-type="string">
            <text:p>2D/Equipment/laser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09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48" office:value-type="float" office:value="500" calcext:value-type="float">
            <text:p>5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3</text:p>
          </table:table-cell>
          <table:table-cell table:style-name="ce547" office:value-type="float" office:value="3" calcext:value-type="float">
            <text:p>3</text:p>
          </table:table-cell>
          <table:table-cell table:style-name="ce1102" office:value-type="float" office:value="4" calcext:value-type="float">
            <text:p>4</text:p>
          </table:table-cell>
          <table:table-cell table:style-name="ce547" office:value-type="float" office:value="4" calcext:value-type="float">
            <text:p>4</text:p>
          </table:table-cell>
          <table:table-cell table:style-name="ce1121" office:value-type="float" office:value="20" calcext:value-type="float">
            <text:p>20</text:p>
          </table:table-cell>
          <table:table-cell table:style-name="ce1140" office:value-type="float" office:value="100" calcext:value-type="float">
            <text:p>100</text:p>
          </table:table-cell>
          <table:table-cell table:style-name="ce1159" table:content-validation-name="val1" office:value-type="float" office:value="0" calcext:value-type="float">
            <text:p>0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9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706" office:value-type="string" calcext:value-type="string">
            <text:p>2D/Equipment/laser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10" calcext:value-type="float">
            <text:p>10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160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208" table:content-validation-name="val2" office:value-type="string" calcext:value-type="string">
            <text:p>semi_homing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9"/>
        </table:table-row>
        <table:table-row table:style-name="ro1">
          <table:table-cell table:number-columns-repeated="3"/>
          <table:table-cell table:style-name="Default" table:number-columns-repeated="21"/>
          <table:table-cell table:number-columns-repeated="1000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D61:Feuille1.F61 Feuille1.N22:Feuille1.N61 Feuille1.R22:Feuille1.S61 Feuille1.L22:Feuille1.L61 Feuille1.K46:Feuille1.K46 Feuille1.K61:Feuille1.K61 Feuille1.K2:Feuille1.L2 Feuille1.N2:Feuille1.N2 Feuille1.R2:Feuille1.S2 Feuille1.A2:Feuille1.F2 Feuille1.D22:Feuille1.F61 Feuille1.N6:Feuille1.N19 Feuille1.R6:Feuille1.S19 Feuille1.K22:Feuille1.K42 Feuille1.D6:Feuille1.F19 Feuille1.K6:Feuille1.L19 Feuille1.K44:Feuille1.K45 Feuille1.K50:Feuille1.K60 Feuille1.D63:Feuille1.F63 Feuille1.K63:Feuille1.L63 Feuille1.K64:Feuille1.L65 Feuille1.D64:Feuille1.F67 Feuille1.N63:Feuille1.N65 Feuille1.R63:Feuille1.S65 Feuille1.H2:Feuille1.I2 Feuille1.A22:Feuille1.B61 Feuille1.A6:Feuille1.B19 Feuille1.A63:Feuille1.B67">
            <calcext:condition calcext:apply-style-name="Cellule invalide" calcext:value="=&quot;&quot;" calcext:base-cell-address="Feuille1.A2"/>
          </calcext:conditional-format>
          <calcext:conditional-format calcext:target-range-address="Feuille1.M22:Feuille1.M61 Feuille1.K47:Feuille1.K49 Feuille1.M2:Feuille1.M2 Feuille1.M6:Feuille1.M19 Feuille1.M63:Feuille1.M65">
            <calcext:condition calcext:apply-style-name="Cellule grisée" calcext:value="formula-is(#REF!=0)" calcext:base-cell-address="Feuille1.K2"/>
          </calcext:conditional-format>
          <calcext:conditional-format calcext:target-range-address="Feuille1.O22:Feuille1.O61 Feuille1.O2:Feuille1.O2 Feuille1.O6:Feuille1.O19 Feuille1.O63:Feuille1.O65">
            <calcext:condition calcext:apply-style-name="Cellule grisée" calcext:value="formula-is(#REF!=1)" calcext:base-cell-address="Feuille1.O2"/>
            <calcext:condition calcext:apply-style-name="Cellule invalide" calcext:value="formula-is(AND(#REF!&gt;1;#REF!=&quot;&quot;))" calcext:base-cell-address="Feuille1.O2"/>
          </calcext:conditional-format>
          <calcext:conditional-format calcext:target-range-address="Feuille1.P22:Feuille1.P61 Feuille1.P2:Feuille1.P2 Feuille1.P6:Feuille1.P19 Feuille1.P63:Feuille1.P65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2:Feuille1.Q61 Feuille1.Q2:Feuille1.Q2 Feuille1.Q6:Feuille1.Q19 Feuille1.Q63:Feuille1.Q65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L3:Feuille1.L3 Feuille1.N3:Feuille1.N3 Feuille1.R3:Feuille1.R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O3:Feuille1.O3">
            <calcext:condition calcext:apply-style-name="Cellule grisée" calcext:value="formula-is([.N3]=1)" calcext:base-cell-address="Feuille1.O3"/>
            <calcext:condition calcext:apply-style-name="Cellule invalide" calcext:value="formula-is(AND([.N3]&gt;1;[.O3]=&quot;&quot;))" calcext:base-cell-address="Feuille1.O3"/>
          </calcext:conditional-format>
          <calcext:conditional-format calcext:target-range-address="Feuille1.P3:Feuille1.P3">
            <calcext:condition calcext:apply-style-name="Cellule grisée" calcext:value="formula-is([.N3]=1)" calcext:base-cell-address="Feuille1.P3"/>
            <calcext:condition calcext:apply-style-name="Cellule invalide" calcext:value="formula-is(AND([.N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N3]=1)" calcext:base-cell-address="Feuille1.Q3"/>
            <calcext:condition calcext:apply-style-name="Cellule invalide" calcext:value="formula-is(AND([.N3]&gt;1;[.Q3]=&quot;&quot;))" calcext:base-cell-address="Feuille1.Q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N69:Feuille1.N69 Feuille1.R69:Feuille1.R69 Feuille1.L69:Feuille1.L69 Feuille1.D69:Feuille1.F69">
            <calcext:condition calcext:apply-style-name="Cellule invalide" calcext:value="=&quot;&quot;" calcext:base-cell-address="Feuille1.D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O69:Feuille1.O69">
            <calcext:condition calcext:apply-style-name="Cellule grisée" calcext:value="formula-is(#REF!=1)" calcext:base-cell-address="Feuille1.O69"/>
            <calcext:condition calcext:apply-style-name="Cellule invalide" calcext:value="formula-is(AND(#REF!&gt;1;#REF!=&quot;&quot;))" calcext:base-cell-address="Feuille1.O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N70:Feuille1.N70 Feuille1.R70:Feuille1.R70 Feuille1.H70:Feuille1.I70 Feuille1.L70:Feuille1.L70 Feuille1.D70:Feuille1.F70">
            <calcext:condition calcext:apply-style-name="Cellule invalide" calcext:value="=&quot;&quot;" calcext:base-cell-address="Feuille1.D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O70:Feuille1.O70">
            <calcext:condition calcext:apply-style-name="Cellule grisée" calcext:value="formula-is(#REF!=1)" calcext:base-cell-address="Feuille1.O70"/>
            <calcext:condition calcext:apply-style-name="Cellule invalide" calcext:value="formula-is(AND(#REF!&gt;1;#REF!=&quot;&quot;))" calcext:base-cell-address="Feuille1.O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K70:Feuille1.K70">
            <calcext:condition calcext:apply-style-name="Cellule invalide" calcext:value="=&quot;&quot;" calcext:base-cell-address="Feuille1.K70"/>
          </calcext:conditional-format>
          <calcext:conditional-format calcext:target-range-address="Feuille1.S70:Feuille1.S70">
            <calcext:condition calcext:apply-style-name="Cellule invalide" calcext:value="=&quot;&quot;" calcext:base-cell-address="Feuille1.S70"/>
          </calcext:conditional-format>
          <calcext:conditional-format calcext:target-range-address="Feuille1.S69:Feuille1.S69">
            <calcext:condition calcext:apply-style-name="Cellule invalide" calcext:value="=&quot;&quot;" calcext:base-cell-address="Feuille1.S69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T2:Feuille1.T2">
            <calcext:condition calcext:apply-style-name="Cellule invalide" calcext:value="=&quot;&quot;" calcext:base-cell-address="Feuille1.T2"/>
          </calcext:conditional-format>
          <calcext:conditional-format calcext:target-range-address="Feuille1.U2:Feuille1.U2">
            <calcext:condition calcext:apply-style-name="Cellule grisée" calcext:value="formula-is([.T2]=0)" calcext:base-cell-address="Feuille1.U2"/>
            <calcext:condition calcext:apply-style-name="Cellule invalide" calcext:value="formula-is(AND([.T2]&lt;&gt;0;[.U2]=&quot;&quot;))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T2]=0)" calcext:base-cell-address="Feuille1.V2"/>
            <calcext:condition calcext:apply-style-name="Cellule invalide" calcext:value="formula-is(AND([.T2]&lt;&gt;0;[.V2]=&quot;&quot;))" calcext:base-cell-address="Feuille1.V2"/>
          </calcext:conditional-format>
          <calcext:conditional-format calcext:target-range-address="Feuille1.W2:Feuille1.X2">
            <calcext:condition calcext:apply-style-name="Cellule grisée" calcext:value="formula-is([.T2]=0)" calcext:base-cell-address="Feuille1.W2"/>
            <calcext:condition calcext:apply-style-name="Cellule invalide" calcext:value="formula-is(AND([.T2]&lt;&gt;0;[.W2]=&quot;&quot;))" calcext:base-cell-address="Feuille1.W2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U3:Feuille1.U3">
            <calcext:condition calcext:apply-style-name="Cellule grisée" calcext:value="formula-is([.T3]=0)" calcext:base-cell-address="Feuille1.U3"/>
            <calcext:condition calcext:apply-style-name="Cellule invalide" calcext:value="formula-is(AND([.T3]&lt;&gt;0;[.U3]=&quot;&quot;))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T3]=0)" calcext:base-cell-address="Feuille1.V3"/>
            <calcext:condition calcext:apply-style-name="Cellule invalide" calcext:value="formula-is(AND([.T3]&lt;&gt;0;[.V3]=&quot;&quot;))" calcext:base-cell-address="Feuille1.V3"/>
          </calcext:conditional-format>
          <calcext:conditional-format calcext:target-range-address="Feuille1.W3:Feuille1.X3">
            <calcext:condition calcext:apply-style-name="Cellule grisée" calcext:value="formula-is([.T3]=0)" calcext:base-cell-address="Feuille1.W3"/>
            <calcext:condition calcext:apply-style-name="Cellule invalide" calcext:value="formula-is(AND([.T3]&lt;&gt;0;[.W3]=&quot;&quot;))" calcext:base-cell-address="Feuille1.W3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grisée" calcext:value="formula-is([.T6]=0)" calcext:base-cell-address="Feuille1.U6"/>
            <calcext:condition calcext:apply-style-name="Cellule invalide" calcext:value="formula-is(AND([.T6]&lt;&gt;0;[.U6]=&quot;&quot;))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T6]=0)" calcext:base-cell-address="Feuille1.V6"/>
            <calcext:condition calcext:apply-style-name="Cellule invalide" calcext:value="formula-is(AND([.T6]&lt;&gt;0;[.V6]=&quot;&quot;))" calcext:base-cell-address="Feuille1.V6"/>
          </calcext:conditional-format>
          <calcext:conditional-format calcext:target-range-address="Feuille1.W6:Feuille1.X6">
            <calcext:condition calcext:apply-style-name="Cellule grisée" calcext:value="formula-is([.T6]=0)" calcext:base-cell-address="Feuille1.W6"/>
            <calcext:condition calcext:apply-style-name="Cellule invalide" calcext:value="formula-is(AND([.T6]&lt;&gt;0;[.W6]=&quot;&quot;))" calcext:base-cell-address="Feuille1.W6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grisée" calcext:value="formula-is([.T7]=0)" calcext:base-cell-address="Feuille1.U7"/>
            <calcext:condition calcext:apply-style-name="Cellule invalide" calcext:value="formula-is(AND([.T7]&lt;&gt;0;[.U7]=&quot;&quot;))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T7]=0)" calcext:base-cell-address="Feuille1.V7"/>
            <calcext:condition calcext:apply-style-name="Cellule invalide" calcext:value="formula-is(AND([.T7]&lt;&gt;0;[.V7]=&quot;&quot;))" calcext:base-cell-address="Feuille1.V7"/>
          </calcext:conditional-format>
          <calcext:conditional-format calcext:target-range-address="Feuille1.W7:Feuille1.X7">
            <calcext:condition calcext:apply-style-name="Cellule grisée" calcext:value="formula-is([.T7]=0)" calcext:base-cell-address="Feuille1.W7"/>
            <calcext:condition calcext:apply-style-name="Cellule invalide" calcext:value="formula-is(AND([.T7]&lt;&gt;0;[.W7]=&quot;&quot;))" calcext:base-cell-address="Feuille1.W7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grisée" calcext:value="formula-is([.T8]=0)" calcext:base-cell-address="Feuille1.U8"/>
            <calcext:condition calcext:apply-style-name="Cellule invalide" calcext:value="formula-is(AND([.T8]&lt;&gt;0;[.U8]=&quot;&quot;))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T8]=0)" calcext:base-cell-address="Feuille1.V8"/>
            <calcext:condition calcext:apply-style-name="Cellule invalide" calcext:value="formula-is(AND([.T8]&lt;&gt;0;[.V8]=&quot;&quot;))" calcext:base-cell-address="Feuille1.V8"/>
          </calcext:conditional-format>
          <calcext:conditional-format calcext:target-range-address="Feuille1.W8:Feuille1.X8">
            <calcext:condition calcext:apply-style-name="Cellule grisée" calcext:value="formula-is([.T8]=0)" calcext:base-cell-address="Feuille1.W8"/>
            <calcext:condition calcext:apply-style-name="Cellule invalide" calcext:value="formula-is(AND([.T8]&lt;&gt;0;[.W8]=&quot;&quot;))" calcext:base-cell-address="Feuille1.W8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grisée" calcext:value="formula-is([.T9]=0)" calcext:base-cell-address="Feuille1.U9"/>
            <calcext:condition calcext:apply-style-name="Cellule invalide" calcext:value="formula-is(AND([.T9]&lt;&gt;0;[.U9]=&quot;&quot;))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T9]=0)" calcext:base-cell-address="Feuille1.V9"/>
            <calcext:condition calcext:apply-style-name="Cellule invalide" calcext:value="formula-is(AND([.T9]&lt;&gt;0;[.V9]=&quot;&quot;))" calcext:base-cell-address="Feuille1.V9"/>
          </calcext:conditional-format>
          <calcext:conditional-format calcext:target-range-address="Feuille1.W9:Feuille1.X9">
            <calcext:condition calcext:apply-style-name="Cellule grisée" calcext:value="formula-is([.T9]=0)" calcext:base-cell-address="Feuille1.W9"/>
            <calcext:condition calcext:apply-style-name="Cellule invalide" calcext:value="formula-is(AND([.T9]&lt;&gt;0;[.W9]=&quot;&quot;))" calcext:base-cell-address="Feuille1.W9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grisée" calcext:value="formula-is([.T10]=0)" calcext:base-cell-address="Feuille1.U10"/>
            <calcext:condition calcext:apply-style-name="Cellule invalide" calcext:value="formula-is(AND([.T10]&lt;&gt;0;[.U10]=&quot;&quot;))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T10]=0)" calcext:base-cell-address="Feuille1.V10"/>
            <calcext:condition calcext:apply-style-name="Cellule invalide" calcext:value="formula-is(AND([.T10]&lt;&gt;0;[.V10]=&quot;&quot;))" calcext:base-cell-address="Feuille1.V10"/>
          </calcext:conditional-format>
          <calcext:conditional-format calcext:target-range-address="Feuille1.W10:Feuille1.X10">
            <calcext:condition calcext:apply-style-name="Cellule grisée" calcext:value="formula-is([.T10]=0)" calcext:base-cell-address="Feuille1.W10"/>
            <calcext:condition calcext:apply-style-name="Cellule invalide" calcext:value="formula-is(AND([.T10]&lt;&gt;0;[.W10]=&quot;&quot;))" calcext:base-cell-address="Feuille1.W10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U11:Feuille1.U11">
            <calcext:condition calcext:apply-style-name="Cellule grisée" calcext:value="formula-is([.T11]=0)" calcext:base-cell-address="Feuille1.U11"/>
            <calcext:condition calcext:apply-style-name="Cellule invalide" calcext:value="formula-is(AND([.T11]&lt;&gt;0;[.U11]=&quot;&quot;))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T11]=0)" calcext:base-cell-address="Feuille1.V11"/>
            <calcext:condition calcext:apply-style-name="Cellule invalide" calcext:value="formula-is(AND([.T11]&lt;&gt;0;[.V11]=&quot;&quot;))" calcext:base-cell-address="Feuille1.V11"/>
          </calcext:conditional-format>
          <calcext:conditional-format calcext:target-range-address="Feuille1.W11:Feuille1.X11">
            <calcext:condition calcext:apply-style-name="Cellule grisée" calcext:value="formula-is([.T11]=0)" calcext:base-cell-address="Feuille1.W11"/>
            <calcext:condition calcext:apply-style-name="Cellule invalide" calcext:value="formula-is(AND([.T11]&lt;&gt;0;[.W11]=&quot;&quot;))" calcext:base-cell-address="Feuille1.W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U12:Feuille1.U12">
            <calcext:condition calcext:apply-style-name="Cellule grisée" calcext:value="formula-is([.T12]=0)" calcext:base-cell-address="Feuille1.U12"/>
            <calcext:condition calcext:apply-style-name="Cellule invalide" calcext:value="formula-is(AND([.T12]&lt;&gt;0;[.U12]=&quot;&quot;))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T12]=0)" calcext:base-cell-address="Feuille1.V12"/>
            <calcext:condition calcext:apply-style-name="Cellule invalide" calcext:value="formula-is(AND([.T12]&lt;&gt;0;[.V12]=&quot;&quot;))" calcext:base-cell-address="Feuille1.V12"/>
          </calcext:conditional-format>
          <calcext:conditional-format calcext:target-range-address="Feuille1.W12:Feuille1.X12">
            <calcext:condition calcext:apply-style-name="Cellule grisée" calcext:value="formula-is([.T12]=0)" calcext:base-cell-address="Feuille1.W12"/>
            <calcext:condition calcext:apply-style-name="Cellule invalide" calcext:value="formula-is(AND([.T12]&lt;&gt;0;[.W12]=&quot;&quot;))" calcext:base-cell-address="Feuille1.W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U13:Feuille1.U13">
            <calcext:condition calcext:apply-style-name="Cellule grisée" calcext:value="formula-is([.T13]=0)" calcext:base-cell-address="Feuille1.U13"/>
            <calcext:condition calcext:apply-style-name="Cellule invalide" calcext:value="formula-is(AND([.T13]&lt;&gt;0;[.U13]=&quot;&quot;))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T13]=0)" calcext:base-cell-address="Feuille1.V13"/>
            <calcext:condition calcext:apply-style-name="Cellule invalide" calcext:value="formula-is(AND([.T13]&lt;&gt;0;[.V13]=&quot;&quot;))" calcext:base-cell-address="Feuille1.V13"/>
          </calcext:conditional-format>
          <calcext:conditional-format calcext:target-range-address="Feuille1.W13:Feuille1.X13">
            <calcext:condition calcext:apply-style-name="Cellule grisée" calcext:value="formula-is([.T13]=0)" calcext:base-cell-address="Feuille1.W13"/>
            <calcext:condition calcext:apply-style-name="Cellule invalide" calcext:value="formula-is(AND([.T13]&lt;&gt;0;[.W13]=&quot;&quot;))" calcext:base-cell-address="Feuille1.W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U14:Feuille1.U14">
            <calcext:condition calcext:apply-style-name="Cellule grisée" calcext:value="formula-is([.T14]=0)" calcext:base-cell-address="Feuille1.U14"/>
            <calcext:condition calcext:apply-style-name="Cellule invalide" calcext:value="formula-is(AND([.T14]&lt;&gt;0;[.U14]=&quot;&quot;))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T14]=0)" calcext:base-cell-address="Feuille1.V14"/>
            <calcext:condition calcext:apply-style-name="Cellule invalide" calcext:value="formula-is(AND([.T14]&lt;&gt;0;[.V14]=&quot;&quot;))" calcext:base-cell-address="Feuille1.V14"/>
          </calcext:conditional-format>
          <calcext:conditional-format calcext:target-range-address="Feuille1.W14:Feuille1.X14">
            <calcext:condition calcext:apply-style-name="Cellule grisée" calcext:value="formula-is([.T14]=0)" calcext:base-cell-address="Feuille1.W14"/>
            <calcext:condition calcext:apply-style-name="Cellule invalide" calcext:value="formula-is(AND([.T14]&lt;&gt;0;[.W14]=&quot;&quot;))" calcext:base-cell-address="Feuille1.W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U15:Feuille1.U15">
            <calcext:condition calcext:apply-style-name="Cellule grisée" calcext:value="formula-is([.T15]=0)" calcext:base-cell-address="Feuille1.U15"/>
            <calcext:condition calcext:apply-style-name="Cellule invalide" calcext:value="formula-is(AND([.T15]&lt;&gt;0;[.U15]=&quot;&quot;))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T15]=0)" calcext:base-cell-address="Feuille1.V15"/>
            <calcext:condition calcext:apply-style-name="Cellule invalide" calcext:value="formula-is(AND([.T15]&lt;&gt;0;[.V15]=&quot;&quot;))" calcext:base-cell-address="Feuille1.V15"/>
          </calcext:conditional-format>
          <calcext:conditional-format calcext:target-range-address="Feuille1.W15:Feuille1.X15">
            <calcext:condition calcext:apply-style-name="Cellule grisée" calcext:value="formula-is([.T15]=0)" calcext:base-cell-address="Feuille1.W15"/>
            <calcext:condition calcext:apply-style-name="Cellule invalide" calcext:value="formula-is(AND([.T15]&lt;&gt;0;[.W15]=&quot;&quot;))" calcext:base-cell-address="Feuille1.W15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grisée" calcext:value="formula-is([.T16]=0)" calcext:base-cell-address="Feuille1.U16"/>
            <calcext:condition calcext:apply-style-name="Cellule invalide" calcext:value="formula-is(AND([.T16]&lt;&gt;0;[.U16]=&quot;&quot;))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T16]=0)" calcext:base-cell-address="Feuille1.V16"/>
            <calcext:condition calcext:apply-style-name="Cellule invalide" calcext:value="formula-is(AND([.T16]&lt;&gt;0;[.V16]=&quot;&quot;))" calcext:base-cell-address="Feuille1.V16"/>
          </calcext:conditional-format>
          <calcext:conditional-format calcext:target-range-address="Feuille1.W16:Feuille1.X16">
            <calcext:condition calcext:apply-style-name="Cellule grisée" calcext:value="formula-is([.T16]=0)" calcext:base-cell-address="Feuille1.W16"/>
            <calcext:condition calcext:apply-style-name="Cellule invalide" calcext:value="formula-is(AND([.T16]&lt;&gt;0;[.W16]=&quot;&quot;))" calcext:base-cell-address="Feuille1.W16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grisée" calcext:value="formula-is([.T17]=0)" calcext:base-cell-address="Feuille1.U17"/>
            <calcext:condition calcext:apply-style-name="Cellule invalide" calcext:value="formula-is(AND([.T17]&lt;&gt;0;[.U17]=&quot;&quot;))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T17]=0)" calcext:base-cell-address="Feuille1.V17"/>
            <calcext:condition calcext:apply-style-name="Cellule invalide" calcext:value="formula-is(AND([.T17]&lt;&gt;0;[.V17]=&quot;&quot;))" calcext:base-cell-address="Feuille1.V17"/>
          </calcext:conditional-format>
          <calcext:conditional-format calcext:target-range-address="Feuille1.W17:Feuille1.X17">
            <calcext:condition calcext:apply-style-name="Cellule grisée" calcext:value="formula-is([.T17]=0)" calcext:base-cell-address="Feuille1.W17"/>
            <calcext:condition calcext:apply-style-name="Cellule invalide" calcext:value="formula-is(AND([.T17]&lt;&gt;0;[.W17]=&quot;&quot;))" calcext:base-cell-address="Feuille1.W17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[.T18]=0)" calcext:base-cell-address="Feuille1.U18"/>
            <calcext:condition calcext:apply-style-name="Cellule invalide" calcext:value="formula-is(AND([.T18]&lt;&gt;0;[.U18]=&quot;&quot;))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T18]=0)" calcext:base-cell-address="Feuille1.V18"/>
            <calcext:condition calcext:apply-style-name="Cellule invalide" calcext:value="formula-is(AND([.T18]&lt;&gt;0;[.V18]=&quot;&quot;))" calcext:base-cell-address="Feuille1.V18"/>
          </calcext:conditional-format>
          <calcext:conditional-format calcext:target-range-address="Feuille1.W18:Feuille1.X18">
            <calcext:condition calcext:apply-style-name="Cellule grisée" calcext:value="formula-is([.T18]=0)" calcext:base-cell-address="Feuille1.W18"/>
            <calcext:condition calcext:apply-style-name="Cellule invalide" calcext:value="formula-is(AND([.T18]&lt;&gt;0;[.W18]=&quot;&quot;))" calcext:base-cell-address="Feuille1.W18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grisée" calcext:value="formula-is([.T19]=0)" calcext:base-cell-address="Feuille1.U19"/>
            <calcext:condition calcext:apply-style-name="Cellule invalide" calcext:value="formula-is(AND([.T19]&lt;&gt;0;[.U19]=&quot;&quot;))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T19]=0)" calcext:base-cell-address="Feuille1.V19"/>
            <calcext:condition calcext:apply-style-name="Cellule invalide" calcext:value="formula-is(AND([.T19]&lt;&gt;0;[.V19]=&quot;&quot;))" calcext:base-cell-address="Feuille1.V19"/>
          </calcext:conditional-format>
          <calcext:conditional-format calcext:target-range-address="Feuille1.W19:Feuille1.X19">
            <calcext:condition calcext:apply-style-name="Cellule grisée" calcext:value="formula-is([.T19]=0)" calcext:base-cell-address="Feuille1.W19"/>
            <calcext:condition calcext:apply-style-name="Cellule invalide" calcext:value="formula-is(AND([.T19]&lt;&gt;0;[.W19]=&quot;&quot;))" calcext:base-cell-address="Feuille1.W19"/>
          </calcext:conditional-format>
          <calcext:conditional-format calcext:target-range-address="Feuille1.T22:Feuille1.T22">
            <calcext:condition calcext:apply-style-name="Cellule invalide" calcext:value="=&quot;&quot;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[.T22]=0)" calcext:base-cell-address="Feuille1.U22"/>
            <calcext:condition calcext:apply-style-name="Cellule invalide" calcext:value="formula-is(AND([.T22]&lt;&gt;0;[.U22]=&quot;&quot;))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T22]=0)" calcext:base-cell-address="Feuille1.V22"/>
            <calcext:condition calcext:apply-style-name="Cellule invalide" calcext:value="formula-is(AND([.T22]&lt;&gt;0;[.V22]=&quot;&quot;))" calcext:base-cell-address="Feuille1.V22"/>
          </calcext:conditional-format>
          <calcext:conditional-format calcext:target-range-address="Feuille1.W22:Feuille1.X22">
            <calcext:condition calcext:apply-style-name="Cellule grisée" calcext:value="formula-is([.T22]=0)" calcext:base-cell-address="Feuille1.W22"/>
            <calcext:condition calcext:apply-style-name="Cellule invalide" calcext:value="formula-is(AND([.T22]&lt;&gt;0;[.W22]=&quot;&quot;))" calcext:base-cell-address="Feuille1.W22"/>
          </calcext:conditional-format>
          <calcext:conditional-format calcext:target-range-address="Feuille1.T23:Feuille1.T23">
            <calcext:condition calcext:apply-style-name="Cellule invalide" calcext:value="=&quot;&quot;" calcext:base-cell-address="Feuille1.T23"/>
          </calcext:conditional-format>
          <calcext:conditional-format calcext:target-range-address="Feuille1.U23:Feuille1.U23">
            <calcext:condition calcext:apply-style-name="Cellule grisée" calcext:value="formula-is([.T23]=0)" calcext:base-cell-address="Feuille1.U23"/>
            <calcext:condition calcext:apply-style-name="Cellule invalide" calcext:value="formula-is(AND([.T23]&lt;&gt;0;[.U23]=&quot;&quot;))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T23]=0)" calcext:base-cell-address="Feuille1.V23"/>
            <calcext:condition calcext:apply-style-name="Cellule invalide" calcext:value="formula-is(AND([.T23]&lt;&gt;0;[.V23]=&quot;&quot;))" calcext:base-cell-address="Feuille1.V23"/>
          </calcext:conditional-format>
          <calcext:conditional-format calcext:target-range-address="Feuille1.W23:Feuille1.X23">
            <calcext:condition calcext:apply-style-name="Cellule grisée" calcext:value="formula-is([.T23]=0)" calcext:base-cell-address="Feuille1.W23"/>
            <calcext:condition calcext:apply-style-name="Cellule invalide" calcext:value="formula-is(AND([.T23]&lt;&gt;0;[.W23]=&quot;&quot;))" calcext:base-cell-address="Feuille1.W23"/>
          </calcext:conditional-format>
          <calcext:conditional-format calcext:target-range-address="Feuille1.T24:Feuille1.T24">
            <calcext:condition calcext:apply-style-name="Cellule invalide" calcext:value="=&quot;&quot;" calcext:base-cell-address="Feuille1.T24"/>
          </calcext:conditional-format>
          <calcext:conditional-format calcext:target-range-address="Feuille1.U24:Feuille1.U24">
            <calcext:condition calcext:apply-style-name="Cellule grisée" calcext:value="formula-is([.T24]=0)" calcext:base-cell-address="Feuille1.U24"/>
            <calcext:condition calcext:apply-style-name="Cellule invalide" calcext:value="formula-is(AND([.T24]&lt;&gt;0;[.U24]=&quot;&quot;))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T24]=0)" calcext:base-cell-address="Feuille1.V24"/>
            <calcext:condition calcext:apply-style-name="Cellule invalide" calcext:value="formula-is(AND([.T24]&lt;&gt;0;[.V24]=&quot;&quot;))" calcext:base-cell-address="Feuille1.V24"/>
          </calcext:conditional-format>
          <calcext:conditional-format calcext:target-range-address="Feuille1.W24:Feuille1.X24">
            <calcext:condition calcext:apply-style-name="Cellule grisée" calcext:value="formula-is([.T24]=0)" calcext:base-cell-address="Feuille1.W24"/>
            <calcext:condition calcext:apply-style-name="Cellule invalide" calcext:value="formula-is(AND([.T24]&lt;&gt;0;[.W24]=&quot;&quot;))" calcext:base-cell-address="Feuille1.W24"/>
          </calcext:conditional-format>
          <calcext:conditional-format calcext:target-range-address="Feuille1.T25:Feuille1.T25">
            <calcext:condition calcext:apply-style-name="Cellule invalide" calcext:value="=&quot;&quot;" calcext:base-cell-address="Feuille1.T25"/>
          </calcext:conditional-format>
          <calcext:conditional-format calcext:target-range-address="Feuille1.U25:Feuille1.U25">
            <calcext:condition calcext:apply-style-name="Cellule grisée" calcext:value="formula-is([.T25]=0)" calcext:base-cell-address="Feuille1.U25"/>
            <calcext:condition calcext:apply-style-name="Cellule invalide" calcext:value="formula-is(AND([.T25]&lt;&gt;0;[.U25]=&quot;&quot;))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T25]=0)" calcext:base-cell-address="Feuille1.V25"/>
            <calcext:condition calcext:apply-style-name="Cellule invalide" calcext:value="formula-is(AND([.T25]&lt;&gt;0;[.V25]=&quot;&quot;))" calcext:base-cell-address="Feuille1.V25"/>
          </calcext:conditional-format>
          <calcext:conditional-format calcext:target-range-address="Feuille1.W25:Feuille1.X25">
            <calcext:condition calcext:apply-style-name="Cellule grisée" calcext:value="formula-is([.T25]=0)" calcext:base-cell-address="Feuille1.W25"/>
            <calcext:condition calcext:apply-style-name="Cellule invalide" calcext:value="formula-is(AND([.T25]&lt;&gt;0;[.W25]=&quot;&quot;))" calcext:base-cell-address="Feuille1.W25"/>
          </calcext:conditional-format>
          <calcext:conditional-format calcext:target-range-address="Feuille1.T26:Feuille1.T26">
            <calcext:condition calcext:apply-style-name="Cellule invalide" calcext:value="=&quot;&quot;" calcext:base-cell-address="Feuille1.T26"/>
          </calcext:conditional-format>
          <calcext:conditional-format calcext:target-range-address="Feuille1.U26:Feuille1.U26">
            <calcext:condition calcext:apply-style-name="Cellule grisée" calcext:value="formula-is([.T26]=0)" calcext:base-cell-address="Feuille1.U26"/>
            <calcext:condition calcext:apply-style-name="Cellule invalide" calcext:value="formula-is(AND([.T26]&lt;&gt;0;[.U26]=&quot;&quot;))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T26]=0)" calcext:base-cell-address="Feuille1.V26"/>
            <calcext:condition calcext:apply-style-name="Cellule invalide" calcext:value="formula-is(AND([.T26]&lt;&gt;0;[.V26]=&quot;&quot;))" calcext:base-cell-address="Feuille1.V26"/>
          </calcext:conditional-format>
          <calcext:conditional-format calcext:target-range-address="Feuille1.W26:Feuille1.X26">
            <calcext:condition calcext:apply-style-name="Cellule grisée" calcext:value="formula-is([.T26]=0)" calcext:base-cell-address="Feuille1.W26"/>
            <calcext:condition calcext:apply-style-name="Cellule invalide" calcext:value="formula-is(AND([.T26]&lt;&gt;0;[.W26]=&quot;&quot;))" calcext:base-cell-address="Feuille1.W26"/>
          </calcext:conditional-format>
          <calcext:conditional-format calcext:target-range-address="Feuille1.T27:Feuille1.T27">
            <calcext:condition calcext:apply-style-name="Cellule invalide" calcext:value="=&quot;&quot;" calcext:base-cell-address="Feuille1.T27"/>
          </calcext:conditional-format>
          <calcext:conditional-format calcext:target-range-address="Feuille1.U27:Feuille1.U27">
            <calcext:condition calcext:apply-style-name="Cellule grisée" calcext:value="formula-is([.T27]=0)" calcext:base-cell-address="Feuille1.U27"/>
            <calcext:condition calcext:apply-style-name="Cellule invalide" calcext:value="formula-is(AND([.T27]&lt;&gt;0;[.U27]=&quot;&quot;))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T27]=0)" calcext:base-cell-address="Feuille1.V27"/>
            <calcext:condition calcext:apply-style-name="Cellule invalide" calcext:value="formula-is(AND([.T27]&lt;&gt;0;[.V27]=&quot;&quot;))" calcext:base-cell-address="Feuille1.V27"/>
          </calcext:conditional-format>
          <calcext:conditional-format calcext:target-range-address="Feuille1.W27:Feuille1.X27">
            <calcext:condition calcext:apply-style-name="Cellule grisée" calcext:value="formula-is([.T27]=0)" calcext:base-cell-address="Feuille1.W27"/>
            <calcext:condition calcext:apply-style-name="Cellule invalide" calcext:value="formula-is(AND([.T27]&lt;&gt;0;[.W27]=&quot;&quot;))" calcext:base-cell-address="Feuille1.W27"/>
          </calcext:conditional-format>
          <calcext:conditional-format calcext:target-range-address="Feuille1.T28:Feuille1.T28">
            <calcext:condition calcext:apply-style-name="Cellule invalide" calcext:value="=&quot;&quot;" calcext:base-cell-address="Feuille1.T28"/>
          </calcext:conditional-format>
          <calcext:conditional-format calcext:target-range-address="Feuille1.U28:Feuille1.U28">
            <calcext:condition calcext:apply-style-name="Cellule grisée" calcext:value="formula-is([.T28]=0)" calcext:base-cell-address="Feuille1.U28"/>
            <calcext:condition calcext:apply-style-name="Cellule invalide" calcext:value="formula-is(AND([.T28]&lt;&gt;0;[.U28]=&quot;&quot;))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T28]=0)" calcext:base-cell-address="Feuille1.V28"/>
            <calcext:condition calcext:apply-style-name="Cellule invalide" calcext:value="formula-is(AND([.T28]&lt;&gt;0;[.V28]=&quot;&quot;))" calcext:base-cell-address="Feuille1.V28"/>
          </calcext:conditional-format>
          <calcext:conditional-format calcext:target-range-address="Feuille1.W28:Feuille1.X28">
            <calcext:condition calcext:apply-style-name="Cellule grisée" calcext:value="formula-is([.T28]=0)" calcext:base-cell-address="Feuille1.W28"/>
            <calcext:condition calcext:apply-style-name="Cellule invalide" calcext:value="formula-is(AND([.T28]&lt;&gt;0;[.W28]=&quot;&quot;))" calcext:base-cell-address="Feuille1.W28"/>
          </calcext:conditional-format>
          <calcext:conditional-format calcext:target-range-address="Feuille1.T29:Feuille1.T29">
            <calcext:condition calcext:apply-style-name="Cellule invalide" calcext:value="=&quot;&quot;" calcext:base-cell-address="Feuille1.T29"/>
          </calcext:conditional-format>
          <calcext:conditional-format calcext:target-range-address="Feuille1.U29:Feuille1.U29">
            <calcext:condition calcext:apply-style-name="Cellule grisée" calcext:value="formula-is([.T29]=0)" calcext:base-cell-address="Feuille1.U29"/>
            <calcext:condition calcext:apply-style-name="Cellule invalide" calcext:value="formula-is(AND([.T29]&lt;&gt;0;[.U29]=&quot;&quot;))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T29]=0)" calcext:base-cell-address="Feuille1.V29"/>
            <calcext:condition calcext:apply-style-name="Cellule invalide" calcext:value="formula-is(AND([.T29]&lt;&gt;0;[.V29]=&quot;&quot;))" calcext:base-cell-address="Feuille1.V29"/>
          </calcext:conditional-format>
          <calcext:conditional-format calcext:target-range-address="Feuille1.W29:Feuille1.X29">
            <calcext:condition calcext:apply-style-name="Cellule grisée" calcext:value="formula-is([.T29]=0)" calcext:base-cell-address="Feuille1.W29"/>
            <calcext:condition calcext:apply-style-name="Cellule invalide" calcext:value="formula-is(AND([.T29]&lt;&gt;0;[.W29]=&quot;&quot;))" calcext:base-cell-address="Feuille1.W29"/>
          </calcext:conditional-format>
          <calcext:conditional-format calcext:target-range-address="Feuille1.T30:Feuille1.T30">
            <calcext:condition calcext:apply-style-name="Cellule invalide" calcext:value="=&quot;&quot;" calcext:base-cell-address="Feuille1.T30"/>
          </calcext:conditional-format>
          <calcext:conditional-format calcext:target-range-address="Feuille1.U30:Feuille1.U30">
            <calcext:condition calcext:apply-style-name="Cellule grisée" calcext:value="formula-is([.T30]=0)" calcext:base-cell-address="Feuille1.U30"/>
            <calcext:condition calcext:apply-style-name="Cellule invalide" calcext:value="formula-is(AND([.T30]&lt;&gt;0;[.U30]=&quot;&quot;))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T30]=0)" calcext:base-cell-address="Feuille1.V30"/>
            <calcext:condition calcext:apply-style-name="Cellule invalide" calcext:value="formula-is(AND([.T30]&lt;&gt;0;[.V30]=&quot;&quot;))" calcext:base-cell-address="Feuille1.V30"/>
          </calcext:conditional-format>
          <calcext:conditional-format calcext:target-range-address="Feuille1.W30:Feuille1.X30">
            <calcext:condition calcext:apply-style-name="Cellule grisée" calcext:value="formula-is([.T30]=0)" calcext:base-cell-address="Feuille1.W30"/>
            <calcext:condition calcext:apply-style-name="Cellule invalide" calcext:value="formula-is(AND([.T30]&lt;&gt;0;[.W30]=&quot;&quot;))" calcext:base-cell-address="Feuille1.W30"/>
          </calcext:conditional-format>
          <calcext:conditional-format calcext:target-range-address="Feuille1.T31:Feuille1.T31">
            <calcext:condition calcext:apply-style-name="Cellule invalide" calcext:value="=&quot;&quot;" calcext:base-cell-address="Feuille1.T31"/>
          </calcext:conditional-format>
          <calcext:conditional-format calcext:target-range-address="Feuille1.U31:Feuille1.U31">
            <calcext:condition calcext:apply-style-name="Cellule grisée" calcext:value="formula-is([.T31]=0)" calcext:base-cell-address="Feuille1.U31"/>
            <calcext:condition calcext:apply-style-name="Cellule invalide" calcext:value="formula-is(AND([.T31]&lt;&gt;0;[.U31]=&quot;&quot;))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T31]=0)" calcext:base-cell-address="Feuille1.V31"/>
            <calcext:condition calcext:apply-style-name="Cellule invalide" calcext:value="formula-is(AND([.T31]&lt;&gt;0;[.V31]=&quot;&quot;))" calcext:base-cell-address="Feuille1.V31"/>
          </calcext:conditional-format>
          <calcext:conditional-format calcext:target-range-address="Feuille1.W31:Feuille1.X31">
            <calcext:condition calcext:apply-style-name="Cellule grisée" calcext:value="formula-is([.T31]=0)" calcext:base-cell-address="Feuille1.W31"/>
            <calcext:condition calcext:apply-style-name="Cellule invalide" calcext:value="formula-is(AND([.T31]&lt;&gt;0;[.W31]=&quot;&quot;))" calcext:base-cell-address="Feuille1.W31"/>
          </calcext:conditional-format>
          <calcext:conditional-format calcext:target-range-address="Feuille1.T32:Feuille1.T32">
            <calcext:condition calcext:apply-style-name="Cellule invalide" calcext:value="=&quot;&quot;" calcext:base-cell-address="Feuille1.T32"/>
          </calcext:conditional-format>
          <calcext:conditional-format calcext:target-range-address="Feuille1.U32:Feuille1.U32">
            <calcext:condition calcext:apply-style-name="Cellule grisée" calcext:value="formula-is([.T32]=0)" calcext:base-cell-address="Feuille1.U32"/>
            <calcext:condition calcext:apply-style-name="Cellule invalide" calcext:value="formula-is(AND([.T32]&lt;&gt;0;[.U32]=&quot;&quot;))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T32]=0)" calcext:base-cell-address="Feuille1.V32"/>
            <calcext:condition calcext:apply-style-name="Cellule invalide" calcext:value="formula-is(AND([.T32]&lt;&gt;0;[.V32]=&quot;&quot;))" calcext:base-cell-address="Feuille1.V32"/>
          </calcext:conditional-format>
          <calcext:conditional-format calcext:target-range-address="Feuille1.W32:Feuille1.X32">
            <calcext:condition calcext:apply-style-name="Cellule grisée" calcext:value="formula-is([.T32]=0)" calcext:base-cell-address="Feuille1.W32"/>
            <calcext:condition calcext:apply-style-name="Cellule invalide" calcext:value="formula-is(AND([.T32]&lt;&gt;0;[.W32]=&quot;&quot;))" calcext:base-cell-address="Feuille1.W32"/>
          </calcext:conditional-format>
          <calcext:conditional-format calcext:target-range-address="Feuille1.T33:Feuille1.T33">
            <calcext:condition calcext:apply-style-name="Cellule invalide" calcext:value="=&quot;&quot;" calcext:base-cell-address="Feuille1.T33"/>
          </calcext:conditional-format>
          <calcext:conditional-format calcext:target-range-address="Feuille1.U33:Feuille1.U33">
            <calcext:condition calcext:apply-style-name="Cellule grisée" calcext:value="formula-is([.T33]=0)" calcext:base-cell-address="Feuille1.U33"/>
            <calcext:condition calcext:apply-style-name="Cellule invalide" calcext:value="formula-is(AND([.T33]&lt;&gt;0;[.U33]=&quot;&quot;))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T33]=0)" calcext:base-cell-address="Feuille1.V33"/>
            <calcext:condition calcext:apply-style-name="Cellule invalide" calcext:value="formula-is(AND([.T33]&lt;&gt;0;[.V33]=&quot;&quot;))" calcext:base-cell-address="Feuille1.V33"/>
          </calcext:conditional-format>
          <calcext:conditional-format calcext:target-range-address="Feuille1.W33:Feuille1.X33">
            <calcext:condition calcext:apply-style-name="Cellule grisée" calcext:value="formula-is([.T33]=0)" calcext:base-cell-address="Feuille1.W33"/>
            <calcext:condition calcext:apply-style-name="Cellule invalide" calcext:value="formula-is(AND([.T33]&lt;&gt;0;[.W33]=&quot;&quot;))" calcext:base-cell-address="Feuille1.W33"/>
          </calcext:conditional-format>
          <calcext:conditional-format calcext:target-range-address="Feuille1.T34:Feuille1.T34">
            <calcext:condition calcext:apply-style-name="Cellule invalide" calcext:value="=&quot;&quot;" calcext:base-cell-address="Feuille1.T34"/>
          </calcext:conditional-format>
          <calcext:conditional-format calcext:target-range-address="Feuille1.U34:Feuille1.U34">
            <calcext:condition calcext:apply-style-name="Cellule grisée" calcext:value="formula-is([.T34]=0)" calcext:base-cell-address="Feuille1.U34"/>
            <calcext:condition calcext:apply-style-name="Cellule invalide" calcext:value="formula-is(AND([.T34]&lt;&gt;0;[.U34]=&quot;&quot;))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T34]=0)" calcext:base-cell-address="Feuille1.V34"/>
            <calcext:condition calcext:apply-style-name="Cellule invalide" calcext:value="formula-is(AND([.T34]&lt;&gt;0;[.V34]=&quot;&quot;))" calcext:base-cell-address="Feuille1.V34"/>
          </calcext:conditional-format>
          <calcext:conditional-format calcext:target-range-address="Feuille1.W34:Feuille1.X34">
            <calcext:condition calcext:apply-style-name="Cellule grisée" calcext:value="formula-is([.T34]=0)" calcext:base-cell-address="Feuille1.W34"/>
            <calcext:condition calcext:apply-style-name="Cellule invalide" calcext:value="formula-is(AND([.T34]&lt;&gt;0;[.W34]=&quot;&quot;))" calcext:base-cell-address="Feuille1.W34"/>
          </calcext:conditional-format>
          <calcext:conditional-format calcext:target-range-address="Feuille1.T35:Feuille1.T35">
            <calcext:condition calcext:apply-style-name="Cellule invalide" calcext:value="=&quot;&quot;" calcext:base-cell-address="Feuille1.T35"/>
          </calcext:conditional-format>
          <calcext:conditional-format calcext:target-range-address="Feuille1.U35:Feuille1.U35">
            <calcext:condition calcext:apply-style-name="Cellule grisée" calcext:value="formula-is([.T35]=0)" calcext:base-cell-address="Feuille1.U35"/>
            <calcext:condition calcext:apply-style-name="Cellule invalide" calcext:value="formula-is(AND([.T35]&lt;&gt;0;[.U35]=&quot;&quot;))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T35]=0)" calcext:base-cell-address="Feuille1.V35"/>
            <calcext:condition calcext:apply-style-name="Cellule invalide" calcext:value="formula-is(AND([.T35]&lt;&gt;0;[.V35]=&quot;&quot;))" calcext:base-cell-address="Feuille1.V35"/>
          </calcext:conditional-format>
          <calcext:conditional-format calcext:target-range-address="Feuille1.W35:Feuille1.X35">
            <calcext:condition calcext:apply-style-name="Cellule grisée" calcext:value="formula-is([.T35]=0)" calcext:base-cell-address="Feuille1.W35"/>
            <calcext:condition calcext:apply-style-name="Cellule invalide" calcext:value="formula-is(AND([.T35]&lt;&gt;0;[.W35]=&quot;&quot;))" calcext:base-cell-address="Feuille1.W35"/>
          </calcext:conditional-format>
          <calcext:conditional-format calcext:target-range-address="Feuille1.T36:Feuille1.T36">
            <calcext:condition calcext:apply-style-name="Cellule invalide" calcext:value="=&quot;&quot;" calcext:base-cell-address="Feuille1.T36"/>
          </calcext:conditional-format>
          <calcext:conditional-format calcext:target-range-address="Feuille1.U36:Feuille1.U36">
            <calcext:condition calcext:apply-style-name="Cellule grisée" calcext:value="formula-is([.T36]=0)" calcext:base-cell-address="Feuille1.U36"/>
            <calcext:condition calcext:apply-style-name="Cellule invalide" calcext:value="formula-is(AND([.T36]&lt;&gt;0;[.U36]=&quot;&quot;))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T36]=0)" calcext:base-cell-address="Feuille1.V36"/>
            <calcext:condition calcext:apply-style-name="Cellule invalide" calcext:value="formula-is(AND([.T36]&lt;&gt;0;[.V36]=&quot;&quot;))" calcext:base-cell-address="Feuille1.V36"/>
          </calcext:conditional-format>
          <calcext:conditional-format calcext:target-range-address="Feuille1.W36:Feuille1.X36">
            <calcext:condition calcext:apply-style-name="Cellule grisée" calcext:value="formula-is([.T36]=0)" calcext:base-cell-address="Feuille1.W36"/>
            <calcext:condition calcext:apply-style-name="Cellule invalide" calcext:value="formula-is(AND([.T36]&lt;&gt;0;[.W36]=&quot;&quot;))" calcext:base-cell-address="Feuille1.W36"/>
          </calcext:conditional-format>
          <calcext:conditional-format calcext:target-range-address="Feuille1.T37:Feuille1.T37">
            <calcext:condition calcext:apply-style-name="Cellule invalide" calcext:value="=&quot;&quot;" calcext:base-cell-address="Feuille1.T37"/>
          </calcext:conditional-format>
          <calcext:conditional-format calcext:target-range-address="Feuille1.U37:Feuille1.U37">
            <calcext:condition calcext:apply-style-name="Cellule grisée" calcext:value="formula-is([.T37]=0)" calcext:base-cell-address="Feuille1.U37"/>
            <calcext:condition calcext:apply-style-name="Cellule invalide" calcext:value="formula-is(AND([.T37]&lt;&gt;0;[.U37]=&quot;&quot;))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T37]=0)" calcext:base-cell-address="Feuille1.V37"/>
            <calcext:condition calcext:apply-style-name="Cellule invalide" calcext:value="formula-is(AND([.T37]&lt;&gt;0;[.V37]=&quot;&quot;))" calcext:base-cell-address="Feuille1.V37"/>
          </calcext:conditional-format>
          <calcext:conditional-format calcext:target-range-address="Feuille1.W37:Feuille1.X37">
            <calcext:condition calcext:apply-style-name="Cellule grisée" calcext:value="formula-is([.T37]=0)" calcext:base-cell-address="Feuille1.W37"/>
            <calcext:condition calcext:apply-style-name="Cellule invalide" calcext:value="formula-is(AND([.T37]&lt;&gt;0;[.W37]=&quot;&quot;))" calcext:base-cell-address="Feuille1.W37"/>
          </calcext:conditional-format>
          <calcext:conditional-format calcext:target-range-address="Feuille1.T38:Feuille1.T38">
            <calcext:condition calcext:apply-style-name="Cellule invalide" calcext:value="=&quot;&quot;" calcext:base-cell-address="Feuille1.T38"/>
          </calcext:conditional-format>
          <calcext:conditional-format calcext:target-range-address="Feuille1.U38:Feuille1.U38">
            <calcext:condition calcext:apply-style-name="Cellule grisée" calcext:value="formula-is([.T38]=0)" calcext:base-cell-address="Feuille1.U38"/>
            <calcext:condition calcext:apply-style-name="Cellule invalide" calcext:value="formula-is(AND([.T38]&lt;&gt;0;[.U38]=&quot;&quot;))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T38]=0)" calcext:base-cell-address="Feuille1.V38"/>
            <calcext:condition calcext:apply-style-name="Cellule invalide" calcext:value="formula-is(AND([.T38]&lt;&gt;0;[.V38]=&quot;&quot;))" calcext:base-cell-address="Feuille1.V38"/>
          </calcext:conditional-format>
          <calcext:conditional-format calcext:target-range-address="Feuille1.W38:Feuille1.X38">
            <calcext:condition calcext:apply-style-name="Cellule grisée" calcext:value="formula-is([.T38]=0)" calcext:base-cell-address="Feuille1.W38"/>
            <calcext:condition calcext:apply-style-name="Cellule invalide" calcext:value="formula-is(AND([.T38]&lt;&gt;0;[.W38]=&quot;&quot;))" calcext:base-cell-address="Feuille1.W38"/>
          </calcext:conditional-format>
          <calcext:conditional-format calcext:target-range-address="Feuille1.T39:Feuille1.T39">
            <calcext:condition calcext:apply-style-name="Cellule invalide" calcext:value="=&quot;&quot;" calcext:base-cell-address="Feuille1.T39"/>
          </calcext:conditional-format>
          <calcext:conditional-format calcext:target-range-address="Feuille1.U39:Feuille1.U39">
            <calcext:condition calcext:apply-style-name="Cellule grisée" calcext:value="formula-is([.T39]=0)" calcext:base-cell-address="Feuille1.U39"/>
            <calcext:condition calcext:apply-style-name="Cellule invalide" calcext:value="formula-is(AND([.T39]&lt;&gt;0;[.U39]=&quot;&quot;))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T39]=0)" calcext:base-cell-address="Feuille1.V39"/>
            <calcext:condition calcext:apply-style-name="Cellule invalide" calcext:value="formula-is(AND([.T39]&lt;&gt;0;[.V39]=&quot;&quot;))" calcext:base-cell-address="Feuille1.V39"/>
          </calcext:conditional-format>
          <calcext:conditional-format calcext:target-range-address="Feuille1.W39:Feuille1.X39">
            <calcext:condition calcext:apply-style-name="Cellule grisée" calcext:value="formula-is([.T39]=0)" calcext:base-cell-address="Feuille1.W39"/>
            <calcext:condition calcext:apply-style-name="Cellule invalide" calcext:value="formula-is(AND([.T39]&lt;&gt;0;[.W39]=&quot;&quot;))" calcext:base-cell-address="Feuille1.W39"/>
          </calcext:conditional-format>
          <calcext:conditional-format calcext:target-range-address="Feuille1.T40:Feuille1.T40">
            <calcext:condition calcext:apply-style-name="Cellule invalide" calcext:value="=&quot;&quot;" calcext:base-cell-address="Feuille1.T40"/>
          </calcext:conditional-format>
          <calcext:conditional-format calcext:target-range-address="Feuille1.U40:Feuille1.U40">
            <calcext:condition calcext:apply-style-name="Cellule grisée" calcext:value="formula-is([.T40]=0)" calcext:base-cell-address="Feuille1.U40"/>
            <calcext:condition calcext:apply-style-name="Cellule invalide" calcext:value="formula-is(AND([.T40]&lt;&gt;0;[.U40]=&quot;&quot;))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T40]=0)" calcext:base-cell-address="Feuille1.V40"/>
            <calcext:condition calcext:apply-style-name="Cellule invalide" calcext:value="formula-is(AND([.T40]&lt;&gt;0;[.V40]=&quot;&quot;))" calcext:base-cell-address="Feuille1.V40"/>
          </calcext:conditional-format>
          <calcext:conditional-format calcext:target-range-address="Feuille1.W40:Feuille1.X40">
            <calcext:condition calcext:apply-style-name="Cellule grisée" calcext:value="formula-is([.T40]=0)" calcext:base-cell-address="Feuille1.W40"/>
            <calcext:condition calcext:apply-style-name="Cellule invalide" calcext:value="formula-is(AND([.T40]&lt;&gt;0;[.W40]=&quot;&quot;))" calcext:base-cell-address="Feuille1.W40"/>
          </calcext:conditional-format>
          <calcext:conditional-format calcext:target-range-address="Feuille1.T41:Feuille1.T41">
            <calcext:condition calcext:apply-style-name="Cellule invalide" calcext:value="=&quot;&quot;" calcext:base-cell-address="Feuille1.T41"/>
          </calcext:conditional-format>
          <calcext:conditional-format calcext:target-range-address="Feuille1.U41:Feuille1.U41">
            <calcext:condition calcext:apply-style-name="Cellule grisée" calcext:value="formula-is([.T41]=0)" calcext:base-cell-address="Feuille1.U41"/>
            <calcext:condition calcext:apply-style-name="Cellule invalide" calcext:value="formula-is(AND([.T41]&lt;&gt;0;[.U41]=&quot;&quot;))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T41]=0)" calcext:base-cell-address="Feuille1.V41"/>
            <calcext:condition calcext:apply-style-name="Cellule invalide" calcext:value="formula-is(AND([.T41]&lt;&gt;0;[.V41]=&quot;&quot;))" calcext:base-cell-address="Feuille1.V41"/>
          </calcext:conditional-format>
          <calcext:conditional-format calcext:target-range-address="Feuille1.W41:Feuille1.X41">
            <calcext:condition calcext:apply-style-name="Cellule grisée" calcext:value="formula-is([.T41]=0)" calcext:base-cell-address="Feuille1.W41"/>
            <calcext:condition calcext:apply-style-name="Cellule invalide" calcext:value="formula-is(AND([.T41]&lt;&gt;0;[.W41]=&quot;&quot;))" calcext:base-cell-address="Feuille1.W41"/>
          </calcext:conditional-format>
          <calcext:conditional-format calcext:target-range-address="Feuille1.T42:Feuille1.T42">
            <calcext:condition calcext:apply-style-name="Cellule invalide" calcext:value="=&quot;&quot;" calcext:base-cell-address="Feuille1.T42"/>
          </calcext:conditional-format>
          <calcext:conditional-format calcext:target-range-address="Feuille1.U42:Feuille1.U42">
            <calcext:condition calcext:apply-style-name="Cellule grisée" calcext:value="formula-is([.T42]=0)" calcext:base-cell-address="Feuille1.U42"/>
            <calcext:condition calcext:apply-style-name="Cellule invalide" calcext:value="formula-is(AND([.T42]&lt;&gt;0;[.U42]=&quot;&quot;))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T42]=0)" calcext:base-cell-address="Feuille1.V42"/>
            <calcext:condition calcext:apply-style-name="Cellule invalide" calcext:value="formula-is(AND([.T42]&lt;&gt;0;[.V42]=&quot;&quot;))" calcext:base-cell-address="Feuille1.V42"/>
          </calcext:conditional-format>
          <calcext:conditional-format calcext:target-range-address="Feuille1.W42:Feuille1.X42">
            <calcext:condition calcext:apply-style-name="Cellule grisée" calcext:value="formula-is([.T42]=0)" calcext:base-cell-address="Feuille1.W42"/>
            <calcext:condition calcext:apply-style-name="Cellule invalide" calcext:value="formula-is(AND([.T42]&lt;&gt;0;[.W42]=&quot;&quot;))" calcext:base-cell-address="Feuille1.W42"/>
          </calcext:conditional-format>
          <calcext:conditional-format calcext:target-range-address="Feuille1.T43:Feuille1.T43">
            <calcext:condition calcext:apply-style-name="Cellule invalide" calcext:value="=&quot;&quot;" calcext:base-cell-address="Feuille1.T43"/>
          </calcext:conditional-format>
          <calcext:conditional-format calcext:target-range-address="Feuille1.U43:Feuille1.U43">
            <calcext:condition calcext:apply-style-name="Cellule grisée" calcext:value="formula-is([.T43]=0)" calcext:base-cell-address="Feuille1.U43"/>
            <calcext:condition calcext:apply-style-name="Cellule invalide" calcext:value="formula-is(AND([.T43]&lt;&gt;0;[.U43]=&quot;&quot;))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T43]=0)" calcext:base-cell-address="Feuille1.V43"/>
            <calcext:condition calcext:apply-style-name="Cellule invalide" calcext:value="formula-is(AND([.T43]&lt;&gt;0;[.V43]=&quot;&quot;))" calcext:base-cell-address="Feuille1.V43"/>
          </calcext:conditional-format>
          <calcext:conditional-format calcext:target-range-address="Feuille1.W43:Feuille1.X43">
            <calcext:condition calcext:apply-style-name="Cellule grisée" calcext:value="formula-is([.T43]=0)" calcext:base-cell-address="Feuille1.W43"/>
            <calcext:condition calcext:apply-style-name="Cellule invalide" calcext:value="formula-is(AND([.T43]&lt;&gt;0;[.W43]=&quot;&quot;))" calcext:base-cell-address="Feuille1.W43"/>
          </calcext:conditional-format>
          <calcext:conditional-format calcext:target-range-address="Feuille1.T44:Feuille1.T44">
            <calcext:condition calcext:apply-style-name="Cellule invalide" calcext:value="=&quot;&quot;" calcext:base-cell-address="Feuille1.T44"/>
          </calcext:conditional-format>
          <calcext:conditional-format calcext:target-range-address="Feuille1.U44:Feuille1.U44">
            <calcext:condition calcext:apply-style-name="Cellule grisée" calcext:value="formula-is([.T44]=0)" calcext:base-cell-address="Feuille1.U44"/>
            <calcext:condition calcext:apply-style-name="Cellule invalide" calcext:value="formula-is(AND([.T44]&lt;&gt;0;[.U44]=&quot;&quot;))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T44]=0)" calcext:base-cell-address="Feuille1.V44"/>
            <calcext:condition calcext:apply-style-name="Cellule invalide" calcext:value="formula-is(AND([.T44]&lt;&gt;0;[.V44]=&quot;&quot;))" calcext:base-cell-address="Feuille1.V44"/>
          </calcext:conditional-format>
          <calcext:conditional-format calcext:target-range-address="Feuille1.W44:Feuille1.X44">
            <calcext:condition calcext:apply-style-name="Cellule grisée" calcext:value="formula-is([.T44]=0)" calcext:base-cell-address="Feuille1.W44"/>
            <calcext:condition calcext:apply-style-name="Cellule invalide" calcext:value="formula-is(AND([.T44]&lt;&gt;0;[.W44]=&quot;&quot;))" calcext:base-cell-address="Feuille1.W44"/>
          </calcext:conditional-format>
          <calcext:conditional-format calcext:target-range-address="Feuille1.T45:Feuille1.T45">
            <calcext:condition calcext:apply-style-name="Cellule invalide" calcext:value="=&quot;&quot;" calcext:base-cell-address="Feuille1.T45"/>
          </calcext:conditional-format>
          <calcext:conditional-format calcext:target-range-address="Feuille1.U45:Feuille1.U45">
            <calcext:condition calcext:apply-style-name="Cellule grisée" calcext:value="formula-is([.T45]=0)" calcext:base-cell-address="Feuille1.U45"/>
            <calcext:condition calcext:apply-style-name="Cellule invalide" calcext:value="formula-is(AND([.T45]&lt;&gt;0;[.U45]=&quot;&quot;))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T45]=0)" calcext:base-cell-address="Feuille1.V45"/>
            <calcext:condition calcext:apply-style-name="Cellule invalide" calcext:value="formula-is(AND([.T45]&lt;&gt;0;[.V45]=&quot;&quot;))" calcext:base-cell-address="Feuille1.V45"/>
          </calcext:conditional-format>
          <calcext:conditional-format calcext:target-range-address="Feuille1.W45:Feuille1.X45">
            <calcext:condition calcext:apply-style-name="Cellule grisée" calcext:value="formula-is([.T45]=0)" calcext:base-cell-address="Feuille1.W45"/>
            <calcext:condition calcext:apply-style-name="Cellule invalide" calcext:value="formula-is(AND([.T45]&lt;&gt;0;[.W45]=&quot;&quot;))" calcext:base-cell-address="Feuille1.W45"/>
          </calcext:conditional-format>
          <calcext:conditional-format calcext:target-range-address="Feuille1.T46:Feuille1.T46">
            <calcext:condition calcext:apply-style-name="Cellule invalide" calcext:value="=&quot;&quot;" calcext:base-cell-address="Feuille1.T46"/>
          </calcext:conditional-format>
          <calcext:conditional-format calcext:target-range-address="Feuille1.U46:Feuille1.U46">
            <calcext:condition calcext:apply-style-name="Cellule grisée" calcext:value="formula-is([.T46]=0)" calcext:base-cell-address="Feuille1.U46"/>
            <calcext:condition calcext:apply-style-name="Cellule invalide" calcext:value="formula-is(AND([.T46]&lt;&gt;0;[.U46]=&quot;&quot;))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T46]=0)" calcext:base-cell-address="Feuille1.V46"/>
            <calcext:condition calcext:apply-style-name="Cellule invalide" calcext:value="formula-is(AND([.T46]&lt;&gt;0;[.V46]=&quot;&quot;))" calcext:base-cell-address="Feuille1.V46"/>
          </calcext:conditional-format>
          <calcext:conditional-format calcext:target-range-address="Feuille1.W46:Feuille1.X46">
            <calcext:condition calcext:apply-style-name="Cellule grisée" calcext:value="formula-is([.T46]=0)" calcext:base-cell-address="Feuille1.W46"/>
            <calcext:condition calcext:apply-style-name="Cellule invalide" calcext:value="formula-is(AND([.T46]&lt;&gt;0;[.W46]=&quot;&quot;))" calcext:base-cell-address="Feuille1.W46"/>
          </calcext:conditional-format>
          <calcext:conditional-format calcext:target-range-address="Feuille1.T47:Feuille1.T47">
            <calcext:condition calcext:apply-style-name="Cellule invalide" calcext:value="=&quot;&quot;" calcext:base-cell-address="Feuille1.T47"/>
          </calcext:conditional-format>
          <calcext:conditional-format calcext:target-range-address="Feuille1.U47:Feuille1.U47">
            <calcext:condition calcext:apply-style-name="Cellule grisée" calcext:value="formula-is([.T47]=0)" calcext:base-cell-address="Feuille1.U47"/>
            <calcext:condition calcext:apply-style-name="Cellule invalide" calcext:value="formula-is(AND([.T47]&lt;&gt;0;[.U47]=&quot;&quot;))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T47]=0)" calcext:base-cell-address="Feuille1.V47"/>
            <calcext:condition calcext:apply-style-name="Cellule invalide" calcext:value="formula-is(AND([.T47]&lt;&gt;0;[.V47]=&quot;&quot;))" calcext:base-cell-address="Feuille1.V47"/>
          </calcext:conditional-format>
          <calcext:conditional-format calcext:target-range-address="Feuille1.W47:Feuille1.X47">
            <calcext:condition calcext:apply-style-name="Cellule grisée" calcext:value="formula-is([.T47]=0)" calcext:base-cell-address="Feuille1.W47"/>
            <calcext:condition calcext:apply-style-name="Cellule invalide" calcext:value="formula-is(AND([.T47]&lt;&gt;0;[.W47]=&quot;&quot;))" calcext:base-cell-address="Feuille1.W47"/>
          </calcext:conditional-format>
          <calcext:conditional-format calcext:target-range-address="Feuille1.T48:Feuille1.T48">
            <calcext:condition calcext:apply-style-name="Cellule invalide" calcext:value="=&quot;&quot;" calcext:base-cell-address="Feuille1.T48"/>
          </calcext:conditional-format>
          <calcext:conditional-format calcext:target-range-address="Feuille1.U48:Feuille1.U48">
            <calcext:condition calcext:apply-style-name="Cellule grisée" calcext:value="formula-is([.T48]=0)" calcext:base-cell-address="Feuille1.U48"/>
            <calcext:condition calcext:apply-style-name="Cellule invalide" calcext:value="formula-is(AND([.T48]&lt;&gt;0;[.U48]=&quot;&quot;))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T48]=0)" calcext:base-cell-address="Feuille1.V48"/>
            <calcext:condition calcext:apply-style-name="Cellule invalide" calcext:value="formula-is(AND([.T48]&lt;&gt;0;[.V48]=&quot;&quot;))" calcext:base-cell-address="Feuille1.V48"/>
          </calcext:conditional-format>
          <calcext:conditional-format calcext:target-range-address="Feuille1.W48:Feuille1.X48">
            <calcext:condition calcext:apply-style-name="Cellule grisée" calcext:value="formula-is([.T48]=0)" calcext:base-cell-address="Feuille1.W48"/>
            <calcext:condition calcext:apply-style-name="Cellule invalide" calcext:value="formula-is(AND([.T48]&lt;&gt;0;[.W48]=&quot;&quot;))" calcext:base-cell-address="Feuille1.W48"/>
          </calcext:conditional-format>
          <calcext:conditional-format calcext:target-range-address="Feuille1.T49:Feuille1.T49">
            <calcext:condition calcext:apply-style-name="Cellule invalide" calcext:value="=&quot;&quot;" calcext:base-cell-address="Feuille1.T49"/>
          </calcext:conditional-format>
          <calcext:conditional-format calcext:target-range-address="Feuille1.U49:Feuille1.U49">
            <calcext:condition calcext:apply-style-name="Cellule grisée" calcext:value="formula-is([.T49]=0)" calcext:base-cell-address="Feuille1.U49"/>
            <calcext:condition calcext:apply-style-name="Cellule invalide" calcext:value="formula-is(AND([.T49]&lt;&gt;0;[.U49]=&quot;&quot;))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T49]=0)" calcext:base-cell-address="Feuille1.V49"/>
            <calcext:condition calcext:apply-style-name="Cellule invalide" calcext:value="formula-is(AND([.T49]&lt;&gt;0;[.V49]=&quot;&quot;))" calcext:base-cell-address="Feuille1.V49"/>
          </calcext:conditional-format>
          <calcext:conditional-format calcext:target-range-address="Feuille1.W49:Feuille1.X49">
            <calcext:condition calcext:apply-style-name="Cellule grisée" calcext:value="formula-is([.T49]=0)" calcext:base-cell-address="Feuille1.W49"/>
            <calcext:condition calcext:apply-style-name="Cellule invalide" calcext:value="formula-is(AND([.T49]&lt;&gt;0;[.W49]=&quot;&quot;))" calcext:base-cell-address="Feuille1.W49"/>
          </calcext:conditional-format>
          <calcext:conditional-format calcext:target-range-address="Feuille1.T50:Feuille1.T50">
            <calcext:condition calcext:apply-style-name="Cellule invalide" calcext:value="=&quot;&quot;" calcext:base-cell-address="Feuille1.T50"/>
          </calcext:conditional-format>
          <calcext:conditional-format calcext:target-range-address="Feuille1.U50:Feuille1.U50">
            <calcext:condition calcext:apply-style-name="Cellule grisée" calcext:value="formula-is([.T50]=0)" calcext:base-cell-address="Feuille1.U50"/>
            <calcext:condition calcext:apply-style-name="Cellule invalide" calcext:value="formula-is(AND([.T50]&lt;&gt;0;[.U50]=&quot;&quot;))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T50]=0)" calcext:base-cell-address="Feuille1.V50"/>
            <calcext:condition calcext:apply-style-name="Cellule invalide" calcext:value="formula-is(AND([.T50]&lt;&gt;0;[.V50]=&quot;&quot;))" calcext:base-cell-address="Feuille1.V50"/>
          </calcext:conditional-format>
          <calcext:conditional-format calcext:target-range-address="Feuille1.W50:Feuille1.X50">
            <calcext:condition calcext:apply-style-name="Cellule grisée" calcext:value="formula-is([.T50]=0)" calcext:base-cell-address="Feuille1.W50"/>
            <calcext:condition calcext:apply-style-name="Cellule invalide" calcext:value="formula-is(AND([.T50]&lt;&gt;0;[.W50]=&quot;&quot;))" calcext:base-cell-address="Feuille1.W50"/>
          </calcext:conditional-format>
          <calcext:conditional-format calcext:target-range-address="Feuille1.T51:Feuille1.T51">
            <calcext:condition calcext:apply-style-name="Cellule invalide" calcext:value="=&quot;&quot;" calcext:base-cell-address="Feuille1.T51"/>
          </calcext:conditional-format>
          <calcext:conditional-format calcext:target-range-address="Feuille1.U51:Feuille1.U51">
            <calcext:condition calcext:apply-style-name="Cellule grisée" calcext:value="formula-is([.T51]=0)" calcext:base-cell-address="Feuille1.U51"/>
            <calcext:condition calcext:apply-style-name="Cellule invalide" calcext:value="formula-is(AND([.T51]&lt;&gt;0;[.U51]=&quot;&quot;))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T51]=0)" calcext:base-cell-address="Feuille1.V51"/>
            <calcext:condition calcext:apply-style-name="Cellule invalide" calcext:value="formula-is(AND([.T51]&lt;&gt;0;[.V51]=&quot;&quot;))" calcext:base-cell-address="Feuille1.V51"/>
          </calcext:conditional-format>
          <calcext:conditional-format calcext:target-range-address="Feuille1.W51:Feuille1.X51">
            <calcext:condition calcext:apply-style-name="Cellule grisée" calcext:value="formula-is([.T51]=0)" calcext:base-cell-address="Feuille1.W51"/>
            <calcext:condition calcext:apply-style-name="Cellule invalide" calcext:value="formula-is(AND([.T51]&lt;&gt;0;[.W51]=&quot;&quot;))" calcext:base-cell-address="Feuille1.W51"/>
          </calcext:conditional-format>
          <calcext:conditional-format calcext:target-range-address="Feuille1.T52:Feuille1.T52">
            <calcext:condition calcext:apply-style-name="Cellule invalide" calcext:value="=&quot;&quot;" calcext:base-cell-address="Feuille1.T52"/>
          </calcext:conditional-format>
          <calcext:conditional-format calcext:target-range-address="Feuille1.U52:Feuille1.U52">
            <calcext:condition calcext:apply-style-name="Cellule grisée" calcext:value="formula-is([.T52]=0)" calcext:base-cell-address="Feuille1.U52"/>
            <calcext:condition calcext:apply-style-name="Cellule invalide" calcext:value="formula-is(AND([.T52]&lt;&gt;0;[.U52]=&quot;&quot;))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T52]=0)" calcext:base-cell-address="Feuille1.V52"/>
            <calcext:condition calcext:apply-style-name="Cellule invalide" calcext:value="formula-is(AND([.T52]&lt;&gt;0;[.V52]=&quot;&quot;))" calcext:base-cell-address="Feuille1.V52"/>
          </calcext:conditional-format>
          <calcext:conditional-format calcext:target-range-address="Feuille1.W52:Feuille1.X52">
            <calcext:condition calcext:apply-style-name="Cellule grisée" calcext:value="formula-is([.T52]=0)" calcext:base-cell-address="Feuille1.W52"/>
            <calcext:condition calcext:apply-style-name="Cellule invalide" calcext:value="formula-is(AND([.T52]&lt;&gt;0;[.W52]=&quot;&quot;))" calcext:base-cell-address="Feuille1.W52"/>
          </calcext:conditional-format>
          <calcext:conditional-format calcext:target-range-address="Feuille1.T53:Feuille1.T53">
            <calcext:condition calcext:apply-style-name="Cellule invalide" calcext:value="=&quot;&quot;" calcext:base-cell-address="Feuille1.T53"/>
          </calcext:conditional-format>
          <calcext:conditional-format calcext:target-range-address="Feuille1.U53:Feuille1.U53">
            <calcext:condition calcext:apply-style-name="Cellule grisée" calcext:value="formula-is([.T53]=0)" calcext:base-cell-address="Feuille1.U53"/>
            <calcext:condition calcext:apply-style-name="Cellule invalide" calcext:value="formula-is(AND([.T53]&lt;&gt;0;[.U53]=&quot;&quot;))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T53]=0)" calcext:base-cell-address="Feuille1.V53"/>
            <calcext:condition calcext:apply-style-name="Cellule invalide" calcext:value="formula-is(AND([.T53]&lt;&gt;0;[.V53]=&quot;&quot;))" calcext:base-cell-address="Feuille1.V53"/>
          </calcext:conditional-format>
          <calcext:conditional-format calcext:target-range-address="Feuille1.W53:Feuille1.X53">
            <calcext:condition calcext:apply-style-name="Cellule grisée" calcext:value="formula-is([.T53]=0)" calcext:base-cell-address="Feuille1.W53"/>
            <calcext:condition calcext:apply-style-name="Cellule invalide" calcext:value="formula-is(AND([.T53]&lt;&gt;0;[.W53]=&quot;&quot;))" calcext:base-cell-address="Feuille1.W53"/>
          </calcext:conditional-format>
          <calcext:conditional-format calcext:target-range-address="Feuille1.T54:Feuille1.T54">
            <calcext:condition calcext:apply-style-name="Cellule invalide" calcext:value="=&quot;&quot;" calcext:base-cell-address="Feuille1.T54"/>
          </calcext:conditional-format>
          <calcext:conditional-format calcext:target-range-address="Feuille1.U54:Feuille1.U54">
            <calcext:condition calcext:apply-style-name="Cellule grisée" calcext:value="formula-is([.T54]=0)" calcext:base-cell-address="Feuille1.U54"/>
            <calcext:condition calcext:apply-style-name="Cellule invalide" calcext:value="formula-is(AND([.T54]&lt;&gt;0;[.U54]=&quot;&quot;))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T54]=0)" calcext:base-cell-address="Feuille1.V54"/>
            <calcext:condition calcext:apply-style-name="Cellule invalide" calcext:value="formula-is(AND([.T54]&lt;&gt;0;[.V54]=&quot;&quot;))" calcext:base-cell-address="Feuille1.V54"/>
          </calcext:conditional-format>
          <calcext:conditional-format calcext:target-range-address="Feuille1.W54:Feuille1.X54">
            <calcext:condition calcext:apply-style-name="Cellule grisée" calcext:value="formula-is([.T54]=0)" calcext:base-cell-address="Feuille1.W54"/>
            <calcext:condition calcext:apply-style-name="Cellule invalide" calcext:value="formula-is(AND([.T54]&lt;&gt;0;[.W54]=&quot;&quot;))" calcext:base-cell-address="Feuille1.W54"/>
          </calcext:conditional-format>
          <calcext:conditional-format calcext:target-range-address="Feuille1.T55:Feuille1.T55">
            <calcext:condition calcext:apply-style-name="Cellule invalide" calcext:value="=&quot;&quot;" calcext:base-cell-address="Feuille1.T55"/>
          </calcext:conditional-format>
          <calcext:conditional-format calcext:target-range-address="Feuille1.U55:Feuille1.U55">
            <calcext:condition calcext:apply-style-name="Cellule grisée" calcext:value="formula-is([.T55]=0)" calcext:base-cell-address="Feuille1.U55"/>
            <calcext:condition calcext:apply-style-name="Cellule invalide" calcext:value="formula-is(AND([.T55]&lt;&gt;0;[.U55]=&quot;&quot;))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T55]=0)" calcext:base-cell-address="Feuille1.V55"/>
            <calcext:condition calcext:apply-style-name="Cellule invalide" calcext:value="formula-is(AND([.T55]&lt;&gt;0;[.V55]=&quot;&quot;))" calcext:base-cell-address="Feuille1.V55"/>
          </calcext:conditional-format>
          <calcext:conditional-format calcext:target-range-address="Feuille1.W55:Feuille1.X55">
            <calcext:condition calcext:apply-style-name="Cellule grisée" calcext:value="formula-is([.T55]=0)" calcext:base-cell-address="Feuille1.W55"/>
            <calcext:condition calcext:apply-style-name="Cellule invalide" calcext:value="formula-is(AND([.T55]&lt;&gt;0;[.W55]=&quot;&quot;))" calcext:base-cell-address="Feuille1.W55"/>
          </calcext:conditional-format>
          <calcext:conditional-format calcext:target-range-address="Feuille1.T56:Feuille1.T56">
            <calcext:condition calcext:apply-style-name="Cellule invalide" calcext:value="=&quot;&quot;" calcext:base-cell-address="Feuille1.T56"/>
          </calcext:conditional-format>
          <calcext:conditional-format calcext:target-range-address="Feuille1.U56:Feuille1.U56">
            <calcext:condition calcext:apply-style-name="Cellule grisée" calcext:value="formula-is([.T56]=0)" calcext:base-cell-address="Feuille1.U56"/>
            <calcext:condition calcext:apply-style-name="Cellule invalide" calcext:value="formula-is(AND([.T56]&lt;&gt;0;[.U56]=&quot;&quot;))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T56]=0)" calcext:base-cell-address="Feuille1.V56"/>
            <calcext:condition calcext:apply-style-name="Cellule invalide" calcext:value="formula-is(AND([.T56]&lt;&gt;0;[.V56]=&quot;&quot;))" calcext:base-cell-address="Feuille1.V56"/>
          </calcext:conditional-format>
          <calcext:conditional-format calcext:target-range-address="Feuille1.W56:Feuille1.X56">
            <calcext:condition calcext:apply-style-name="Cellule grisée" calcext:value="formula-is([.T56]=0)" calcext:base-cell-address="Feuille1.W56"/>
            <calcext:condition calcext:apply-style-name="Cellule invalide" calcext:value="formula-is(AND([.T56]&lt;&gt;0;[.W56]=&quot;&quot;))" calcext:base-cell-address="Feuille1.W56"/>
          </calcext:conditional-format>
          <calcext:conditional-format calcext:target-range-address="Feuille1.T57:Feuille1.T57">
            <calcext:condition calcext:apply-style-name="Cellule invalide" calcext:value="=&quot;&quot;" calcext:base-cell-address="Feuille1.T57"/>
          </calcext:conditional-format>
          <calcext:conditional-format calcext:target-range-address="Feuille1.U57:Feuille1.U57">
            <calcext:condition calcext:apply-style-name="Cellule grisée" calcext:value="formula-is([.T57]=0)" calcext:base-cell-address="Feuille1.U57"/>
            <calcext:condition calcext:apply-style-name="Cellule invalide" calcext:value="formula-is(AND([.T57]&lt;&gt;0;[.U57]=&quot;&quot;))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T57]=0)" calcext:base-cell-address="Feuille1.V57"/>
            <calcext:condition calcext:apply-style-name="Cellule invalide" calcext:value="formula-is(AND([.T57]&lt;&gt;0;[.V57]=&quot;&quot;))" calcext:base-cell-address="Feuille1.V57"/>
          </calcext:conditional-format>
          <calcext:conditional-format calcext:target-range-address="Feuille1.W57:Feuille1.X57">
            <calcext:condition calcext:apply-style-name="Cellule grisée" calcext:value="formula-is([.T57]=0)" calcext:base-cell-address="Feuille1.W57"/>
            <calcext:condition calcext:apply-style-name="Cellule invalide" calcext:value="formula-is(AND([.T57]&lt;&gt;0;[.W57]=&quot;&quot;))" calcext:base-cell-address="Feuille1.W57"/>
          </calcext:conditional-format>
          <calcext:conditional-format calcext:target-range-address="Feuille1.T58:Feuille1.T58">
            <calcext:condition calcext:apply-style-name="Cellule invalide" calcext:value="=&quot;&quot;" calcext:base-cell-address="Feuille1.T58"/>
          </calcext:conditional-format>
          <calcext:conditional-format calcext:target-range-address="Feuille1.U58:Feuille1.U58">
            <calcext:condition calcext:apply-style-name="Cellule grisée" calcext:value="formula-is([.T58]=0)" calcext:base-cell-address="Feuille1.U58"/>
            <calcext:condition calcext:apply-style-name="Cellule invalide" calcext:value="formula-is(AND([.T58]&lt;&gt;0;[.U58]=&quot;&quot;))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T58]=0)" calcext:base-cell-address="Feuille1.V58"/>
            <calcext:condition calcext:apply-style-name="Cellule invalide" calcext:value="formula-is(AND([.T58]&lt;&gt;0;[.V58]=&quot;&quot;))" calcext:base-cell-address="Feuille1.V58"/>
          </calcext:conditional-format>
          <calcext:conditional-format calcext:target-range-address="Feuille1.W58:Feuille1.X58">
            <calcext:condition calcext:apply-style-name="Cellule grisée" calcext:value="formula-is([.T58]=0)" calcext:base-cell-address="Feuille1.W58"/>
            <calcext:condition calcext:apply-style-name="Cellule invalide" calcext:value="formula-is(AND([.T58]&lt;&gt;0;[.W58]=&quot;&quot;))" calcext:base-cell-address="Feuille1.W58"/>
          </calcext:conditional-format>
          <calcext:conditional-format calcext:target-range-address="Feuille1.T59:Feuille1.T59">
            <calcext:condition calcext:apply-style-name="Cellule invalide" calcext:value="=&quot;&quot;" calcext:base-cell-address="Feuille1.T59"/>
          </calcext:conditional-format>
          <calcext:conditional-format calcext:target-range-address="Feuille1.U59:Feuille1.U59">
            <calcext:condition calcext:apply-style-name="Cellule grisée" calcext:value="formula-is([.T59]=0)" calcext:base-cell-address="Feuille1.U59"/>
            <calcext:condition calcext:apply-style-name="Cellule invalide" calcext:value="formula-is(AND([.T59]&lt;&gt;0;[.U59]=&quot;&quot;))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T59]=0)" calcext:base-cell-address="Feuille1.V59"/>
            <calcext:condition calcext:apply-style-name="Cellule invalide" calcext:value="formula-is(AND([.T59]&lt;&gt;0;[.V59]=&quot;&quot;))" calcext:base-cell-address="Feuille1.V59"/>
          </calcext:conditional-format>
          <calcext:conditional-format calcext:target-range-address="Feuille1.W59:Feuille1.X59">
            <calcext:condition calcext:apply-style-name="Cellule grisée" calcext:value="formula-is([.T59]=0)" calcext:base-cell-address="Feuille1.W59"/>
            <calcext:condition calcext:apply-style-name="Cellule invalide" calcext:value="formula-is(AND([.T59]&lt;&gt;0;[.W59]=&quot;&quot;))" calcext:base-cell-address="Feuille1.W59"/>
          </calcext:conditional-format>
          <calcext:conditional-format calcext:target-range-address="Feuille1.T60:Feuille1.T60">
            <calcext:condition calcext:apply-style-name="Cellule invalide" calcext:value="=&quot;&quot;" calcext:base-cell-address="Feuille1.T60"/>
          </calcext:conditional-format>
          <calcext:conditional-format calcext:target-range-address="Feuille1.U60:Feuille1.U60">
            <calcext:condition calcext:apply-style-name="Cellule grisée" calcext:value="formula-is([.T60]=0)" calcext:base-cell-address="Feuille1.U60"/>
            <calcext:condition calcext:apply-style-name="Cellule invalide" calcext:value="formula-is(AND([.T60]&lt;&gt;0;[.U60]=&quot;&quot;))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T60]=0)" calcext:base-cell-address="Feuille1.V60"/>
            <calcext:condition calcext:apply-style-name="Cellule invalide" calcext:value="formula-is(AND([.T60]&lt;&gt;0;[.V60]=&quot;&quot;))" calcext:base-cell-address="Feuille1.V60"/>
          </calcext:conditional-format>
          <calcext:conditional-format calcext:target-range-address="Feuille1.W60:Feuille1.X60">
            <calcext:condition calcext:apply-style-name="Cellule grisée" calcext:value="formula-is([.T60]=0)" calcext:base-cell-address="Feuille1.W60"/>
            <calcext:condition calcext:apply-style-name="Cellule invalide" calcext:value="formula-is(AND([.T60]&lt;&gt;0;[.W60]=&quot;&quot;))" calcext:base-cell-address="Feuille1.W60"/>
          </calcext:conditional-format>
          <calcext:conditional-format calcext:target-range-address="Feuille1.T61:Feuille1.T61">
            <calcext:condition calcext:apply-style-name="Cellule invalide" calcext:value="=&quot;&quot;" calcext:base-cell-address="Feuille1.T61"/>
          </calcext:conditional-format>
          <calcext:conditional-format calcext:target-range-address="Feuille1.U61:Feuille1.U61">
            <calcext:condition calcext:apply-style-name="Cellule grisée" calcext:value="formula-is([.T61]=0)" calcext:base-cell-address="Feuille1.U61"/>
            <calcext:condition calcext:apply-style-name="Cellule invalide" calcext:value="formula-is(AND([.T61]&lt;&gt;0;[.U61]=&quot;&quot;))" calcext:base-cell-address="Feuille1.U61"/>
          </calcext:conditional-format>
          <calcext:conditional-format calcext:target-range-address="Feuille1.V61:Feuille1.V61">
            <calcext:condition calcext:apply-style-name="Cellule grisée" calcext:value="formula-is([.T61]=0)" calcext:base-cell-address="Feuille1.V61"/>
            <calcext:condition calcext:apply-style-name="Cellule invalide" calcext:value="formula-is(AND([.T61]&lt;&gt;0;[.V61]=&quot;&quot;))" calcext:base-cell-address="Feuille1.V61"/>
          </calcext:conditional-format>
          <calcext:conditional-format calcext:target-range-address="Feuille1.W61:Feuille1.X61">
            <calcext:condition calcext:apply-style-name="Cellule grisée" calcext:value="formula-is([.T61]=0)" calcext:base-cell-address="Feuille1.W61"/>
            <calcext:condition calcext:apply-style-name="Cellule invalide" calcext:value="formula-is(AND([.T61]&lt;&gt;0;[.W61]=&quot;&quot;))" calcext:base-cell-address="Feuille1.W61"/>
          </calcext:conditional-format>
          <calcext:conditional-format calcext:target-range-address="Feuille1.T63:Feuille1.T63">
            <calcext:condition calcext:apply-style-name="Cellule invalide" calcext:value="=&quot;&quot;" calcext:base-cell-address="Feuille1.T63"/>
          </calcext:conditional-format>
          <calcext:conditional-format calcext:target-range-address="Feuille1.U63:Feuille1.U63">
            <calcext:condition calcext:apply-style-name="Cellule grisée" calcext:value="formula-is([.T63]=0)" calcext:base-cell-address="Feuille1.U63"/>
            <calcext:condition calcext:apply-style-name="Cellule invalide" calcext:value="formula-is(AND([.T63]&lt;&gt;0;[.U63]=&quot;&quot;))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T63]=0)" calcext:base-cell-address="Feuille1.V63"/>
            <calcext:condition calcext:apply-style-name="Cellule invalide" calcext:value="formula-is(AND([.T63]&lt;&gt;0;[.V63]=&quot;&quot;))" calcext:base-cell-address="Feuille1.V63"/>
          </calcext:conditional-format>
          <calcext:conditional-format calcext:target-range-address="Feuille1.W63:Feuille1.X63">
            <calcext:condition calcext:apply-style-name="Cellule grisée" calcext:value="formula-is([.T63]=0)" calcext:base-cell-address="Feuille1.W63"/>
            <calcext:condition calcext:apply-style-name="Cellule invalide" calcext:value="formula-is(AND([.T63]&lt;&gt;0;[.W63]=&quot;&quot;))" calcext:base-cell-address="Feuille1.W63"/>
          </calcext:conditional-format>
          <calcext:conditional-format calcext:target-range-address="Feuille1.T64:Feuille1.T64">
            <calcext:condition calcext:apply-style-name="Cellule invalide" calcext:value="=&quot;&quot;" calcext:base-cell-address="Feuille1.T64"/>
          </calcext:conditional-format>
          <calcext:conditional-format calcext:target-range-address="Feuille1.U64:Feuille1.U64">
            <calcext:condition calcext:apply-style-name="Cellule grisée" calcext:value="formula-is([.T64]=0)" calcext:base-cell-address="Feuille1.U64"/>
            <calcext:condition calcext:apply-style-name="Cellule invalide" calcext:value="formula-is(AND([.T64]&lt;&gt;0;[.U64]=&quot;&quot;))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T64]=0)" calcext:base-cell-address="Feuille1.V64"/>
            <calcext:condition calcext:apply-style-name="Cellule invalide" calcext:value="formula-is(AND([.T64]&lt;&gt;0;[.V64]=&quot;&quot;))" calcext:base-cell-address="Feuille1.V64"/>
          </calcext:conditional-format>
          <calcext:conditional-format calcext:target-range-address="Feuille1.W64:Feuille1.X64">
            <calcext:condition calcext:apply-style-name="Cellule grisée" calcext:value="formula-is([.T64]=0)" calcext:base-cell-address="Feuille1.W64"/>
            <calcext:condition calcext:apply-style-name="Cellule invalide" calcext:value="formula-is(AND([.T64]&lt;&gt;0;[.W64]=&quot;&quot;))" calcext:base-cell-address="Feuille1.W64"/>
          </calcext:conditional-format>
          <calcext:conditional-format calcext:target-range-address="Feuille1.T65:Feuille1.T65">
            <calcext:condition calcext:apply-style-name="Cellule invalide" calcext:value="=&quot;&quot;" calcext:base-cell-address="Feuille1.T65"/>
          </calcext:conditional-format>
          <calcext:conditional-format calcext:target-range-address="Feuille1.U65:Feuille1.U65">
            <calcext:condition calcext:apply-style-name="Cellule grisée" calcext:value="formula-is([.T65]=0)" calcext:base-cell-address="Feuille1.U65"/>
            <calcext:condition calcext:apply-style-name="Cellule invalide" calcext:value="formula-is(AND([.T65]&lt;&gt;0;[.U65]=&quot;&quot;))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T65]=0)" calcext:base-cell-address="Feuille1.V65"/>
            <calcext:condition calcext:apply-style-name="Cellule invalide" calcext:value="formula-is(AND([.T65]&lt;&gt;0;[.V65]=&quot;&quot;))" calcext:base-cell-address="Feuille1.V65"/>
          </calcext:conditional-format>
          <calcext:conditional-format calcext:target-range-address="Feuille1.W65:Feuille1.X65">
            <calcext:condition calcext:apply-style-name="Cellule grisée" calcext:value="formula-is([.T65]=0)" calcext:base-cell-address="Feuille1.W65"/>
            <calcext:condition calcext:apply-style-name="Cellule invalide" calcext:value="formula-is(AND([.T65]&lt;&gt;0;[.W65]=&quot;&quot;))" calcext:base-cell-address="Feuille1.W65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U66:Feuille1.U66">
            <calcext:condition calcext:apply-style-name="Cellule grisée" calcext:value="formula-is([.T66]=0)" calcext:base-cell-address="Feuille1.U66"/>
            <calcext:condition calcext:apply-style-name="Cellule invalide" calcext:value="formula-is(AND([.T66]&lt;&gt;0;[.U66]=&quot;&quot;))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T66]=0)" calcext:base-cell-address="Feuille1.V66"/>
            <calcext:condition calcext:apply-style-name="Cellule invalide" calcext:value="formula-is(AND([.T66]&lt;&gt;0;[.V66]=&quot;&quot;))" calcext:base-cell-address="Feuille1.V66"/>
          </calcext:conditional-format>
          <calcext:conditional-format calcext:target-range-address="Feuille1.W66:Feuille1.X66">
            <calcext:condition calcext:apply-style-name="Cellule grisée" calcext:value="formula-is([.T66]=0)" calcext:base-cell-address="Feuille1.W66"/>
            <calcext:condition calcext:apply-style-name="Cellule invalide" calcext:value="formula-is(AND([.T66]&lt;&gt;0;[.W66]=&quot;&quot;))" calcext:base-cell-address="Feuille1.W66"/>
          </calcext:conditional-format>
          <calcext:conditional-format calcext:target-range-address="Feuille1.U67:Feuille1.U67">
            <calcext:condition calcext:apply-style-name="Cellule grisée" calcext:value="formula-is([.T67]=0)" calcext:base-cell-address="Feuille1.U67"/>
            <calcext:condition calcext:apply-style-name="Cellule invalide" calcext:value="formula-is(AND([.T67]&lt;&gt;0;[.U67]=&quot;&quot;))" calcext:base-cell-address="Feuille1.U67"/>
          </calcext:conditional-format>
          <calcext:conditional-format calcext:target-range-address="Feuille1.V67:Feuille1.V67">
            <calcext:condition calcext:apply-style-name="Cellule grisée" calcext:value="formula-is([.T67]=0)" calcext:base-cell-address="Feuille1.V67"/>
            <calcext:condition calcext:apply-style-name="Cellule invalide" calcext:value="formula-is(AND([.T67]&lt;&gt;0;[.V67]=&quot;&quot;))" calcext:base-cell-address="Feuille1.V67"/>
          </calcext:conditional-format>
          <calcext:conditional-format calcext:target-range-address="Feuille1.W67:Feuille1.X67">
            <calcext:condition calcext:apply-style-name="Cellule grisée" calcext:value="formula-is([.T67]=0)" calcext:base-cell-address="Feuille1.W67"/>
            <calcext:condition calcext:apply-style-name="Cellule invalide" calcext:value="formula-is(AND([.T67]&lt;&gt;0;[.W67]=&quot;&quot;))" calcext:base-cell-address="Feuille1.W67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U69:Feuille1.U69">
            <calcext:condition calcext:apply-style-name="Cellule grisée" calcext:value="formula-is([.T69]=0)" calcext:base-cell-address="Feuille1.U69"/>
            <calcext:condition calcext:apply-style-name="Cellule invalide" calcext:value="formula-is(AND([.T69]&lt;&gt;0;[.U69]=&quot;&quot;))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T69]=0)" calcext:base-cell-address="Feuille1.V69"/>
            <calcext:condition calcext:apply-style-name="Cellule invalide" calcext:value="formula-is(AND([.T69]&lt;&gt;0;[.V69]=&quot;&quot;))" calcext:base-cell-address="Feuille1.V69"/>
          </calcext:conditional-format>
          <calcext:conditional-format calcext:target-range-address="Feuille1.W69:Feuille1.X69">
            <calcext:condition calcext:apply-style-name="Cellule grisée" calcext:value="formula-is([.T69]=0)" calcext:base-cell-address="Feuille1.W69"/>
            <calcext:condition calcext:apply-style-name="Cellule invalide" calcext:value="formula-is(AND([.T69]&lt;&gt;0;[.W69]=&quot;&quot;))" calcext:base-cell-address="Feuille1.W69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U70:Feuille1.U70">
            <calcext:condition calcext:apply-style-name="Cellule grisée" calcext:value="formula-is([.T70]=0)" calcext:base-cell-address="Feuille1.U70"/>
            <calcext:condition calcext:apply-style-name="Cellule invalide" calcext:value="formula-is(AND([.T70]&lt;&gt;0;[.U70]=&quot;&quot;))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T70]=0)" calcext:base-cell-address="Feuille1.V70"/>
            <calcext:condition calcext:apply-style-name="Cellule invalide" calcext:value="formula-is(AND([.T70]&lt;&gt;0;[.V70]=&quot;&quot;))" calcext:base-cell-address="Feuille1.V70"/>
          </calcext:conditional-format>
          <calcext:conditional-format calcext:target-range-address="Feuille1.W70:Feuille1.X70">
            <calcext:condition calcext:apply-style-name="Cellule grisée" calcext:value="formula-is([.T70]=0)" calcext:base-cell-address="Feuille1.W70"/>
            <calcext:condition calcext:apply-style-name="Cellule invalide" calcext:value="formula-is(AND([.T70]&lt;&gt;0;[.W70]=&quot;&quot;))" calcext:base-cell-address="Feuille1.W70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G25:Feuille1.G25">
            <calcext:condition calcext:apply-style-name="Cellule grisée" calcext:value="formula-is([.F25]=0)" calcext:base-cell-address="Feuille1.G25"/>
            <calcext:condition calcext:apply-style-name="Cellule invalide" calcext:value="formula-is(AND([.F25]&lt;&gt;0;[.G25]=&quot;&quot;))" calcext:base-cell-address="Feuille1.G25"/>
          </calcext:conditional-format>
          <calcext:conditional-format calcext:target-range-address="Feuille1.I26:Feuille1.I26">
            <calcext:condition calcext:apply-style-name="Cellule invalide" calcext:value="=&quot;&quot;" calcext:base-cell-address="Feuille1.I26"/>
          </calcext:conditional-format>
          <calcext:conditional-format calcext:target-range-address="Feuille1.I27:Feuille1.I27">
            <calcext:condition calcext:apply-style-name="Cellule invalide" calcext:value="=&quot;&quot;" calcext:base-cell-address="Feuille1.I27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H31:Feuille1.H31">
            <calcext:condition calcext:apply-style-name="Cellule invalide" calcext:value="=&quot;&quot;" calcext:base-cell-address="Feuille1.H31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I31:Feuille1.I31">
            <calcext:condition calcext:apply-style-name="Cellule invalide" calcext:value="=&quot;&quot;" calcext:base-cell-address="Feuille1.I31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G33:Feuille1.G33">
            <calcext:condition calcext:apply-style-name="Cellule grisée" calcext:value="formula-is([.F33]=0)" calcext:base-cell-address="Feuille1.G33"/>
            <calcext:condition calcext:apply-style-name="Cellule invalide" calcext:value="formula-is(AND([.F33]&lt;&gt;0;[.G33]=&quot;&quot;))" calcext:base-cell-address="Feuille1.G33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N20:Feuille1.N20 Feuille1.R20:Feuille1.S20 Feuille1.D20:Feuille1.F20 Feuille1.K20:Feuille1.L20 Feuille1.A20:Feuille1.B20">
            <calcext:condition calcext:apply-style-name="Cellule invalide" calcext:value="=&quot;&quot;" calcext:base-cell-address="Feuille1.A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O20:Feuille1.O20">
            <calcext:condition calcext:apply-style-name="Cellule grisée" calcext:value="formula-is(#REF!=1)" calcext:base-cell-address="Feuille1.O20"/>
            <calcext:condition calcext:apply-style-name="Cellule invalide" calcext:value="formula-is(AND(#REF!&gt;1;#REF!=&quot;&quot;))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grisée" calcext:value="formula-is([.T20]=0)" calcext:base-cell-address="Feuille1.U20"/>
            <calcext:condition calcext:apply-style-name="Cellule invalide" calcext:value="formula-is(AND([.T20]&lt;&gt;0;[.U20]=&quot;&quot;))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T20]=0)" calcext:base-cell-address="Feuille1.V20"/>
            <calcext:condition calcext:apply-style-name="Cellule invalide" calcext:value="formula-is(AND([.T20]&lt;&gt;0;[.V20]=&quot;&quot;))" calcext:base-cell-address="Feuille1.V20"/>
          </calcext:conditional-format>
          <calcext:conditional-format calcext:target-range-address="Feuille1.W20:Feuille1.X20">
            <calcext:condition calcext:apply-style-name="Cellule grisée" calcext:value="formula-is([.T20]=0)" calcext:base-cell-address="Feuille1.W20"/>
            <calcext:condition calcext:apply-style-name="Cellule invalide" calcext:value="formula-is(AND([.T20]&lt;&gt;0;[.W20]=&quot;&quot;))" calcext:base-cell-address="Feuille1.W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N21:Feuille1.N21 Feuille1.R21:Feuille1.S21 Feuille1.D21:Feuille1.F21 Feuille1.K21:Feuille1.L21">
            <calcext:condition calcext:apply-style-name="Cellule invalide" calcext:value="=&quot;&quot;" calcext:base-cell-address="Feuille1.D21"/>
          </calcext:conditional-format>
          <calcext:conditional-format calcext:target-range-address="Feuille1.M21:Feuille1.M21">
            <calcext:condition calcext:apply-style-name="Cellule grisée" calcext:value="formula-is(#REF!=0)" calcext:base-cell-address="Feuille1.M21"/>
          </calcext:conditional-format>
          <calcext:conditional-format calcext:target-range-address="Feuille1.O21:Feuille1.O21">
            <calcext:condition calcext:apply-style-name="Cellule grisée" calcext:value="formula-is(#REF!=1)" calcext:base-cell-address="Feuille1.O21"/>
            <calcext:condition calcext:apply-style-name="Cellule invalide" calcext:value="formula-is(AND(#REF!&gt;1;#REF!=&quot;&quot;))" calcext:base-cell-address="Feuille1.O21"/>
          </calcext:conditional-format>
          <calcext:conditional-format calcext:target-range-address="Feuille1.P21:Feuille1.P21">
            <calcext:condition calcext:apply-style-name="Cellule grisée" calcext:value="formula-is(#REF!=1)" calcext:base-cell-address="Feuille1.P21"/>
            <calcext:condition calcext:apply-style-name="Cellule invalide" calcext:value="formula-is(AND(#REF!&gt;1;#REF!=&quot;&quot;))" calcext:base-cell-address="Feuille1.P21"/>
          </calcext:conditional-format>
          <calcext:conditional-format calcext:target-range-address="Feuille1.Q21:Feuille1.Q21">
            <calcext:condition calcext:apply-style-name="Cellule grisée" calcext:value="formula-is(#REF!=1)" calcext:base-cell-address="Feuille1.Q21"/>
            <calcext:condition calcext:apply-style-name="Cellule invalide" calcext:value="formula-is(AND(#REF!&gt;1;#REF!=&quot;&quot;))" calcext:base-cell-address="Feuille1.Q21"/>
          </calcext:conditional-format>
          <calcext:conditional-format calcext:target-range-address="Feuille1.T21:Feuille1.T21">
            <calcext:condition calcext:apply-style-name="Cellule invalide" calcext:value="=&quot;&quot;" calcext:base-cell-address="Feuille1.T21"/>
          </calcext:conditional-format>
          <calcext:conditional-format calcext:target-range-address="Feuille1.U21:Feuille1.U21">
            <calcext:condition calcext:apply-style-name="Cellule grisée" calcext:value="formula-is([.T21]=0)" calcext:base-cell-address="Feuille1.U21"/>
            <calcext:condition calcext:apply-style-name="Cellule invalide" calcext:value="formula-is(AND([.T21]&lt;&gt;0;[.U21]=&quot;&quot;))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T21]=0)" calcext:base-cell-address="Feuille1.V21"/>
            <calcext:condition calcext:apply-style-name="Cellule invalide" calcext:value="formula-is(AND([.T21]&lt;&gt;0;[.V21]=&quot;&quot;))" calcext:base-cell-address="Feuille1.V21"/>
          </calcext:conditional-format>
          <calcext:conditional-format calcext:target-range-address="Feuille1.W21:Feuille1.X21">
            <calcext:condition calcext:apply-style-name="Cellule grisée" calcext:value="formula-is([.T21]=0)" calcext:base-cell-address="Feuille1.W21"/>
            <calcext:condition calcext:apply-style-name="Cellule invalide" calcext:value="formula-is(AND([.T21]&lt;&gt;0;[.W21]=&quot;&quot;))" calcext:base-cell-address="Feuille1.W21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A21:Feuille1.A21">
            <calcext:condition calcext:apply-style-name="Cellule invalide" calcext:value="=&quot;&quot;" calcext:base-cell-address="Feuille1.A21"/>
          </calcext:conditional-format>
          <calcext:conditional-format calcext:target-range-address="Feuille1.B21:Feuille1.B21">
            <calcext:condition calcext:apply-style-name="Cellule invalide" calcext:value="=&quot;&quot;" calcext:base-cell-address="Feuille1.B21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34:Feuille1.I34">
            <calcext:condition calcext:apply-style-name="Cellule invalide" calcext:value="=&quot;&quot;" calcext:base-cell-address="Feuille1.I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G37:Feuille1.G37">
            <calcext:condition calcext:apply-style-name="Cellule grisée" calcext:value="formula-is([.F37]=0)" calcext:base-cell-address="Feuille1.G37"/>
            <calcext:condition calcext:apply-style-name="Cellule invalide" calcext:value="formula-is(AND([.F37]&lt;&gt;0;[.G37]=&quot;&quot;))" calcext:base-cell-address="Feuille1.G37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2:Feuille1.G42">
            <calcext:condition calcext:apply-style-name="Cellule grisée" calcext:value="formula-is([.F42]=0)" calcext:base-cell-address="Feuille1.G42"/>
            <calcext:condition calcext:apply-style-name="Cellule invalide" calcext:value="formula-is(AND([.F42]&lt;&gt;0;[.G42]=&quot;&quot;))" calcext:base-cell-address="Feuille1.G42"/>
          </calcext:conditional-format>
          <calcext:conditional-format calcext:target-range-address="Feuille1.K43:Feuille1.K43">
            <calcext:condition calcext:apply-style-name="Cellule invalide" calcext:value="=&quot;&quot;" calcext:base-cell-address="Feuille1.K43"/>
          </calcext:conditional-format>
          <calcext:conditional-format calcext:target-range-address="Feuille1.H43:Feuille1.I43">
            <calcext:condition calcext:apply-style-name="Cellule invalide" calcext:value="=&quot;&quot;" calcext:base-cell-address="Feuille1.H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G49:Feuille1.G49">
            <calcext:condition calcext:apply-style-name="Cellule grisée" calcext:value="formula-is([.F49]=0)" calcext:base-cell-address="Feuille1.G49"/>
            <calcext:condition calcext:apply-style-name="Cellule invalide" calcext:value="formula-is(AND([.F49]&lt;&gt;0;[.G49]=&quot;&quot;))" calcext:base-cell-address="Feuille1.G49"/>
          </calcext:conditional-format>
          <calcext:conditional-format calcext:target-range-address="Feuille1.H49:Feuille1.H49">
            <calcext:condition calcext:apply-style-name="Cellule invalide" calcext:value="=&quot;&quot;" calcext:base-cell-address="Feuille1.H49"/>
          </calcext:conditional-format>
          <calcext:conditional-format calcext:target-range-address="Feuille1.I49:Feuille1.I49">
            <calcext:condition calcext:apply-style-name="Cellule invalide" calcext:value="=&quot;&quot;" calcext:base-cell-address="Feuille1.I49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G55:Feuille1.G55">
            <calcext:condition calcext:apply-style-name="Cellule grisée" calcext:value="formula-is([.F55]=0)" calcext:base-cell-address="Feuille1.G55"/>
            <calcext:condition calcext:apply-style-name="Cellule invalide" calcext:value="formula-is(AND([.F55]&lt;&gt;0;[.G55]=&quot;&quot;))" calcext:base-cell-address="Feuille1.G55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H56:Feuille1.I56">
            <calcext:condition calcext:apply-style-name="Cellule invalide" calcext:value="=&quot;&quot;" calcext:base-cell-address="Feuille1.H56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7:Feuille1.H57">
            <calcext:condition calcext:apply-style-name="Cellule invalide" calcext:value="=&quot;&quot;" calcext:base-cell-address="Feuille1.H57"/>
          </calcext:conditional-format>
          <calcext:conditional-format calcext:target-range-address="Feuille1.I57:Feuille1.I57">
            <calcext:condition calcext:apply-style-name="Cellule invalide" calcext:value="=&quot;&quot;" calcext:base-cell-address="Feuille1.I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G58:Feuille1.G58">
            <calcext:condition calcext:apply-style-name="Cellule grisée" calcext:value="formula-is([.F58]=0)" calcext:base-cell-address="Feuille1.G58"/>
            <calcext:condition calcext:apply-style-name="Cellule invalide" calcext:value="formula-is(AND([.F58]&lt;&gt;0;[.G58]=&quot;&quot;))" calcext:base-cell-address="Feuille1.G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1:Feuille1.I61">
            <calcext:condition calcext:apply-style-name="Cellule invalide" calcext:value="=&quot;&quot;" calcext:base-cell-address="Feuille1.H61"/>
          </calcext:conditional-format>
          <calcext:conditional-format calcext:target-range-address="Feuille1.G61:Feuille1.G61">
            <calcext:condition calcext:apply-style-name="Cellule grisée" calcext:value="formula-is([.F61]=0)" calcext:base-cell-address="Feuille1.G61"/>
            <calcext:condition calcext:apply-style-name="Cellule invalide" calcext:value="formula-is(AND([.F61]&lt;&gt;0;[.G61]=&quot;&quot;))" calcext:base-cell-address="Feuille1.G61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G64:Feuille1.G64">
            <calcext:condition calcext:apply-style-name="Cellule grisée" calcext:value="formula-is([.F64]=0)" calcext:base-cell-address="Feuille1.G64"/>
            <calcext:condition calcext:apply-style-name="Cellule invalide" calcext:value="formula-is(AND([.F64]&lt;&gt;0;[.G64]=&quot;&quot;))" calcext:base-cell-address="Feuille1.G64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I67:Feuille1.I67">
            <calcext:condition calcext:apply-style-name="Cellule invalide" calcext:value="=&quot;&quot;" calcext:base-cell-address="Feuille1.I67"/>
          </calcext:conditional-format>
          <calcext:conditional-format calcext:target-range-address="Feuille1.G69:Feuille1.G69">
            <calcext:condition calcext:apply-style-name="Cellule grisée" calcext:value="formula-is([.F69]=0)" calcext:base-cell-address="Feuille1.G69"/>
            <calcext:condition calcext:apply-style-name="Cellule invalide" calcext:value="formula-is(AND([.F69]&lt;&gt;0;[.G69]=&quot;&quot;))" calcext:base-cell-address="Feuille1.G69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Q66:Feuille1.Q66">
            <calcext:condition calcext:apply-style-name="Cellule grisée" calcext:value="formula-is(#REF!=1)" calcext:base-cell-address="Feuille1.Q66"/>
            <calcext:condition calcext:apply-style-name="Cellule invalide" calcext:value="formula-is(AND(#REF!&gt;1;#REF!=&quot;&quot;))" calcext:base-cell-address="Feuille1.Q66"/>
          </calcext:conditional-format>
          <calcext:conditional-format calcext:target-range-address="Feuille1.S66:Feuille1.S66">
            <calcext:condition calcext:apply-style-name="Cellule invalide" calcext:value="=&quot;&quot;" calcext:base-cell-address="Feuille1.S66"/>
          </calcext:conditional-format>
          <calcext:conditional-format calcext:target-range-address="Feuille1.I69:Feuille1.I69">
            <calcext:condition calcext:apply-style-name="Cellule invalide" calcext:value="=&quot;&quot;" calcext:base-cell-address="Feuille1.I69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1:Feuille1.J61">
            <calcext:condition calcext:apply-style-name="Cellule invalide" calcext:value="=&quot;&quot;" calcext:base-cell-address="Feuille1.J61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D71:Feuille1.F71 Feuille1.A71:Feuille1.B71">
            <calcext:condition calcext:apply-style-name="Cellule invalide" calcext:value="=&quot;&quot;" calcext:base-cell-address="Feuille1.A71"/>
          </calcext:conditional-format>
          <calcext:conditional-format calcext:target-range-address="Feuille1.U71:Feuille1.U71">
            <calcext:condition calcext:apply-style-name="Cellule grisée" calcext:value="formula-is([.T71]=0)" calcext:base-cell-address="Feuille1.U71"/>
            <calcext:condition calcext:apply-style-name="Cellule invalide" calcext:value="formula-is(AND([.T71]&lt;&gt;0;[.U71]=&quot;&quot;))" calcext:base-cell-address="Feuille1.U71"/>
          </calcext:conditional-format>
          <calcext:conditional-format calcext:target-range-address="Feuille1.V71:Feuille1.V71">
            <calcext:condition calcext:apply-style-name="Cellule grisée" calcext:value="formula-is([.T71]=0)" calcext:base-cell-address="Feuille1.V71"/>
            <calcext:condition calcext:apply-style-name="Cellule invalide" calcext:value="formula-is(AND([.T71]&lt;&gt;0;[.V71]=&quot;&quot;))" calcext:base-cell-address="Feuille1.V71"/>
          </calcext:conditional-format>
          <calcext:conditional-format calcext:target-range-address="Feuille1.W71:Feuille1.X71">
            <calcext:condition calcext:apply-style-name="Cellule grisée" calcext:value="formula-is([.T71]=0)" calcext:base-cell-address="Feuille1.W71"/>
            <calcext:condition calcext:apply-style-name="Cellule invalide" calcext:value="formula-is(AND([.T71]&lt;&gt;0;[.W71]=&quot;&quot;))" calcext:base-cell-address="Feuille1.W71"/>
          </calcext:conditional-format>
          <calcext:conditional-format calcext:target-range-address="Feuille1.K71:Feuille1.L71 Feuille1.N71:Feuille1.N71 Feuille1.R71:Feuille1.R71">
            <calcext:condition calcext:apply-style-name="Cellule invalide" calcext:value="=&quot;&quot;" calcext:base-cell-address="Feuille1.K71"/>
          </calcext:conditional-format>
          <calcext:conditional-format calcext:target-range-address="Feuille1.M71:Feuille1.M71">
            <calcext:condition calcext:apply-style-name="Cellule grisée" calcext:value="formula-is(#REF!=0)" calcext:base-cell-address="Feuille1.M71"/>
          </calcext:conditional-format>
          <calcext:conditional-format calcext:target-range-address="Feuille1.O71:Feuille1.O71">
            <calcext:condition calcext:apply-style-name="Cellule grisée" calcext:value="formula-is(#REF!=1)" calcext:base-cell-address="Feuille1.O71"/>
            <calcext:condition calcext:apply-style-name="Cellule invalide" calcext:value="formula-is(AND(#REF!&gt;1;#REF!=&quot;&quot;))" calcext:base-cell-address="Feuille1.O71"/>
          </calcext:conditional-format>
          <calcext:conditional-format calcext:target-range-address="Feuille1.P71:Feuille1.P71">
            <calcext:condition calcext:apply-style-name="Cellule grisée" calcext:value="formula-is(#REF!=1)" calcext:base-cell-address="Feuille1.P71"/>
            <calcext:condition calcext:apply-style-name="Cellule invalide" calcext:value="formula-is(AND(#REF!&gt;1;#REF!=&quot;&quot;))" calcext:base-cell-address="Feuille1.P71"/>
          </calcext:conditional-format>
          <calcext:conditional-format calcext:target-range-address="Feuille1.Q71:Feuille1.Q71">
            <calcext:condition calcext:apply-style-name="Cellule grisée" calcext:value="formula-is(#REF!=1)" calcext:base-cell-address="Feuille1.Q71"/>
            <calcext:condition calcext:apply-style-name="Cellule invalide" calcext:value="formula-is(AND(#REF!&gt;1;#REF!=&quot;&quot;))" calcext:base-cell-address="Feuille1.Q71"/>
          </calcext:conditional-format>
          <calcext:conditional-format calcext:target-range-address="Feuille1.T71:Feuille1.T71">
            <calcext:condition calcext:apply-style-name="Cellule invalide" calcext:value="=&quot;&quot;" calcext:base-cell-address="Feuille1.T71"/>
          </calcext:conditional-format>
          <calcext:conditional-format calcext:target-range-address="Feuille1.J71:Feuille1.J71">
            <calcext:condition calcext:apply-style-name="Cellule invalide" calcext:value="=&quot;&quot;" calcext:base-cell-address="Feuille1.J71"/>
          </calcext:conditional-format>
          <calcext:conditional-format calcext:target-range-address="Feuille1.I71:Feuille1.I71">
            <calcext:condition calcext:apply-style-name="Cellule invalide" calcext:value="=&quot;&quot;" calcext:base-cell-address="Feuille1.I71"/>
          </calcext:conditional-format>
          <calcext:conditional-format calcext:target-range-address="Feuille1.S71:Feuille1.S71">
            <calcext:condition calcext:apply-style-name="Cellule invalide" calcext:value="=&quot;&quot;" calcext:base-cell-address="Feuille1.S71"/>
          </calcext:conditional-format>
          <calcext:conditional-format calcext:target-range-address="Feuille1.B72:Feuille1.B72">
            <calcext:condition calcext:apply-style-name="Cellule invalide" calcext:value="=&quot;&quot;" calcext:base-cell-address="Feuille1.B72"/>
          </calcext:conditional-format>
          <calcext:conditional-format calcext:target-range-address="Feuille1.D72:Feuille1.F72">
            <calcext:condition calcext:apply-style-name="Cellule invalide" calcext:value="=&quot;&quot;" calcext:base-cell-address="Feuille1.D72"/>
          </calcext:conditional-format>
          <calcext:conditional-format calcext:target-range-address="Feuille1.B73:Feuille1.B73">
            <calcext:condition calcext:apply-style-name="Cellule invalide" calcext:value="=&quot;&quot;" calcext:base-cell-address="Feuille1.B73"/>
          </calcext:conditional-format>
          <calcext:conditional-format calcext:target-range-address="Feuille1.D73:Feuille1.F73">
            <calcext:condition calcext:apply-style-name="Cellule invalide" calcext:value="=&quot;&quot;" calcext:base-cell-address="Feuille1.D73"/>
          </calcext:conditional-format>
          <calcext:conditional-format calcext:target-range-address="Feuille1.I72:Feuille1.I72">
            <calcext:condition calcext:apply-style-name="Cellule invalide" calcext:value="=&quot;&quot;" calcext:base-cell-address="Feuille1.I72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R74:Feuille1.S75 Feuille1.D74:Feuille1.F75 Feuille1.A74:Feuille1.B75">
            <calcext:condition calcext:apply-style-name="Cellule invalide" calcext:value="=&quot;&quot;" calcext:base-cell-address="Feuille1.A74"/>
          </calcext:conditional-format>
          <calcext:conditional-format calcext:target-range-address="Feuille1.Q74:Feuille1.Q75">
            <calcext:condition calcext:apply-style-name="Cellule grisée" calcext:value="formula-is(#REF!=1)" calcext:base-cell-address="Feuille1.Q74"/>
            <calcext:condition calcext:apply-style-name="Cellule invalide" calcext:value="formula-is(AND(#REF!&gt;1;#REF!=&quot;&quot;))" calcext:base-cell-address="Feuille1.Q74"/>
          </calcext:conditional-format>
          <calcext:conditional-format calcext:target-range-address="Feuille1.T74:Feuille1.T74">
            <calcext:condition calcext:apply-style-name="Cellule invalide" calcext:value="=&quot;&quot;" calcext:base-cell-address="Feuille1.T74"/>
          </calcext:conditional-format>
          <calcext:conditional-format calcext:target-range-address="Feuille1.U74:Feuille1.U74">
            <calcext:condition calcext:apply-style-name="Cellule grisée" calcext:value="formula-is([.T74]=0)" calcext:base-cell-address="Feuille1.U74"/>
            <calcext:condition calcext:apply-style-name="Cellule invalide" calcext:value="formula-is(AND([.T74]&lt;&gt;0;[.U74]=&quot;&quot;))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T74]=0)" calcext:base-cell-address="Feuille1.V74"/>
            <calcext:condition calcext:apply-style-name="Cellule invalide" calcext:value="formula-is(AND([.T74]&lt;&gt;0;[.V74]=&quot;&quot;))" calcext:base-cell-address="Feuille1.V74"/>
          </calcext:conditional-format>
          <calcext:conditional-format calcext:target-range-address="Feuille1.W74:Feuille1.X74">
            <calcext:condition calcext:apply-style-name="Cellule grisée" calcext:value="formula-is([.T74]=0)" calcext:base-cell-address="Feuille1.W74"/>
            <calcext:condition calcext:apply-style-name="Cellule invalide" calcext:value="formula-is(AND([.T74]&lt;&gt;0;[.W74]=&quot;&quot;))" calcext:base-cell-address="Feuille1.W74"/>
          </calcext:conditional-format>
          <calcext:conditional-format calcext:target-range-address="Feuille1.T75:Feuille1.T75">
            <calcext:condition calcext:apply-style-name="Cellule invalide" calcext:value="=&quot;&quot;" calcext:base-cell-address="Feuille1.T75"/>
          </calcext:conditional-format>
          <calcext:conditional-format calcext:target-range-address="Feuille1.U75:Feuille1.U75">
            <calcext:condition calcext:apply-style-name="Cellule grisée" calcext:value="formula-is([.T75]=0)" calcext:base-cell-address="Feuille1.U75"/>
            <calcext:condition calcext:apply-style-name="Cellule invalide" calcext:value="formula-is(AND([.T75]&lt;&gt;0;[.U75]=&quot;&quot;))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T75]=0)" calcext:base-cell-address="Feuille1.V75"/>
            <calcext:condition calcext:apply-style-name="Cellule invalide" calcext:value="formula-is(AND([.T75]&lt;&gt;0;[.V75]=&quot;&quot;))" calcext:base-cell-address="Feuille1.V75"/>
          </calcext:conditional-format>
          <calcext:conditional-format calcext:target-range-address="Feuille1.W75:Feuille1.X75">
            <calcext:condition calcext:apply-style-name="Cellule grisée" calcext:value="formula-is([.T75]=0)" calcext:base-cell-address="Feuille1.W75"/>
            <calcext:condition calcext:apply-style-name="Cellule invalide" calcext:value="formula-is(AND([.T75]&lt;&gt;0;[.W75]=&quot;&quot;))" calcext:base-cell-address="Feuille1.W75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  <calcext:condition calcext:apply-style-name="Cellule invalide" calcext:value="formula-is(AND([.F75]&lt;&gt;0;[.G75]=&quot;&quot;))" calcext:base-cell-address="Feuille1.G75"/>
          </calcext:conditional-format>
          <calcext:conditional-format calcext:target-range-address="Feuille1.I75:Feuille1.I75">
            <calcext:condition calcext:apply-style-name="Cellule invalide" calcext:value="=&quot;&quot;" calcext:base-cell-address="Feuille1.I75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R76:Feuille1.S77 Feuille1.D76:Feuille1.F77 Feuille1.A76:Feuille1.B77">
            <calcext:condition calcext:apply-style-name="Cellule invalide" calcext:value="=&quot;&quot;" calcext:base-cell-address="Feuille1.A76"/>
          </calcext:conditional-format>
          <calcext:conditional-format calcext:target-range-address="Feuille1.Q76:Feuille1.Q77">
            <calcext:condition calcext:apply-style-name="Cellule grisée" calcext:value="formula-is(#REF!=1)" calcext:base-cell-address="Feuille1.Q76"/>
            <calcext:condition calcext:apply-style-name="Cellule invalide" calcext:value="formula-is(AND(#REF!&gt;1;#REF!=&quot;&quot;))" calcext:base-cell-address="Feuille1.Q76"/>
          </calcext:conditional-format>
          <calcext:conditional-format calcext:target-range-address="Feuille1.T76:Feuille1.T76">
            <calcext:condition calcext:apply-style-name="Cellule invalide" calcext:value="=&quot;&quot;" calcext:base-cell-address="Feuille1.T76"/>
          </calcext:conditional-format>
          <calcext:conditional-format calcext:target-range-address="Feuille1.U76:Feuille1.U76">
            <calcext:condition calcext:apply-style-name="Cellule grisée" calcext:value="formula-is([.T76]=0)" calcext:base-cell-address="Feuille1.U76"/>
            <calcext:condition calcext:apply-style-name="Cellule invalide" calcext:value="formula-is(AND([.T76]&lt;&gt;0;[.U76]=&quot;&quot;))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T76]=0)" calcext:base-cell-address="Feuille1.V76"/>
            <calcext:condition calcext:apply-style-name="Cellule invalide" calcext:value="formula-is(AND([.T76]&lt;&gt;0;[.V76]=&quot;&quot;))" calcext:base-cell-address="Feuille1.V76"/>
          </calcext:conditional-format>
          <calcext:conditional-format calcext:target-range-address="Feuille1.W76:Feuille1.X76">
            <calcext:condition calcext:apply-style-name="Cellule grisée" calcext:value="formula-is([.T76]=0)" calcext:base-cell-address="Feuille1.W76"/>
            <calcext:condition calcext:apply-style-name="Cellule invalide" calcext:value="formula-is(AND([.T76]&lt;&gt;0;[.W76]=&quot;&quot;))" calcext:base-cell-address="Feuille1.W76"/>
          </calcext:conditional-format>
          <calcext:conditional-format calcext:target-range-address="Feuille1.T77:Feuille1.T77">
            <calcext:condition calcext:apply-style-name="Cellule invalide" calcext:value="=&quot;&quot;" calcext:base-cell-address="Feuille1.T77"/>
          </calcext:conditional-format>
          <calcext:conditional-format calcext:target-range-address="Feuille1.U77:Feuille1.U77">
            <calcext:condition calcext:apply-style-name="Cellule grisée" calcext:value="formula-is([.T77]=0)" calcext:base-cell-address="Feuille1.U77"/>
            <calcext:condition calcext:apply-style-name="Cellule invalide" calcext:value="formula-is(AND([.T77]&lt;&gt;0;[.U77]=&quot;&quot;))" calcext:base-cell-address="Feuille1.U77"/>
          </calcext:conditional-format>
          <calcext:conditional-format calcext:target-range-address="Feuille1.V77:Feuille1.V77">
            <calcext:condition calcext:apply-style-name="Cellule grisée" calcext:value="formula-is([.T77]=0)" calcext:base-cell-address="Feuille1.V77"/>
            <calcext:condition calcext:apply-style-name="Cellule invalide" calcext:value="formula-is(AND([.T77]&lt;&gt;0;[.V77]=&quot;&quot;))" calcext:base-cell-address="Feuille1.V77"/>
          </calcext:conditional-format>
          <calcext:conditional-format calcext:target-range-address="Feuille1.W77:Feuille1.X77">
            <calcext:condition calcext:apply-style-name="Cellule grisée" calcext:value="formula-is([.T77]=0)" calcext:base-cell-address="Feuille1.W77"/>
            <calcext:condition calcext:apply-style-name="Cellule invalide" calcext:value="formula-is(AND([.T77]&lt;&gt;0;[.W77]=&quot;&quot;))" calcext:base-cell-address="Feuille1.W77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G77:Feuille1.G77">
            <calcext:condition calcext:apply-style-name="Cellule grisée" calcext:value="formula-is([.F77]=0)" calcext:base-cell-address="Feuille1.G77"/>
            <calcext:condition calcext:apply-style-name="Cellule invalide" calcext:value="formula-is(AND([.F77]&lt;&gt;0;[.G77]=&quot;&quot;))" calcext:base-cell-address="Feuille1.G77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N74:Feuille1.N74 Feuille1.K74:Feuille1.L74">
            <calcext:condition calcext:apply-style-name="Cellule invalide" calcext:value="=&quot;&quot;" calcext:base-cell-address="Feuille1.K74"/>
          </calcext:conditional-format>
          <calcext:conditional-format calcext:target-range-address="Feuille1.M74:Feuille1.M74">
            <calcext:condition calcext:apply-style-name="Cellule grisée" calcext:value="formula-is(#REF!=0)" calcext:base-cell-address="Feuille1.M74"/>
          </calcext:conditional-format>
          <calcext:conditional-format calcext:target-range-address="Feuille1.O74:Feuille1.O74">
            <calcext:condition calcext:apply-style-name="Cellule grisée" calcext:value="formula-is(#REF!=1)" calcext:base-cell-address="Feuille1.O74"/>
            <calcext:condition calcext:apply-style-name="Cellule invalide" calcext:value="formula-is(AND(#REF!&gt;1;#REF!=&quot;&quot;))" calcext:base-cell-address="Feuille1.O74"/>
          </calcext:conditional-format>
          <calcext:conditional-format calcext:target-range-address="Feuille1.P74:Feuille1.P74">
            <calcext:condition calcext:apply-style-name="Cellule grisée" calcext:value="formula-is(#REF!=1)" calcext:base-cell-address="Feuille1.P74"/>
            <calcext:condition calcext:apply-style-name="Cellule invalide" calcext:value="formula-is(AND(#REF!&gt;1;#REF!=&quot;&quot;))" calcext:base-cell-address="Feuille1.P74"/>
          </calcext:conditional-format>
          <calcext:conditional-format calcext:target-range-address="Feuille1.N75:Feuille1.N75 Feuille1.L75:Feuille1.L75">
            <calcext:condition calcext:apply-style-name="Cellule invalide" calcext:value="=&quot;&quot;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#REF!=0)" calcext:base-cell-address="Feuille1.M75"/>
          </calcext:conditional-format>
          <calcext:conditional-format calcext:target-range-address="Feuille1.O75:Feuille1.O75">
            <calcext:condition calcext:apply-style-name="Cellule grisée" calcext:value="formula-is(#REF!=1)" calcext:base-cell-address="Feuille1.O75"/>
            <calcext:condition calcext:apply-style-name="Cellule invalide" calcext:value="formula-is(AND(#REF!&gt;1;#REF!=&quot;&quot;))" calcext:base-cell-address="Feuille1.O75"/>
          </calcext:conditional-format>
          <calcext:conditional-format calcext:target-range-address="Feuille1.P75:Feuille1.P75">
            <calcext:condition calcext:apply-style-name="Cellule grisée" calcext:value="formula-is(#REF!=1)" calcext:base-cell-address="Feuille1.P75"/>
            <calcext:condition calcext:apply-style-name="Cellule invalide" calcext:value="formula-is(AND(#REF!&gt;1;#REF!=&quot;&quot;))" calcext:base-cell-address="Feuille1.P75"/>
          </calcext:conditional-format>
          <calcext:conditional-format calcext:target-range-address="Feuille1.N76:Feuille1.N76 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#REF!=0)" calcext:base-cell-address="Feuille1.M76"/>
          </calcext:conditional-format>
          <calcext:conditional-format calcext:target-range-address="Feuille1.O76:Feuille1.O76">
            <calcext:condition calcext:apply-style-name="Cellule grisée" calcext:value="formula-is(#REF!=1)" calcext:base-cell-address="Feuille1.O76"/>
            <calcext:condition calcext:apply-style-name="Cellule invalide" calcext:value="formula-is(AND(#REF!&gt;1;#REF!=&quot;&quot;))" calcext:base-cell-address="Feuille1.O76"/>
          </calcext:conditional-format>
          <calcext:conditional-format calcext:target-range-address="Feuille1.P76:Feuille1.P76">
            <calcext:condition calcext:apply-style-name="Cellule grisée" calcext:value="formula-is(#REF!=1)" calcext:base-cell-address="Feuille1.P76"/>
            <calcext:condition calcext:apply-style-name="Cellule invalide" calcext:value="formula-is(AND(#REF!&gt;1;#REF!=&quot;&quot;))" calcext:base-cell-address="Feuille1.P76"/>
          </calcext:conditional-format>
          <calcext:conditional-format calcext:target-range-address="Feuille1.N77:Feuille1.N77 Feuille1.L77:Feuille1.L77">
            <calcext:condition calcext:apply-style-name="Cellule invalide" calcext:value="=&quot;&quot;" calcext:base-cell-address="Feuille1.L77"/>
          </calcext:conditional-format>
          <calcext:conditional-format calcext:target-range-address="Feuille1.M77:Feuille1.M77">
            <calcext:condition calcext:apply-style-name="Cellule grisée" calcext:value="formula-is(#REF!=0)" calcext:base-cell-address="Feuille1.M77"/>
          </calcext:conditional-format>
          <calcext:conditional-format calcext:target-range-address="Feuille1.O77:Feuille1.O77">
            <calcext:condition calcext:apply-style-name="Cellule grisée" calcext:value="formula-is(#REF!=1)" calcext:base-cell-address="Feuille1.O77"/>
            <calcext:condition calcext:apply-style-name="Cellule invalide" calcext:value="formula-is(AND(#REF!&gt;1;#REF!=&quot;&quot;))" calcext:base-cell-address="Feuille1.O77"/>
          </calcext:conditional-format>
          <calcext:conditional-format calcext:target-range-address="Feuille1.P77:Feuille1.P77">
            <calcext:condition calcext:apply-style-name="Cellule grisée" calcext:value="formula-is(#REF!=1)" calcext:base-cell-address="Feuille1.P77"/>
            <calcext:condition calcext:apply-style-name="Cellule invalide" calcext:value="formula-is(AND(#REF!&gt;1;#REF!=&quot;&quot;))" calcext:base-cell-address="Feuille1.P77"/>
          </calcext:conditional-format>
          <calcext:conditional-format calcext:target-range-address="Feuille1.K75:Feuille1.K75">
            <calcext:condition calcext:apply-style-name="Cellule invalide" calcext:value="=&quot;&quot;" calcext:base-cell-address="Feuille1.K75"/>
          </calcext:conditional-format>
          <calcext:conditional-format calcext:target-range-address="Feuille1.K76:Feuille1.K76">
            <calcext:condition calcext:apply-style-name="Cellule invalide" calcext:value="=&quot;&quot;" calcext:base-cell-address="Feuille1.K76"/>
          </calcext:conditional-format>
          <calcext:conditional-format calcext:target-range-address="Feuille1.K77:Feuille1.K77">
            <calcext:condition calcext:apply-style-name="Cellule invalide" calcext:value="=&quot;&quot;" calcext:base-cell-address="Feuille1.K77"/>
          </calcext:conditional-format>
          <calcext:conditional-format calcext:target-range-address="Feuille1.D78:Feuille1.F78 Feuille1.A78:Feuille1.B78">
            <calcext:condition calcext:apply-style-name="Cellule invalide" calcext:value="=&quot;&quot;" calcext:base-cell-address="Feuille1.A78"/>
          </calcext:conditional-format>
          <calcext:conditional-format calcext:target-range-address="Feuille1.N78:Feuille1.N78 Feuille1.R78:Feuille1.S78 Feuille1.K78:Feuille1.L78">
            <calcext:condition calcext:apply-style-name="Cellule invalide" calcext:value="=&quot;&quot;" calcext:base-cell-address="Feuille1.K78"/>
          </calcext:conditional-format>
          <calcext:conditional-format calcext:target-range-address="Feuille1.M78:Feuille1.M78">
            <calcext:condition calcext:apply-style-name="Cellule grisée" calcext:value="formula-is(#REF!=0)" calcext:base-cell-address="Feuille1.M78"/>
          </calcext:conditional-format>
          <calcext:conditional-format calcext:target-range-address="Feuille1.O78:Feuille1.O78">
            <calcext:condition calcext:apply-style-name="Cellule grisée" calcext:value="formula-is(#REF!=1)" calcext:base-cell-address="Feuille1.O78"/>
            <calcext:condition calcext:apply-style-name="Cellule invalide" calcext:value="formula-is(AND(#REF!&gt;1;#REF!=&quot;&quot;))" calcext:base-cell-address="Feuille1.O78"/>
          </calcext:conditional-format>
          <calcext:conditional-format calcext:target-range-address="Feuille1.P78:Feuille1.P78">
            <calcext:condition calcext:apply-style-name="Cellule grisée" calcext:value="formula-is(#REF!=1)" calcext:base-cell-address="Feuille1.P78"/>
            <calcext:condition calcext:apply-style-name="Cellule invalide" calcext:value="formula-is(AND(#REF!&gt;1;#REF!=&quot;&quot;))" calcext:base-cell-address="Feuille1.P78"/>
          </calcext:conditional-format>
          <calcext:conditional-format calcext:target-range-address="Feuille1.Q78:Feuille1.Q78">
            <calcext:condition calcext:apply-style-name="Cellule grisée" calcext:value="formula-is(#REF!=1)" calcext:base-cell-address="Feuille1.Q78"/>
            <calcext:condition calcext:apply-style-name="Cellule invalide" calcext:value="formula-is(AND(#REF!&gt;1;#REF!=&quot;&quot;))" calcext:base-cell-address="Feuille1.Q78"/>
          </calcext:conditional-format>
          <calcext:conditional-format calcext:target-range-address="Feuille1.T78:Feuille1.T78">
            <calcext:condition calcext:apply-style-name="Cellule invalide" calcext:value="=&quot;&quot;" calcext:base-cell-address="Feuille1.T78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J78:Feuille1.J78">
            <calcext:condition calcext:apply-style-name="Cellule invalide" calcext:value="=&quot;&quot;" calcext:base-cell-address="Feuille1.J78"/>
          </calcext:conditional-format>
          <calcext:conditional-format calcext:target-range-address="Feuille1.N79:Feuille1.N81 Feuille1.R79:Feuille1.S81 Feuille1.L79:Feuille1.L81 Feuille1.D79:Feuille1.F81 Feuille1.A79:Feuille1.B79 Feuille1.K79:Feuille1.K79">
            <calcext:condition calcext:apply-style-name="Cellule invalide" calcext:value="=&quot;&quot;" calcext:base-cell-address="Feuille1.A79"/>
          </calcext:conditional-format>
          <calcext:conditional-format calcext:target-range-address="Feuille1.M79:Feuille1.M81">
            <calcext:condition calcext:apply-style-name="Cellule grisée" calcext:value="formula-is(#REF!=0)" calcext:base-cell-address="Feuille1.M79"/>
          </calcext:conditional-format>
          <calcext:conditional-format calcext:target-range-address="Feuille1.O79:Feuille1.O81">
            <calcext:condition calcext:apply-style-name="Cellule grisée" calcext:value="formula-is(#REF!=1)" calcext:base-cell-address="Feuille1.O79"/>
            <calcext:condition calcext:apply-style-name="Cellule invalide" calcext:value="formula-is(AND(#REF!&gt;1;#REF!=&quot;&quot;))" calcext:base-cell-address="Feuille1.O79"/>
          </calcext:conditional-format>
          <calcext:conditional-format calcext:target-range-address="Feuille1.P79:Feuille1.P81">
            <calcext:condition calcext:apply-style-name="Cellule grisée" calcext:value="formula-is(#REF!=1)" calcext:base-cell-address="Feuille1.P79"/>
            <calcext:condition calcext:apply-style-name="Cellule invalide" calcext:value="formula-is(AND(#REF!&gt;1;#REF!=&quot;&quot;))" calcext:base-cell-address="Feuille1.P79"/>
          </calcext:conditional-format>
          <calcext:conditional-format calcext:target-range-address="Feuille1.Q79:Feuille1.Q81">
            <calcext:condition calcext:apply-style-name="Cellule grisée" calcext:value="formula-is(#REF!=1)" calcext:base-cell-address="Feuille1.Q79"/>
            <calcext:condition calcext:apply-style-name="Cellule invalide" calcext:value="formula-is(AND(#REF!&gt;1;#REF!=&quot;&quot;))" calcext:base-cell-address="Feuille1.Q79"/>
          </calcext:conditional-format>
          <calcext:conditional-format calcext:target-range-address="Feuille1.T79:Feuille1.T79">
            <calcext:condition calcext:apply-style-name="Cellule invalide" calcext:value="=&quot;&quot;" calcext:base-cell-address="Feuille1.T79"/>
          </calcext:conditional-format>
          <calcext:conditional-format calcext:target-range-address="Feuille1.U79:Feuille1.U79">
            <calcext:condition calcext:apply-style-name="Cellule grisée" calcext:value="formula-is([.T79]=0)" calcext:base-cell-address="Feuille1.U79"/>
            <calcext:condition calcext:apply-style-name="Cellule invalide" calcext:value="formula-is(AND([.T79]&lt;&gt;0;[.U79]=&quot;&quot;))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T79]=0)" calcext:base-cell-address="Feuille1.V79"/>
            <calcext:condition calcext:apply-style-name="Cellule invalide" calcext:value="formula-is(AND([.T79]&lt;&gt;0;[.V79]=&quot;&quot;))" calcext:base-cell-address="Feuille1.V79"/>
          </calcext:conditional-format>
          <calcext:conditional-format calcext:target-range-address="Feuille1.W79:Feuille1.X79">
            <calcext:condition calcext:apply-style-name="Cellule grisée" calcext:value="formula-is([.T79]=0)" calcext:base-cell-address="Feuille1.W79"/>
            <calcext:condition calcext:apply-style-name="Cellule invalide" calcext:value="formula-is(AND([.T79]&lt;&gt;0;[.W79]=&quot;&quot;))" calcext:base-cell-address="Feuille1.W79"/>
          </calcext:conditional-format>
          <calcext:conditional-format calcext:target-range-address="Feuille1.T80:Feuille1.T80">
            <calcext:condition calcext:apply-style-name="Cellule invalide" calcext:value="=&quot;&quot;" calcext:base-cell-address="Feuille1.T80"/>
          </calcext:conditional-format>
          <calcext:conditional-format calcext:target-range-address="Feuille1.U80:Feuille1.U80">
            <calcext:condition calcext:apply-style-name="Cellule grisée" calcext:value="formula-is([.T80]=0)" calcext:base-cell-address="Feuille1.U80"/>
            <calcext:condition calcext:apply-style-name="Cellule invalide" calcext:value="formula-is(AND([.T80]&lt;&gt;0;[.U80]=&quot;&quot;))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T80]=0)" calcext:base-cell-address="Feuille1.V80"/>
            <calcext:condition calcext:apply-style-name="Cellule invalide" calcext:value="formula-is(AND([.T80]&lt;&gt;0;[.V80]=&quot;&quot;))" calcext:base-cell-address="Feuille1.V80"/>
          </calcext:conditional-format>
          <calcext:conditional-format calcext:target-range-address="Feuille1.W80:Feuille1.X80">
            <calcext:condition calcext:apply-style-name="Cellule grisée" calcext:value="formula-is([.T80]=0)" calcext:base-cell-address="Feuille1.W80"/>
            <calcext:condition calcext:apply-style-name="Cellule invalide" calcext:value="formula-is(AND([.T80]&lt;&gt;0;[.W80]=&quot;&quot;))" calcext:base-cell-address="Feuille1.W80"/>
          </calcext:conditional-format>
          <calcext:conditional-format calcext:target-range-address="Feuille1.T81:Feuille1.T81">
            <calcext:condition calcext:apply-style-name="Cellule invalide" calcext:value="=&quot;&quot;" calcext:base-cell-address="Feuille1.T81"/>
          </calcext:conditional-format>
          <calcext:conditional-format calcext:target-range-address="Feuille1.U81:Feuille1.U81">
            <calcext:condition calcext:apply-style-name="Cellule grisée" calcext:value="formula-is([.T81]=0)" calcext:base-cell-address="Feuille1.U81"/>
            <calcext:condition calcext:apply-style-name="Cellule invalide" calcext:value="formula-is(AND([.T81]&lt;&gt;0;[.U81]=&quot;&quot;))" calcext:base-cell-address="Feuille1.U81"/>
          </calcext:conditional-format>
          <calcext:conditional-format calcext:target-range-address="Feuille1.V81:Feuille1.V81">
            <calcext:condition calcext:apply-style-name="Cellule grisée" calcext:value="formula-is([.T81]=0)" calcext:base-cell-address="Feuille1.V81"/>
            <calcext:condition calcext:apply-style-name="Cellule invalide" calcext:value="formula-is(AND([.T81]&lt;&gt;0;[.V81]=&quot;&quot;))" calcext:base-cell-address="Feuille1.V81"/>
          </calcext:conditional-format>
          <calcext:conditional-format calcext:target-range-address="Feuille1.W81:Feuille1.X81">
            <calcext:condition calcext:apply-style-name="Cellule grisée" calcext:value="formula-is([.T81]=0)" calcext:base-cell-address="Feuille1.W81"/>
            <calcext:condition calcext:apply-style-name="Cellule invalide" calcext:value="formula-is(AND([.T81]&lt;&gt;0;[.W81]=&quot;&quot;))" calcext:base-cell-address="Feuille1.W81"/>
          </calcext:conditional-format>
          <calcext:conditional-format calcext:target-range-address="Feuille1.I79:Feuille1.I79">
            <calcext:condition calcext:apply-style-name="Cellule invalide" calcext:value="=&quot;&quot;" calcext:base-cell-address="Feuille1.I79"/>
          </calcext:conditional-format>
          <calcext:conditional-format calcext:target-range-address="Feuille1.G79:Feuille1.G79">
            <calcext:condition calcext:apply-style-name="Cellule grisée" calcext:value="formula-is([.F79]=0)" calcext:base-cell-address="Feuille1.G79"/>
            <calcext:condition calcext:apply-style-name="Cellule invalide" calcext:value="formula-is(AND([.F79]&lt;&gt;0;[.G79]=&quot;&quot;))" calcext:base-cell-address="Feuille1.G79"/>
          </calcext:conditional-format>
          <calcext:conditional-format calcext:target-range-address="Feuille1.G80:Feuille1.G80">
            <calcext:condition calcext:apply-style-name="Cellule grisée" calcext:value="formula-is([.F80]=0)" calcext:base-cell-address="Feuille1.G80"/>
            <calcext:condition calcext:apply-style-name="Cellule invalide" calcext:value="formula-is(AND([.F80]&lt;&gt;0;[.G80]=&quot;&quot;))" calcext:base-cell-address="Feuille1.G80"/>
          </calcext:conditional-format>
          <calcext:conditional-format calcext:target-range-address="Feuille1.H80:Feuille1.I80">
            <calcext:condition calcext:apply-style-name="Cellule invalide" calcext:value="=&quot;&quot;" calcext:base-cell-address="Feuille1.H80"/>
          </calcext:conditional-format>
          <calcext:conditional-format calcext:target-range-address="Feuille1.I81:Feuille1.I81">
            <calcext:condition calcext:apply-style-name="Cellule invalide" calcext:value="=&quot;&quot;" calcext:base-cell-address="Feuille1.I81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J81:Feuille1.J81">
            <calcext:condition calcext:apply-style-name="Cellule invalide" calcext:value="=&quot;&quot;" calcext:base-cell-address="Feuille1.J81"/>
          </calcext:conditional-format>
          <calcext:conditional-format calcext:target-range-address="Feuille1.A80:Feuille1.A80">
            <calcext:condition calcext:apply-style-name="Cellule invalide" calcext:value="=&quot;&quot;" calcext:base-cell-address="Feuille1.A80"/>
          </calcext:conditional-format>
          <calcext:conditional-format calcext:target-range-address="Feuille1.A81:Feuille1.A81">
            <calcext:condition calcext:apply-style-name="Cellule invalide" calcext:value="=&quot;&quot;" calcext:base-cell-address="Feuille1.A81"/>
          </calcext:conditional-format>
          <calcext:conditional-format calcext:target-range-address="Feuille1.B80:Feuille1.B80">
            <calcext:condition calcext:apply-style-name="Cellule invalide" calcext:value="=&quot;&quot;" calcext:base-cell-address="Feuille1.B80"/>
          </calcext:conditional-format>
          <calcext:conditional-format calcext:target-range-address="Feuille1.B81:Feuille1.B81">
            <calcext:condition calcext:apply-style-name="Cellule invalide" calcext:value="=&quot;&quot;" calcext:base-cell-address="Feuille1.B81"/>
          </calcext:conditional-format>
          <calcext:conditional-format calcext:target-range-address="Feuille1.H79:Feuille1.H79">
            <calcext:condition calcext:apply-style-name="Cellule invalide" calcext:value="=&quot;&quot;" calcext:base-cell-address="Feuille1.H79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  <calcext:conditional-format calcext:target-range-address="Feuille1.H76:Feuille1.H76">
            <calcext:condition calcext:apply-style-name="Cellule invalide" calcext:value="=&quot;&quot;" calcext:base-cell-address="Feuille1.H76"/>
          </calcext:conditional-format>
          <calcext:conditional-format calcext:target-range-address="Feuille1.H75:Feuille1.H75">
            <calcext:condition calcext:apply-style-name="Cellule invalide" calcext:value="=&quot;&quot;" calcext:base-cell-address="Feuille1.H75"/>
          </calcext:conditional-format>
          <calcext:conditional-format calcext:target-range-address="Feuille1.H74:Feuille1.H74">
            <calcext:condition calcext:apply-style-name="Cellule invalide" calcext:value="=&quot;&quot;" calcext:base-cell-address="Feuille1.H74"/>
          </calcext:conditional-format>
          <calcext:conditional-format calcext:target-range-address="Feuille1.H69:Feuille1.H69">
            <calcext:condition calcext:apply-style-name="Cellule invalide" calcext:value="=&quot;&quot;" calcext:base-cell-address="Feuille1.H69"/>
          </calcext:conditional-format>
          <calcext:conditional-format calcext:target-range-address="Feuille1.H81:Feuille1.H81">
            <calcext:condition calcext:apply-style-name="Cellule invalide" calcext:value="=&quot;&quot;" calcext:base-cell-address="Feuille1.H81"/>
          </calcext:conditional-format>
          <calcext:conditional-format calcext:target-range-address="Feuille1.K80:Feuille1.K80">
            <calcext:condition calcext:apply-style-name="Cellule invalide" calcext:value="=&quot;&quot;" calcext:base-cell-address="Feuille1.K80"/>
          </calcext:conditional-format>
          <calcext:conditional-format calcext:target-range-address="Feuille1.K81:Feuille1.K81">
            <calcext:condition calcext:apply-style-name="Cellule invalide" calcext:value="=&quot;&quot;" calcext:base-cell-address="Feuille1.K81"/>
          </calcext:conditional-format>
          <calcext:conditional-format calcext:target-range-address="Feuille1.S3:Feuille1.S3">
            <calcext:condition calcext:apply-style-name="Cellule invalide" calcext:value="=&quot;&quot;" calcext:base-cell-address="Feuille1.S3"/>
          </calcext:conditional-format>
          <calcext:conditional-format calcext:target-range-address="Feuille1.H78:Feuille1.H78">
            <calcext:condition calcext:apply-style-name="Cellule invalide" calcext:value="=&quot;&quot;" calcext:base-cell-address="Feuille1.H78"/>
          </calcext:conditional-format>
          <calcext:conditional-format calcext:target-range-address="Feuille1.H71:Feuille1.H71">
            <calcext:condition calcext:apply-style-name="Cellule invalide" calcext:value="=&quot;&quot;" calcext:base-cell-address="Feuille1.H71"/>
          </calcext:conditional-format>
          <calcext:conditional-format calcext:target-range-address="Feuille1.H67:Feuille1.H67">
            <calcext:condition calcext:apply-style-name="Cellule invalide" calcext:value="=&quot;&quot;" calcext:base-cell-address="Feuille1.H67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H38:Feuille1.H38">
            <calcext:condition calcext:apply-style-name="Cellule invalide" calcext:value="=&quot;&quot;" calcext:base-cell-address="Feuille1.H38"/>
          </calcext:conditional-format>
          <calcext:conditional-format calcext:target-range-address="Feuille1.H34:Feuille1.H34">
            <calcext:condition calcext:apply-style-name="Cellule invalide" calcext:value="=&quot;&quot;" calcext:base-cell-address="Feuille1.H34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H27:Feuille1.H27">
            <calcext:condition calcext:apply-style-name="Cellule invalide" calcext:value="=&quot;&quot;" calcext:base-cell-address="Feuille1.H27"/>
          </calcext:conditional-format>
          <calcext:conditional-format calcext:target-range-address="Feuille1.H26:Feuille1.H26">
            <calcext:condition calcext:apply-style-name="Cellule invalide" calcext:value="=&quot;&quot;" calcext:base-cell-address="Feuille1.H26"/>
          </calcext:conditional-format>
          <calcext:conditional-format calcext:target-range-address="Feuille1.J67:Feuille1.J67">
            <calcext:condition calcext:apply-style-name="Cellule invalide" calcext:value="=&quot;&quot;" calcext:base-cell-address="Feuille1.J67"/>
          </calcext:conditional-format>
          <calcext:conditional-format calcext:target-range-address="Feuille1.T67:Feuille1.T67">
            <calcext:condition calcext:apply-style-name="Cellule invalide" calcext:value="=&quot;&quot;" calcext:base-cell-address="Feuille1.T67"/>
          </calcext:conditional-format>
          <calcext:conditional-format calcext:target-range-address="Feuille1.N67:Feuille1.N67 Feuille1.R67:Feuille1.S67 Feuille1.L67:Feuille1.L67">
            <calcext:condition calcext:apply-style-name="Cellule invalide" calcext:value="=&quot;&quot;" calcext:base-cell-address="Feuille1.L67"/>
          </calcext:conditional-format>
          <calcext:conditional-format calcext:target-range-address="Feuille1.M67:Feuille1.M67">
            <calcext:condition calcext:apply-style-name="Cellule grisée" calcext:value="formula-is(#REF!=0)" calcext:base-cell-address="Feuille1.M67"/>
          </calcext:conditional-format>
          <calcext:conditional-format calcext:target-range-address="Feuille1.O67:Feuille1.O67">
            <calcext:condition calcext:apply-style-name="Cellule grisée" calcext:value="formula-is(#REF!=1)" calcext:base-cell-address="Feuille1.O67"/>
            <calcext:condition calcext:apply-style-name="Cellule invalide" calcext:value="formula-is(AND(#REF!&gt;1;#REF!=&quot;&quot;))" calcext:base-cell-address="Feuille1.O67"/>
          </calcext:conditional-format>
          <calcext:conditional-format calcext:target-range-address="Feuille1.P67:Feuille1.P67">
            <calcext:condition calcext:apply-style-name="Cellule grisée" calcext:value="formula-is(#REF!=1)" calcext:base-cell-address="Feuille1.P67"/>
            <calcext:condition calcext:apply-style-name="Cellule invalide" calcext:value="formula-is(AND(#REF!&gt;1;#REF!=&quot;&quot;))" calcext:base-cell-address="Feuille1.P67"/>
          </calcext:conditional-format>
          <calcext:conditional-format calcext:target-range-address="Feuille1.Q67:Feuille1.Q67">
            <calcext:condition calcext:apply-style-name="Cellule grisée" calcext:value="formula-is(#REF!=1)" calcext:base-cell-address="Feuille1.Q67"/>
            <calcext:condition calcext:apply-style-name="Cellule invalide" calcext:value="formula-is(AND(#REF!&gt;1;#REF!=&quot;&quot;))" calcext:base-cell-address="Feuille1.Q67"/>
          </calcext:conditional-format>
          <calcext:conditional-format calcext:target-range-address="Feuille1.K67:Feuille1.K67">
            <calcext:condition calcext:apply-style-name="Cellule invalide" calcext:value="=&quot;&quot;" calcext:base-cell-address="Feuille1.K67"/>
          </calcext:conditional-format>
          <calcext:conditional-format calcext:target-range-address="Feuille1.Y2:Feuille1.Y2">
            <calcext:condition calcext:apply-style-name="Cellule grisée" calcext:value="formula-is([.V2]=0)" calcext:base-cell-address="Feuille1.Y2"/>
            <calcext:condition calcext:apply-style-name="Cellule invalide" calcext:value="formula-is(AND([.V2]&lt;&gt;0;[.Y2]=&quot;&quot;))" calcext:base-cell-address="Feuille1.Y2"/>
          </calcext:conditional-format>
          <calcext:conditional-format calcext:target-range-address="Feuille1.Y3:Feuille1.Y3">
            <calcext:condition calcext:apply-style-name="Cellule grisée" calcext:value="formula-is([.V3]=0)" calcext:base-cell-address="Feuille1.Y3"/>
            <calcext:condition calcext:apply-style-name="Cellule invalide" calcext:value="formula-is(AND([.V3]&lt;&gt;0;[.Y3]=&quot;&quot;))" calcext:base-cell-address="Feuille1.Y3"/>
          </calcext:conditional-format>
          <calcext:conditional-format calcext:target-range-address="Feuille1.Y6:Feuille1.Y6">
            <calcext:condition calcext:apply-style-name="Cellule grisée" calcext:value="formula-is([.V6]=0)" calcext:base-cell-address="Feuille1.Y6"/>
            <calcext:condition calcext:apply-style-name="Cellule invalide" calcext:value="formula-is(AND([.V6]&lt;&gt;0;[.Y6]=&quot;&quot;))" calcext:base-cell-address="Feuille1.Y6"/>
          </calcext:conditional-format>
          <calcext:conditional-format calcext:target-range-address="Feuille1.Y7:Feuille1.Y7">
            <calcext:condition calcext:apply-style-name="Cellule grisée" calcext:value="formula-is([.V7]=0)" calcext:base-cell-address="Feuille1.Y7"/>
            <calcext:condition calcext:apply-style-name="Cellule invalide" calcext:value="formula-is(AND([.V7]&lt;&gt;0;[.Y7]=&quot;&quot;))" calcext:base-cell-address="Feuille1.Y7"/>
          </calcext:conditional-format>
          <calcext:conditional-format calcext:target-range-address="Feuille1.Y8:Feuille1.Y8">
            <calcext:condition calcext:apply-style-name="Cellule grisée" calcext:value="formula-is([.V8]=0)" calcext:base-cell-address="Feuille1.Y8"/>
            <calcext:condition calcext:apply-style-name="Cellule invalide" calcext:value="formula-is(AND([.V8]&lt;&gt;0;[.Y8]=&quot;&quot;))" calcext:base-cell-address="Feuille1.Y8"/>
          </calcext:conditional-format>
          <calcext:conditional-format calcext:target-range-address="Feuille1.Y9:Feuille1.Y9">
            <calcext:condition calcext:apply-style-name="Cellule grisée" calcext:value="formula-is([.V9]=0)" calcext:base-cell-address="Feuille1.Y9"/>
            <calcext:condition calcext:apply-style-name="Cellule invalide" calcext:value="formula-is(AND([.V9]&lt;&gt;0;[.Y9]=&quot;&quot;))" calcext:base-cell-address="Feuille1.Y9"/>
          </calcext:conditional-format>
          <calcext:conditional-format calcext:target-range-address="Feuille1.Y10:Feuille1.Y10">
            <calcext:condition calcext:apply-style-name="Cellule grisée" calcext:value="formula-is([.V10]=0)" calcext:base-cell-address="Feuille1.Y10"/>
            <calcext:condition calcext:apply-style-name="Cellule invalide" calcext:value="formula-is(AND([.V10]&lt;&gt;0;[.Y10]=&quot;&quot;))" calcext:base-cell-address="Feuille1.Y10"/>
          </calcext:conditional-format>
          <calcext:conditional-format calcext:target-range-address="Feuille1.Y11:Feuille1.Y11">
            <calcext:condition calcext:apply-style-name="Cellule grisée" calcext:value="formula-is([.V11]=0)" calcext:base-cell-address="Feuille1.Y11"/>
            <calcext:condition calcext:apply-style-name="Cellule invalide" calcext:value="formula-is(AND([.V11]&lt;&gt;0;[.Y11]=&quot;&quot;))" calcext:base-cell-address="Feuille1.Y11"/>
          </calcext:conditional-format>
          <calcext:conditional-format calcext:target-range-address="Feuille1.Y12:Feuille1.Y12">
            <calcext:condition calcext:apply-style-name="Cellule grisée" calcext:value="formula-is([.V12]=0)" calcext:base-cell-address="Feuille1.Y12"/>
            <calcext:condition calcext:apply-style-name="Cellule invalide" calcext:value="formula-is(AND([.V12]&lt;&gt;0;[.Y12]=&quot;&quot;))" calcext:base-cell-address="Feuille1.Y12"/>
          </calcext:conditional-format>
          <calcext:conditional-format calcext:target-range-address="Feuille1.Y13:Feuille1.Y13">
            <calcext:condition calcext:apply-style-name="Cellule grisée" calcext:value="formula-is([.V13]=0)" calcext:base-cell-address="Feuille1.Y13"/>
            <calcext:condition calcext:apply-style-name="Cellule invalide" calcext:value="formula-is(AND([.V13]&lt;&gt;0;[.Y13]=&quot;&quot;))" calcext:base-cell-address="Feuille1.Y13"/>
          </calcext:conditional-format>
          <calcext:conditional-format calcext:target-range-address="Feuille1.Y14:Feuille1.Y14">
            <calcext:condition calcext:apply-style-name="Cellule grisée" calcext:value="formula-is([.V14]=0)" calcext:base-cell-address="Feuille1.Y14"/>
            <calcext:condition calcext:apply-style-name="Cellule invalide" calcext:value="formula-is(AND([.V14]&lt;&gt;0;[.Y14]=&quot;&quot;))" calcext:base-cell-address="Feuille1.Y14"/>
          </calcext:conditional-format>
          <calcext:conditional-format calcext:target-range-address="Feuille1.Y15:Feuille1.Y15">
            <calcext:condition calcext:apply-style-name="Cellule grisée" calcext:value="formula-is([.V15]=0)" calcext:base-cell-address="Feuille1.Y15"/>
            <calcext:condition calcext:apply-style-name="Cellule invalide" calcext:value="formula-is(AND([.V15]&lt;&gt;0;[.Y15]=&quot;&quot;))" calcext:base-cell-address="Feuille1.Y15"/>
          </calcext:conditional-format>
          <calcext:conditional-format calcext:target-range-address="Feuille1.Y16:Feuille1.Y16">
            <calcext:condition calcext:apply-style-name="Cellule grisée" calcext:value="formula-is([.V16]=0)" calcext:base-cell-address="Feuille1.Y16"/>
            <calcext:condition calcext:apply-style-name="Cellule invalide" calcext:value="formula-is(AND([.V16]&lt;&gt;0;[.Y16]=&quot;&quot;))" calcext:base-cell-address="Feuille1.Y16"/>
          </calcext:conditional-format>
          <calcext:conditional-format calcext:target-range-address="Feuille1.Y17:Feuille1.Y17">
            <calcext:condition calcext:apply-style-name="Cellule grisée" calcext:value="formula-is([.V17]=0)" calcext:base-cell-address="Feuille1.Y17"/>
            <calcext:condition calcext:apply-style-name="Cellule invalide" calcext:value="formula-is(AND([.V17]&lt;&gt;0;[.Y17]=&quot;&quot;))" calcext:base-cell-address="Feuille1.Y17"/>
          </calcext:conditional-format>
          <calcext:conditional-format calcext:target-range-address="Feuille1.Y18:Feuille1.Y18">
            <calcext:condition calcext:apply-style-name="Cellule grisée" calcext:value="formula-is([.V18]=0)" calcext:base-cell-address="Feuille1.Y18"/>
            <calcext:condition calcext:apply-style-name="Cellule invalide" calcext:value="formula-is(AND([.V18]&lt;&gt;0;[.Y18]=&quot;&quot;))" calcext:base-cell-address="Feuille1.Y18"/>
          </calcext:conditional-format>
          <calcext:conditional-format calcext:target-range-address="Feuille1.Y19:Feuille1.Y19">
            <calcext:condition calcext:apply-style-name="Cellule grisée" calcext:value="formula-is([.V19]=0)" calcext:base-cell-address="Feuille1.Y19"/>
            <calcext:condition calcext:apply-style-name="Cellule invalide" calcext:value="formula-is(AND([.V19]&lt;&gt;0;[.Y19]=&quot;&quot;))" calcext:base-cell-address="Feuille1.Y19"/>
          </calcext:conditional-format>
          <calcext:conditional-format calcext:target-range-address="Feuille1.Y22:Feuille1.Y22">
            <calcext:condition calcext:apply-style-name="Cellule grisée" calcext:value="formula-is([.V22]=0)" calcext:base-cell-address="Feuille1.Y22"/>
            <calcext:condition calcext:apply-style-name="Cellule invalide" calcext:value="formula-is(AND([.V22]&lt;&gt;0;[.Y22]=&quot;&quot;))" calcext:base-cell-address="Feuille1.Y22"/>
          </calcext:conditional-format>
          <calcext:conditional-format calcext:target-range-address="Feuille1.Y23:Feuille1.Y23">
            <calcext:condition calcext:apply-style-name="Cellule grisée" calcext:value="formula-is([.V23]=0)" calcext:base-cell-address="Feuille1.Y23"/>
            <calcext:condition calcext:apply-style-name="Cellule invalide" calcext:value="formula-is(AND([.V23]&lt;&gt;0;[.Y23]=&quot;&quot;))" calcext:base-cell-address="Feuille1.Y23"/>
          </calcext:conditional-format>
          <calcext:conditional-format calcext:target-range-address="Feuille1.Y24:Feuille1.Y24">
            <calcext:condition calcext:apply-style-name="Cellule grisée" calcext:value="formula-is([.V24]=0)" calcext:base-cell-address="Feuille1.Y24"/>
            <calcext:condition calcext:apply-style-name="Cellule invalide" calcext:value="formula-is(AND([.V24]&lt;&gt;0;[.Y24]=&quot;&quot;))" calcext:base-cell-address="Feuille1.Y24"/>
          </calcext:conditional-format>
          <calcext:conditional-format calcext:target-range-address="Feuille1.Y25:Feuille1.Y25">
            <calcext:condition calcext:apply-style-name="Cellule grisée" calcext:value="formula-is([.V25]=0)" calcext:base-cell-address="Feuille1.Y25"/>
            <calcext:condition calcext:apply-style-name="Cellule invalide" calcext:value="formula-is(AND([.V25]&lt;&gt;0;[.Y25]=&quot;&quot;))" calcext:base-cell-address="Feuille1.Y25"/>
          </calcext:conditional-format>
          <calcext:conditional-format calcext:target-range-address="Feuille1.Y26:Feuille1.Y26">
            <calcext:condition calcext:apply-style-name="Cellule grisée" calcext:value="formula-is([.V26]=0)" calcext:base-cell-address="Feuille1.Y26"/>
            <calcext:condition calcext:apply-style-name="Cellule invalide" calcext:value="formula-is(AND([.V26]&lt;&gt;0;[.Y26]=&quot;&quot;))" calcext:base-cell-address="Feuille1.Y26"/>
          </calcext:conditional-format>
          <calcext:conditional-format calcext:target-range-address="Feuille1.Y27:Feuille1.Y27">
            <calcext:condition calcext:apply-style-name="Cellule grisée" calcext:value="formula-is([.V27]=0)" calcext:base-cell-address="Feuille1.Y27"/>
            <calcext:condition calcext:apply-style-name="Cellule invalide" calcext:value="formula-is(AND([.V27]&lt;&gt;0;[.Y27]=&quot;&quot;))" calcext:base-cell-address="Feuille1.Y27"/>
          </calcext:conditional-format>
          <calcext:conditional-format calcext:target-range-address="Feuille1.Y28:Feuille1.Y28">
            <calcext:condition calcext:apply-style-name="Cellule grisée" calcext:value="formula-is([.V28]=0)" calcext:base-cell-address="Feuille1.Y28"/>
            <calcext:condition calcext:apply-style-name="Cellule invalide" calcext:value="formula-is(AND([.V28]&lt;&gt;0;[.Y28]=&quot;&quot;))" calcext:base-cell-address="Feuille1.Y28"/>
          </calcext:conditional-format>
          <calcext:conditional-format calcext:target-range-address="Feuille1.Y29:Feuille1.Y29">
            <calcext:condition calcext:apply-style-name="Cellule grisée" calcext:value="formula-is([.V29]=0)" calcext:base-cell-address="Feuille1.Y29"/>
            <calcext:condition calcext:apply-style-name="Cellule invalide" calcext:value="formula-is(AND([.V29]&lt;&gt;0;[.Y29]=&quot;&quot;))" calcext:base-cell-address="Feuille1.Y29"/>
          </calcext:conditional-format>
          <calcext:conditional-format calcext:target-range-address="Feuille1.Y30:Feuille1.Y30">
            <calcext:condition calcext:apply-style-name="Cellule grisée" calcext:value="formula-is([.V30]=0)" calcext:base-cell-address="Feuille1.Y30"/>
            <calcext:condition calcext:apply-style-name="Cellule invalide" calcext:value="formula-is(AND([.V30]&lt;&gt;0;[.Y30]=&quot;&quot;))" calcext:base-cell-address="Feuille1.Y30"/>
          </calcext:conditional-format>
          <calcext:conditional-format calcext:target-range-address="Feuille1.Y31:Feuille1.Y31">
            <calcext:condition calcext:apply-style-name="Cellule grisée" calcext:value="formula-is([.V31]=0)" calcext:base-cell-address="Feuille1.Y31"/>
            <calcext:condition calcext:apply-style-name="Cellule invalide" calcext:value="formula-is(AND([.V31]&lt;&gt;0;[.Y31]=&quot;&quot;))" calcext:base-cell-address="Feuille1.Y31"/>
          </calcext:conditional-format>
          <calcext:conditional-format calcext:target-range-address="Feuille1.Y32:Feuille1.Y32">
            <calcext:condition calcext:apply-style-name="Cellule grisée" calcext:value="formula-is([.V32]=0)" calcext:base-cell-address="Feuille1.Y32"/>
            <calcext:condition calcext:apply-style-name="Cellule invalide" calcext:value="formula-is(AND([.V32]&lt;&gt;0;[.Y32]=&quot;&quot;))" calcext:base-cell-address="Feuille1.Y32"/>
          </calcext:conditional-format>
          <calcext:conditional-format calcext:target-range-address="Feuille1.Y33:Feuille1.Y33">
            <calcext:condition calcext:apply-style-name="Cellule grisée" calcext:value="formula-is([.V33]=0)" calcext:base-cell-address="Feuille1.Y33"/>
            <calcext:condition calcext:apply-style-name="Cellule invalide" calcext:value="formula-is(AND([.V33]&lt;&gt;0;[.Y33]=&quot;&quot;))" calcext:base-cell-address="Feuille1.Y33"/>
          </calcext:conditional-format>
          <calcext:conditional-format calcext:target-range-address="Feuille1.Y34:Feuille1.Y34">
            <calcext:condition calcext:apply-style-name="Cellule grisée" calcext:value="formula-is([.V34]=0)" calcext:base-cell-address="Feuille1.Y34"/>
            <calcext:condition calcext:apply-style-name="Cellule invalide" calcext:value="formula-is(AND([.V34]&lt;&gt;0;[.Y34]=&quot;&quot;))" calcext:base-cell-address="Feuille1.Y34"/>
          </calcext:conditional-format>
          <calcext:conditional-format calcext:target-range-address="Feuille1.Y35:Feuille1.Y35">
            <calcext:condition calcext:apply-style-name="Cellule grisée" calcext:value="formula-is([.V35]=0)" calcext:base-cell-address="Feuille1.Y35"/>
            <calcext:condition calcext:apply-style-name="Cellule invalide" calcext:value="formula-is(AND([.V35]&lt;&gt;0;[.Y35]=&quot;&quot;))" calcext:base-cell-address="Feuille1.Y35"/>
          </calcext:conditional-format>
          <calcext:conditional-format calcext:target-range-address="Feuille1.Y36:Feuille1.Y36">
            <calcext:condition calcext:apply-style-name="Cellule grisée" calcext:value="formula-is([.V36]=0)" calcext:base-cell-address="Feuille1.Y36"/>
            <calcext:condition calcext:apply-style-name="Cellule invalide" calcext:value="formula-is(AND([.V36]&lt;&gt;0;[.Y36]=&quot;&quot;))" calcext:base-cell-address="Feuille1.Y36"/>
          </calcext:conditional-format>
          <calcext:conditional-format calcext:target-range-address="Feuille1.Y37:Feuille1.Y37">
            <calcext:condition calcext:apply-style-name="Cellule grisée" calcext:value="formula-is([.V37]=0)" calcext:base-cell-address="Feuille1.Y37"/>
            <calcext:condition calcext:apply-style-name="Cellule invalide" calcext:value="formula-is(AND([.V37]&lt;&gt;0;[.Y37]=&quot;&quot;))" calcext:base-cell-address="Feuille1.Y37"/>
          </calcext:conditional-format>
          <calcext:conditional-format calcext:target-range-address="Feuille1.Y38:Feuille1.Y38">
            <calcext:condition calcext:apply-style-name="Cellule grisée" calcext:value="formula-is([.V38]=0)" calcext:base-cell-address="Feuille1.Y38"/>
            <calcext:condition calcext:apply-style-name="Cellule invalide" calcext:value="formula-is(AND([.V38]&lt;&gt;0;[.Y38]=&quot;&quot;))" calcext:base-cell-address="Feuille1.Y38"/>
          </calcext:conditional-format>
          <calcext:conditional-format calcext:target-range-address="Feuille1.Y39:Feuille1.Y39">
            <calcext:condition calcext:apply-style-name="Cellule grisée" calcext:value="formula-is([.V39]=0)" calcext:base-cell-address="Feuille1.Y39"/>
            <calcext:condition calcext:apply-style-name="Cellule invalide" calcext:value="formula-is(AND([.V39]&lt;&gt;0;[.Y39]=&quot;&quot;))" calcext:base-cell-address="Feuille1.Y39"/>
          </calcext:conditional-format>
          <calcext:conditional-format calcext:target-range-address="Feuille1.Y40:Feuille1.Y40">
            <calcext:condition calcext:apply-style-name="Cellule grisée" calcext:value="formula-is([.V40]=0)" calcext:base-cell-address="Feuille1.Y40"/>
            <calcext:condition calcext:apply-style-name="Cellule invalide" calcext:value="formula-is(AND([.V40]&lt;&gt;0;[.Y40]=&quot;&quot;))" calcext:base-cell-address="Feuille1.Y40"/>
          </calcext:conditional-format>
          <calcext:conditional-format calcext:target-range-address="Feuille1.Y41:Feuille1.Y41">
            <calcext:condition calcext:apply-style-name="Cellule grisée" calcext:value="formula-is([.V41]=0)" calcext:base-cell-address="Feuille1.Y41"/>
            <calcext:condition calcext:apply-style-name="Cellule invalide" calcext:value="formula-is(AND([.V41]&lt;&gt;0;[.Y41]=&quot;&quot;))" calcext:base-cell-address="Feuille1.Y41"/>
          </calcext:conditional-format>
          <calcext:conditional-format calcext:target-range-address="Feuille1.Y42:Feuille1.Y42">
            <calcext:condition calcext:apply-style-name="Cellule grisée" calcext:value="formula-is([.V42]=0)" calcext:base-cell-address="Feuille1.Y42"/>
            <calcext:condition calcext:apply-style-name="Cellule invalide" calcext:value="formula-is(AND([.V42]&lt;&gt;0;[.Y42]=&quot;&quot;))" calcext:base-cell-address="Feuille1.Y42"/>
          </calcext:conditional-format>
          <calcext:conditional-format calcext:target-range-address="Feuille1.Y43:Feuille1.Y43">
            <calcext:condition calcext:apply-style-name="Cellule grisée" calcext:value="formula-is([.V43]=0)" calcext:base-cell-address="Feuille1.Y43"/>
            <calcext:condition calcext:apply-style-name="Cellule invalide" calcext:value="formula-is(AND([.V43]&lt;&gt;0;[.Y43]=&quot;&quot;))" calcext:base-cell-address="Feuille1.Y43"/>
          </calcext:conditional-format>
          <calcext:conditional-format calcext:target-range-address="Feuille1.Y44:Feuille1.Y44">
            <calcext:condition calcext:apply-style-name="Cellule grisée" calcext:value="formula-is([.V44]=0)" calcext:base-cell-address="Feuille1.Y44"/>
            <calcext:condition calcext:apply-style-name="Cellule invalide" calcext:value="formula-is(AND([.V44]&lt;&gt;0;[.Y44]=&quot;&quot;))" calcext:base-cell-address="Feuille1.Y44"/>
          </calcext:conditional-format>
          <calcext:conditional-format calcext:target-range-address="Feuille1.Y45:Feuille1.Y45">
            <calcext:condition calcext:apply-style-name="Cellule grisée" calcext:value="formula-is([.V45]=0)" calcext:base-cell-address="Feuille1.Y45"/>
            <calcext:condition calcext:apply-style-name="Cellule invalide" calcext:value="formula-is(AND([.V45]&lt;&gt;0;[.Y45]=&quot;&quot;))" calcext:base-cell-address="Feuille1.Y45"/>
          </calcext:conditional-format>
          <calcext:conditional-format calcext:target-range-address="Feuille1.Y46:Feuille1.Y46">
            <calcext:condition calcext:apply-style-name="Cellule grisée" calcext:value="formula-is([.V46]=0)" calcext:base-cell-address="Feuille1.Y46"/>
            <calcext:condition calcext:apply-style-name="Cellule invalide" calcext:value="formula-is(AND([.V46]&lt;&gt;0;[.Y46]=&quot;&quot;))" calcext:base-cell-address="Feuille1.Y46"/>
          </calcext:conditional-format>
          <calcext:conditional-format calcext:target-range-address="Feuille1.Y47:Feuille1.Y47">
            <calcext:condition calcext:apply-style-name="Cellule grisée" calcext:value="formula-is([.V47]=0)" calcext:base-cell-address="Feuille1.Y47"/>
            <calcext:condition calcext:apply-style-name="Cellule invalide" calcext:value="formula-is(AND([.V47]&lt;&gt;0;[.Y47]=&quot;&quot;))" calcext:base-cell-address="Feuille1.Y47"/>
          </calcext:conditional-format>
          <calcext:conditional-format calcext:target-range-address="Feuille1.Y48:Feuille1.Y48">
            <calcext:condition calcext:apply-style-name="Cellule grisée" calcext:value="formula-is([.V48]=0)" calcext:base-cell-address="Feuille1.Y48"/>
            <calcext:condition calcext:apply-style-name="Cellule invalide" calcext:value="formula-is(AND([.V48]&lt;&gt;0;[.Y48]=&quot;&quot;))" calcext:base-cell-address="Feuille1.Y48"/>
          </calcext:conditional-format>
          <calcext:conditional-format calcext:target-range-address="Feuille1.Y49:Feuille1.Y49">
            <calcext:condition calcext:apply-style-name="Cellule grisée" calcext:value="formula-is([.V49]=0)" calcext:base-cell-address="Feuille1.Y49"/>
            <calcext:condition calcext:apply-style-name="Cellule invalide" calcext:value="formula-is(AND([.V49]&lt;&gt;0;[.Y49]=&quot;&quot;))" calcext:base-cell-address="Feuille1.Y49"/>
          </calcext:conditional-format>
          <calcext:conditional-format calcext:target-range-address="Feuille1.Y50:Feuille1.Y50">
            <calcext:condition calcext:apply-style-name="Cellule grisée" calcext:value="formula-is([.V50]=0)" calcext:base-cell-address="Feuille1.Y50"/>
            <calcext:condition calcext:apply-style-name="Cellule invalide" calcext:value="formula-is(AND([.V50]&lt;&gt;0;[.Y50]=&quot;&quot;))" calcext:base-cell-address="Feuille1.Y50"/>
          </calcext:conditional-format>
          <calcext:conditional-format calcext:target-range-address="Feuille1.Y51:Feuille1.Y51">
            <calcext:condition calcext:apply-style-name="Cellule grisée" calcext:value="formula-is([.V51]=0)" calcext:base-cell-address="Feuille1.Y51"/>
            <calcext:condition calcext:apply-style-name="Cellule invalide" calcext:value="formula-is(AND([.V51]&lt;&gt;0;[.Y51]=&quot;&quot;))" calcext:base-cell-address="Feuille1.Y51"/>
          </calcext:conditional-format>
          <calcext:conditional-format calcext:target-range-address="Feuille1.Y52:Feuille1.Y52">
            <calcext:condition calcext:apply-style-name="Cellule grisée" calcext:value="formula-is([.V52]=0)" calcext:base-cell-address="Feuille1.Y52"/>
            <calcext:condition calcext:apply-style-name="Cellule invalide" calcext:value="formula-is(AND([.V52]&lt;&gt;0;[.Y52]=&quot;&quot;))" calcext:base-cell-address="Feuille1.Y52"/>
          </calcext:conditional-format>
          <calcext:conditional-format calcext:target-range-address="Feuille1.Y53:Feuille1.Y53">
            <calcext:condition calcext:apply-style-name="Cellule grisée" calcext:value="formula-is([.V53]=0)" calcext:base-cell-address="Feuille1.Y53"/>
            <calcext:condition calcext:apply-style-name="Cellule invalide" calcext:value="formula-is(AND([.V53]&lt;&gt;0;[.Y53]=&quot;&quot;))" calcext:base-cell-address="Feuille1.Y53"/>
          </calcext:conditional-format>
          <calcext:conditional-format calcext:target-range-address="Feuille1.Y54:Feuille1.Y54">
            <calcext:condition calcext:apply-style-name="Cellule grisée" calcext:value="formula-is([.V54]=0)" calcext:base-cell-address="Feuille1.Y54"/>
            <calcext:condition calcext:apply-style-name="Cellule invalide" calcext:value="formula-is(AND([.V54]&lt;&gt;0;[.Y54]=&quot;&quot;))" calcext:base-cell-address="Feuille1.Y54"/>
          </calcext:conditional-format>
          <calcext:conditional-format calcext:target-range-address="Feuille1.Y55:Feuille1.Y55">
            <calcext:condition calcext:apply-style-name="Cellule grisée" calcext:value="formula-is([.V55]=0)" calcext:base-cell-address="Feuille1.Y55"/>
            <calcext:condition calcext:apply-style-name="Cellule invalide" calcext:value="formula-is(AND([.V55]&lt;&gt;0;[.Y55]=&quot;&quot;))" calcext:base-cell-address="Feuille1.Y55"/>
          </calcext:conditional-format>
          <calcext:conditional-format calcext:target-range-address="Feuille1.Y56:Feuille1.Y56">
            <calcext:condition calcext:apply-style-name="Cellule grisée" calcext:value="formula-is([.V56]=0)" calcext:base-cell-address="Feuille1.Y56"/>
            <calcext:condition calcext:apply-style-name="Cellule invalide" calcext:value="formula-is(AND([.V56]&lt;&gt;0;[.Y56]=&quot;&quot;))" calcext:base-cell-address="Feuille1.Y56"/>
          </calcext:conditional-format>
          <calcext:conditional-format calcext:target-range-address="Feuille1.Y57:Feuille1.Y57">
            <calcext:condition calcext:apply-style-name="Cellule grisée" calcext:value="formula-is([.V57]=0)" calcext:base-cell-address="Feuille1.Y57"/>
            <calcext:condition calcext:apply-style-name="Cellule invalide" calcext:value="formula-is(AND([.V57]&lt;&gt;0;[.Y57]=&quot;&quot;))" calcext:base-cell-address="Feuille1.Y57"/>
          </calcext:conditional-format>
          <calcext:conditional-format calcext:target-range-address="Feuille1.Y58:Feuille1.Y58">
            <calcext:condition calcext:apply-style-name="Cellule grisée" calcext:value="formula-is([.V58]=0)" calcext:base-cell-address="Feuille1.Y58"/>
            <calcext:condition calcext:apply-style-name="Cellule invalide" calcext:value="formula-is(AND([.V58]&lt;&gt;0;[.Y58]=&quot;&quot;))" calcext:base-cell-address="Feuille1.Y58"/>
          </calcext:conditional-format>
          <calcext:conditional-format calcext:target-range-address="Feuille1.Y59:Feuille1.Y59">
            <calcext:condition calcext:apply-style-name="Cellule grisée" calcext:value="formula-is([.V59]=0)" calcext:base-cell-address="Feuille1.Y59"/>
            <calcext:condition calcext:apply-style-name="Cellule invalide" calcext:value="formula-is(AND([.V59]&lt;&gt;0;[.Y59]=&quot;&quot;))" calcext:base-cell-address="Feuille1.Y59"/>
          </calcext:conditional-format>
          <calcext:conditional-format calcext:target-range-address="Feuille1.Y60:Feuille1.Y60">
            <calcext:condition calcext:apply-style-name="Cellule grisée" calcext:value="formula-is([.V60]=0)" calcext:base-cell-address="Feuille1.Y60"/>
            <calcext:condition calcext:apply-style-name="Cellule invalide" calcext:value="formula-is(AND([.V60]&lt;&gt;0;[.Y60]=&quot;&quot;))" calcext:base-cell-address="Feuille1.Y60"/>
          </calcext:conditional-format>
          <calcext:conditional-format calcext:target-range-address="Feuille1.Y61:Feuille1.Y61">
            <calcext:condition calcext:apply-style-name="Cellule grisée" calcext:value="formula-is([.V61]=0)" calcext:base-cell-address="Feuille1.Y61"/>
            <calcext:condition calcext:apply-style-name="Cellule invalide" calcext:value="formula-is(AND([.V61]&lt;&gt;0;[.Y61]=&quot;&quot;))" calcext:base-cell-address="Feuille1.Y61"/>
          </calcext:conditional-format>
          <calcext:conditional-format calcext:target-range-address="Feuille1.Y63:Feuille1.Y63">
            <calcext:condition calcext:apply-style-name="Cellule grisée" calcext:value="formula-is([.V63]=0)" calcext:base-cell-address="Feuille1.Y63"/>
            <calcext:condition calcext:apply-style-name="Cellule invalide" calcext:value="formula-is(AND([.V63]&lt;&gt;0;[.Y63]=&quot;&quot;))" calcext:base-cell-address="Feuille1.Y63"/>
          </calcext:conditional-format>
          <calcext:conditional-format calcext:target-range-address="Feuille1.Y64:Feuille1.Y64">
            <calcext:condition calcext:apply-style-name="Cellule grisée" calcext:value="formula-is([.V64]=0)" calcext:base-cell-address="Feuille1.Y64"/>
            <calcext:condition calcext:apply-style-name="Cellule invalide" calcext:value="formula-is(AND([.V64]&lt;&gt;0;[.Y64]=&quot;&quot;))" calcext:base-cell-address="Feuille1.Y64"/>
          </calcext:conditional-format>
          <calcext:conditional-format calcext:target-range-address="Feuille1.Y65:Feuille1.Y65">
            <calcext:condition calcext:apply-style-name="Cellule grisée" calcext:value="formula-is([.V65]=0)" calcext:base-cell-address="Feuille1.Y65"/>
            <calcext:condition calcext:apply-style-name="Cellule invalide" calcext:value="formula-is(AND([.V65]&lt;&gt;0;[.Y65]=&quot;&quot;))" calcext:base-cell-address="Feuille1.Y65"/>
          </calcext:conditional-format>
          <calcext:conditional-format calcext:target-range-address="Feuille1.Y66:Feuille1.Y66">
            <calcext:condition calcext:apply-style-name="Cellule grisée" calcext:value="formula-is([.V66]=0)" calcext:base-cell-address="Feuille1.Y66"/>
            <calcext:condition calcext:apply-style-name="Cellule invalide" calcext:value="formula-is(AND([.V66]&lt;&gt;0;[.Y66]=&quot;&quot;))" calcext:base-cell-address="Feuille1.Y66"/>
          </calcext:conditional-format>
          <calcext:conditional-format calcext:target-range-address="Feuille1.Y67:Feuille1.Y67">
            <calcext:condition calcext:apply-style-name="Cellule grisée" calcext:value="formula-is([.V67]=0)" calcext:base-cell-address="Feuille1.Y67"/>
            <calcext:condition calcext:apply-style-name="Cellule invalide" calcext:value="formula-is(AND([.V67]&lt;&gt;0;[.Y67]=&quot;&quot;))" calcext:base-cell-address="Feuille1.Y67"/>
          </calcext:conditional-format>
          <calcext:conditional-format calcext:target-range-address="Feuille1.Y69:Feuille1.Y69">
            <calcext:condition calcext:apply-style-name="Cellule grisée" calcext:value="formula-is([.V69]=0)" calcext:base-cell-address="Feuille1.Y69"/>
            <calcext:condition calcext:apply-style-name="Cellule invalide" calcext:value="formula-is(AND([.V69]&lt;&gt;0;[.Y69]=&quot;&quot;))" calcext:base-cell-address="Feuille1.Y69"/>
          </calcext:conditional-format>
          <calcext:conditional-format calcext:target-range-address="Feuille1.Y70:Feuille1.Y70">
            <calcext:condition calcext:apply-style-name="Cellule grisée" calcext:value="formula-is([.V70]=0)" calcext:base-cell-address="Feuille1.Y70"/>
            <calcext:condition calcext:apply-style-name="Cellule invalide" calcext:value="formula-is(AND([.V70]&lt;&gt;0;[.Y70]=&quot;&quot;))" calcext:base-cell-address="Feuille1.Y70"/>
          </calcext:conditional-format>
          <calcext:conditional-format calcext:target-range-address="Feuille1.Y20:Feuille1.Y20">
            <calcext:condition calcext:apply-style-name="Cellule grisée" calcext:value="formula-is([.V20]=0)" calcext:base-cell-address="Feuille1.Y20"/>
            <calcext:condition calcext:apply-style-name="Cellule invalide" calcext:value="formula-is(AND([.V20]&lt;&gt;0;[.Y20]=&quot;&quot;))" calcext:base-cell-address="Feuille1.Y20"/>
          </calcext:conditional-format>
          <calcext:conditional-format calcext:target-range-address="Feuille1.Y21:Feuille1.Y21">
            <calcext:condition calcext:apply-style-name="Cellule grisée" calcext:value="formula-is([.V21]=0)" calcext:base-cell-address="Feuille1.Y21"/>
            <calcext:condition calcext:apply-style-name="Cellule invalide" calcext:value="formula-is(AND([.V21]&lt;&gt;0;[.Y21]=&quot;&quot;))" calcext:base-cell-address="Feuille1.Y21"/>
          </calcext:conditional-format>
          <calcext:conditional-format calcext:target-range-address="Feuille1.Y71:Feuille1.Y71">
            <calcext:condition calcext:apply-style-name="Cellule grisée" calcext:value="formula-is([.V71]=0)" calcext:base-cell-address="Feuille1.Y71"/>
            <calcext:condition calcext:apply-style-name="Cellule invalide" calcext:value="formula-is(AND([.V71]&lt;&gt;0;[.Y71]=&quot;&quot;))" calcext:base-cell-address="Feuille1.Y71"/>
          </calcext:conditional-format>
          <calcext:conditional-format calcext:target-range-address="Feuille1.Y74:Feuille1.Y74">
            <calcext:condition calcext:apply-style-name="Cellule grisée" calcext:value="formula-is([.V74]=0)" calcext:base-cell-address="Feuille1.Y74"/>
            <calcext:condition calcext:apply-style-name="Cellule invalide" calcext:value="formula-is(AND([.V74]&lt;&gt;0;[.Y74]=&quot;&quot;))" calcext:base-cell-address="Feuille1.Y74"/>
          </calcext:conditional-format>
          <calcext:conditional-format calcext:target-range-address="Feuille1.Y75:Feuille1.Y75">
            <calcext:condition calcext:apply-style-name="Cellule grisée" calcext:value="formula-is([.V75]=0)" calcext:base-cell-address="Feuille1.Y75"/>
            <calcext:condition calcext:apply-style-name="Cellule invalide" calcext:value="formula-is(AND([.V75]&lt;&gt;0;[.Y75]=&quot;&quot;))" calcext:base-cell-address="Feuille1.Y75"/>
          </calcext:conditional-format>
          <calcext:conditional-format calcext:target-range-address="Feuille1.Y76:Feuille1.Y76">
            <calcext:condition calcext:apply-style-name="Cellule grisée" calcext:value="formula-is([.V76]=0)" calcext:base-cell-address="Feuille1.Y76"/>
            <calcext:condition calcext:apply-style-name="Cellule invalide" calcext:value="formula-is(AND([.V76]&lt;&gt;0;[.Y76]=&quot;&quot;))" calcext:base-cell-address="Feuille1.Y76"/>
          </calcext:conditional-format>
          <calcext:conditional-format calcext:target-range-address="Feuille1.Y77:Feuille1.Y77">
            <calcext:condition calcext:apply-style-name="Cellule grisée" calcext:value="formula-is([.V77]=0)" calcext:base-cell-address="Feuille1.Y77"/>
            <calcext:condition calcext:apply-style-name="Cellule invalide" calcext:value="formula-is(AND([.V77]&lt;&gt;0;[.Y77]=&quot;&quot;))" calcext:base-cell-address="Feuille1.Y77"/>
          </calcext:conditional-format>
          <calcext:conditional-format calcext:target-range-address="Feuille1.Y79:Feuille1.Y79">
            <calcext:condition calcext:apply-style-name="Cellule grisée" calcext:value="formula-is([.V79]=0)" calcext:base-cell-address="Feuille1.Y79"/>
            <calcext:condition calcext:apply-style-name="Cellule invalide" calcext:value="formula-is(AND([.V79]&lt;&gt;0;[.Y79]=&quot;&quot;))" calcext:base-cell-address="Feuille1.Y79"/>
          </calcext:conditional-format>
          <calcext:conditional-format calcext:target-range-address="Feuille1.Y80:Feuille1.Y80">
            <calcext:condition calcext:apply-style-name="Cellule grisée" calcext:value="formula-is([.V80]=0)" calcext:base-cell-address="Feuille1.Y80"/>
            <calcext:condition calcext:apply-style-name="Cellule invalide" calcext:value="formula-is(AND([.V80]&lt;&gt;0;[.Y80]=&quot;&quot;))" calcext:base-cell-address="Feuille1.Y80"/>
          </calcext:conditional-format>
          <calcext:conditional-format calcext:target-range-address="Feuille1.Y81:Feuille1.Y81">
            <calcext:condition calcext:apply-style-name="Cellule grisée" calcext:value="formula-is([.V81]=0)" calcext:base-cell-address="Feuille1.Y81"/>
            <calcext:condition calcext:apply-style-name="Cellule invalide" calcext:value="formula-is(AND([.V81]&lt;&gt;0;[.Y81]=&quot;&quot;))" calcext:base-cell-address="Feuille1.Y81"/>
          </calcext:conditional-format>
          <calcext:conditional-format calcext:target-range-address="Feuille1.N84:Feuille1.N84 Feuille1.R84:Feuille1.S84 Feuille1.D84:Feuille1.F84 Feuille1.K84:Feuille1.L84 Feuille1.A84:Feuille1.B84">
            <calcext:condition calcext:apply-style-name="Cellule invalide" calcext:value="=&quot;&quot;" calcext:base-cell-address="Feuille1.A84"/>
          </calcext:conditional-format>
          <calcext:conditional-format calcext:target-range-address="Feuille1.M84:Feuille1.M84">
            <calcext:condition calcext:apply-style-name="Cellule grisée" calcext:value="formula-is(#REF!=0)" calcext:base-cell-address="Feuille1.M84"/>
          </calcext:conditional-format>
          <calcext:conditional-format calcext:target-range-address="Feuille1.O84:Feuille1.O84">
            <calcext:condition calcext:apply-style-name="Cellule grisée" calcext:value="formula-is(#REF!=1)" calcext:base-cell-address="Feuille1.O84"/>
            <calcext:condition calcext:apply-style-name="Cellule invalide" calcext:value="formula-is(AND(#REF!&gt;1;#REF!=&quot;&quot;))" calcext:base-cell-address="Feuille1.O84"/>
          </calcext:conditional-format>
          <calcext:conditional-format calcext:target-range-address="Feuille1.P84:Feuille1.P84">
            <calcext:condition calcext:apply-style-name="Cellule grisée" calcext:value="formula-is(#REF!=1)" calcext:base-cell-address="Feuille1.P84"/>
            <calcext:condition calcext:apply-style-name="Cellule invalide" calcext:value="formula-is(AND(#REF!&gt;1;#REF!=&quot;&quot;))" calcext:base-cell-address="Feuille1.P84"/>
          </calcext:conditional-format>
          <calcext:conditional-format calcext:target-range-address="Feuille1.Q84:Feuille1.Q84">
            <calcext:condition calcext:apply-style-name="Cellule grisée" calcext:value="formula-is(#REF!=1)" calcext:base-cell-address="Feuille1.Q84"/>
            <calcext:condition calcext:apply-style-name="Cellule invalide" calcext:value="formula-is(AND(#REF!&gt;1;#REF!=&quot;&quot;))" calcext:base-cell-address="Feuille1.Q84"/>
          </calcext:conditional-format>
          <calcext:conditional-format calcext:target-range-address="Feuille1.H84:Feuille1.H84">
            <calcext:condition calcext:apply-style-name="Cellule invalide" calcext:value="=&quot;&quot;" calcext:base-cell-address="Feuille1.H84"/>
          </calcext:conditional-format>
          <calcext:conditional-format calcext:target-range-address="Feuille1.T84:Feuille1.T84">
            <calcext:condition calcext:apply-style-name="Cellule invalide" calcext:value="=&quot;&quot;" calcext:base-cell-address="Feuille1.T84"/>
          </calcext:conditional-format>
          <calcext:conditional-format calcext:target-range-address="Feuille1.U84:Feuille1.U84">
            <calcext:condition calcext:apply-style-name="Cellule grisée" calcext:value="formula-is([.T84]=0)" calcext:base-cell-address="Feuille1.U84"/>
            <calcext:condition calcext:apply-style-name="Cellule invalide" calcext:value="formula-is(AND([.T84]&lt;&gt;0;[.U84]=&quot;&quot;))" calcext:base-cell-address="Feuille1.U84"/>
          </calcext:conditional-format>
          <calcext:conditional-format calcext:target-range-address="Feuille1.V84:Feuille1.V84">
            <calcext:condition calcext:apply-style-name="Cellule grisée" calcext:value="formula-is([.T84]=0)" calcext:base-cell-address="Feuille1.V84"/>
            <calcext:condition calcext:apply-style-name="Cellule invalide" calcext:value="formula-is(AND([.T84]&lt;&gt;0;[.V84]=&quot;&quot;))" calcext:base-cell-address="Feuille1.V84"/>
          </calcext:conditional-format>
          <calcext:conditional-format calcext:target-range-address="Feuille1.W84:Feuille1.X84">
            <calcext:condition calcext:apply-style-name="Cellule grisée" calcext:value="formula-is([.T84]=0)" calcext:base-cell-address="Feuille1.W84"/>
            <calcext:condition calcext:apply-style-name="Cellule invalide" calcext:value="formula-is(AND([.T84]&lt;&gt;0;[.W84]=&quot;&quot;))" calcext:base-cell-address="Feuille1.W84"/>
          </calcext:conditional-format>
          <calcext:conditional-format calcext:target-range-address="Feuille1.J84:Feuille1.J84">
            <calcext:condition calcext:apply-style-name="Cellule invalide" calcext:value="=&quot;&quot;" calcext:base-cell-address="Feuille1.J84"/>
          </calcext:conditional-format>
          <calcext:conditional-format calcext:target-range-address="Feuille1.Y84:Feuille1.Y84">
            <calcext:condition calcext:apply-style-name="Cellule grisée" calcext:value="formula-is([.V84]=0)" calcext:base-cell-address="Feuille1.Y84"/>
            <calcext:condition calcext:apply-style-name="Cellule invalide" calcext:value="formula-is(AND([.V84]&lt;&gt;0;[.Y84]=&quot;&quot;))" calcext:base-cell-address="Feuille1.Y84"/>
          </calcext:conditional-format>
          <calcext:conditional-format calcext:target-range-address="Feuille1.D83:Feuille1.F83 Feuille1.A83:Feuille1.B83">
            <calcext:condition calcext:apply-style-name="Cellule invalide" calcext:value="=&quot;&quot;" calcext:base-cell-address="Feuille1.A83"/>
          </calcext:conditional-format>
          <calcext:conditional-format calcext:target-range-address="Feuille1.U83:Feuille1.U83">
            <calcext:condition calcext:apply-style-name="Cellule grisée" calcext:value="formula-is([.T83]=0)" calcext:base-cell-address="Feuille1.U83"/>
            <calcext:condition calcext:apply-style-name="Cellule invalide" calcext:value="formula-is(AND([.T83]&lt;&gt;0;[.U83]=&quot;&quot;))" calcext:base-cell-address="Feuille1.U83"/>
          </calcext:conditional-format>
          <calcext:conditional-format calcext:target-range-address="Feuille1.V83:Feuille1.V83">
            <calcext:condition calcext:apply-style-name="Cellule grisée" calcext:value="formula-is([.T83]=0)" calcext:base-cell-address="Feuille1.V83"/>
            <calcext:condition calcext:apply-style-name="Cellule invalide" calcext:value="formula-is(AND([.T83]&lt;&gt;0;[.V83]=&quot;&quot;))" calcext:base-cell-address="Feuille1.V83"/>
          </calcext:conditional-format>
          <calcext:conditional-format calcext:target-range-address="Feuille1.W83:Feuille1.X83">
            <calcext:condition calcext:apply-style-name="Cellule grisée" calcext:value="formula-is([.T83]=0)" calcext:base-cell-address="Feuille1.W83"/>
            <calcext:condition calcext:apply-style-name="Cellule invalide" calcext:value="formula-is(AND([.T83]&lt;&gt;0;[.W83]=&quot;&quot;))" calcext:base-cell-address="Feuille1.W83"/>
          </calcext:conditional-format>
          <calcext:conditional-format calcext:target-range-address="Feuille1.Y83:Feuille1.Y83">
            <calcext:condition calcext:apply-style-name="Cellule grisée" calcext:value="formula-is([.V83]=0)" calcext:base-cell-address="Feuille1.Y83"/>
            <calcext:condition calcext:apply-style-name="Cellule invalide" calcext:value="formula-is(AND([.V83]&lt;&gt;0;[.Y83]=&quot;&quot;))" calcext:base-cell-address="Feuille1.Y83"/>
          </calcext:conditional-format>
          <calcext:conditional-format calcext:target-range-address="Feuille1.N85:Feuille1.N85 Feuille1.R85:Feuille1.R85 Feuille1.D85:Feuille1.F85 Feuille1.K85:Feuille1.L85 Feuille1.A85:Feuille1.B85">
            <calcext:condition calcext:apply-style-name="Cellule invalide" calcext:value="=&quot;&quot;" calcext:base-cell-address="Feuille1.A85"/>
          </calcext:conditional-format>
          <calcext:conditional-format calcext:target-range-address="Feuille1.M85:Feuille1.M85">
            <calcext:condition calcext:apply-style-name="Cellule grisée" calcext:value="formula-is(#REF!=0)" calcext:base-cell-address="Feuille1.M85"/>
          </calcext:conditional-format>
          <calcext:conditional-format calcext:target-range-address="Feuille1.O85:Feuille1.O85">
            <calcext:condition calcext:apply-style-name="Cellule grisée" calcext:value="formula-is(#REF!=1)" calcext:base-cell-address="Feuille1.O85"/>
            <calcext:condition calcext:apply-style-name="Cellule invalide" calcext:value="formula-is(AND(#REF!&gt;1;#REF!=&quot;&quot;))" calcext:base-cell-address="Feuille1.O85"/>
          </calcext:conditional-format>
          <calcext:conditional-format calcext:target-range-address="Feuille1.P85:Feuille1.P85">
            <calcext:condition calcext:apply-style-name="Cellule grisée" calcext:value="formula-is(#REF!=1)" calcext:base-cell-address="Feuille1.P85"/>
            <calcext:condition calcext:apply-style-name="Cellule invalide" calcext:value="formula-is(AND(#REF!&gt;1;#REF!=&quot;&quot;))" calcext:base-cell-address="Feuille1.P85"/>
          </calcext:conditional-format>
          <calcext:conditional-format calcext:target-range-address="Feuille1.Q85:Feuille1.Q85">
            <calcext:condition calcext:apply-style-name="Cellule grisée" calcext:value="formula-is(#REF!=1)" calcext:base-cell-address="Feuille1.Q85"/>
            <calcext:condition calcext:apply-style-name="Cellule invalide" calcext:value="formula-is(AND(#REF!&gt;1;#REF!=&quot;&quot;))" calcext:base-cell-address="Feuille1.Q85"/>
          </calcext:conditional-format>
          <calcext:conditional-format calcext:target-range-address="Feuille1.H85:Feuille1.H85">
            <calcext:condition calcext:apply-style-name="Cellule invalide" calcext:value="=&quot;&quot;" calcext:base-cell-address="Feuille1.H85"/>
          </calcext:conditional-format>
          <calcext:conditional-format calcext:target-range-address="Feuille1.T85:Feuille1.T85">
            <calcext:condition calcext:apply-style-name="Cellule invalide" calcext:value="=&quot;&quot;" calcext:base-cell-address="Feuille1.T85"/>
          </calcext:conditional-format>
          <calcext:conditional-format calcext:target-range-address="Feuille1.U85:Feuille1.U85">
            <calcext:condition calcext:apply-style-name="Cellule grisée" calcext:value="formula-is([.T85]=0)" calcext:base-cell-address="Feuille1.U85"/>
            <calcext:condition calcext:apply-style-name="Cellule invalide" calcext:value="formula-is(AND([.T85]&lt;&gt;0;[.U85]=&quot;&quot;))" calcext:base-cell-address="Feuille1.U85"/>
          </calcext:conditional-format>
          <calcext:conditional-format calcext:target-range-address="Feuille1.V85:Feuille1.V85">
            <calcext:condition calcext:apply-style-name="Cellule grisée" calcext:value="formula-is([.T85]=0)" calcext:base-cell-address="Feuille1.V85"/>
            <calcext:condition calcext:apply-style-name="Cellule invalide" calcext:value="formula-is(AND([.T85]&lt;&gt;0;[.V85]=&quot;&quot;))" calcext:base-cell-address="Feuille1.V85"/>
          </calcext:conditional-format>
          <calcext:conditional-format calcext:target-range-address="Feuille1.W85:Feuille1.X85">
            <calcext:condition calcext:apply-style-name="Cellule grisée" calcext:value="formula-is([.T85]=0)" calcext:base-cell-address="Feuille1.W85"/>
            <calcext:condition calcext:apply-style-name="Cellule invalide" calcext:value="formula-is(AND([.T85]&lt;&gt;0;[.W85]=&quot;&quot;))" calcext:base-cell-address="Feuille1.W85"/>
          </calcext:conditional-format>
          <calcext:conditional-format calcext:target-range-address="Feuille1.J85:Feuille1.J85">
            <calcext:condition calcext:apply-style-name="Cellule invalide" calcext:value="=&quot;&quot;" calcext:base-cell-address="Feuille1.J85"/>
          </calcext:conditional-format>
          <calcext:conditional-format calcext:target-range-address="Feuille1.Y85:Feuille1.Y85">
            <calcext:condition calcext:apply-style-name="Cellule grisée" calcext:value="formula-is([.V85]=0)" calcext:base-cell-address="Feuille1.Y85"/>
            <calcext:condition calcext:apply-style-name="Cellule invalide" calcext:value="formula-is(AND([.V85]&lt;&gt;0;[.Y85]=&quot;&quot;))" calcext:base-cell-address="Feuille1.Y85"/>
          </calcext:conditional-format>
          <calcext:conditional-format calcext:target-range-address="Feuille1.I85:Feuille1.I85">
            <calcext:condition calcext:apply-style-name="Cellule invalide" calcext:value="=&quot;&quot;" calcext:base-cell-address="Feuille1.I85"/>
          </calcext:conditional-format>
          <calcext:conditional-format calcext:target-range-address="Feuille1.N83:Feuille1.N83 Feuille1.R83:Feuille1.S83 Feuille1.K83:Feuille1.L83">
            <calcext:condition calcext:apply-style-name="Cellule invalide" calcext:value="=&quot;&quot;" calcext:base-cell-address="Feuille1.K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O83:Feuille1.O83">
            <calcext:condition calcext:apply-style-name="Cellule grisée" calcext:value="formula-is(#REF!=1)" calcext:base-cell-address="Feuille1.O83"/>
            <calcext:condition calcext:apply-style-name="Cellule invalide" calcext:value="formula-is(AND(#REF!&gt;1;#REF!=&quot;&quot;))" calcext:base-cell-address="Feuille1.O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T83:Feuille1.T83">
            <calcext:condition calcext:apply-style-name="Cellule invalide" calcext:value="=&quot;&quot;" calcext:base-cell-address="Feuille1.T83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  <calcext:conditional-format calcext:target-range-address="Feuille1.S85:Feuille1.S85">
            <calcext:condition calcext:apply-style-name="Cellule invalide" calcext:value="=&quot;&quot;" calcext:base-cell-address="Feuille1.S85"/>
          </calcext:conditional-format>
          <calcext:conditional-format calcext:target-range-address="Feuille1.I84:Feuille1.I84">
            <calcext:condition calcext:apply-style-name="Cellule invalide" calcext:value="=&quot;&quot;" calcext:base-cell-address="Feuille1.I84"/>
          </calcext:conditional-format>
          <calcext:conditional-format calcext:target-range-address="Feuille1.N4:Feuille1.N4 Feuille1.R4:Feuille1.S4 Feuille1.D4:Feuille1.F4 Feuille1.K4:Feuille1.L4 Feuille1.B4:Feuille1.B4">
            <calcext:condition calcext:apply-style-name="Cellule invalide" calcext:value="=&quot;&quot;" calcext:base-cell-address="Feuille1.B4"/>
          </calcext:conditional-format>
          <calcext:conditional-format calcext:target-range-address="Feuille1.M4:Feuille1.M4">
            <calcext:condition calcext:apply-style-name="Cellule grisée" calcext:value="formula-is(#REF!=0)" calcext:base-cell-address="Feuille1.M4"/>
          </calcext:conditional-format>
          <calcext:conditional-format calcext:target-range-address="Feuille1.O4:Feuille1.O4">
            <calcext:condition calcext:apply-style-name="Cellule grisée" calcext:value="formula-is(#REF!=1)" calcext:base-cell-address="Feuille1.O4"/>
            <calcext:condition calcext:apply-style-name="Cellule invalide" calcext:value="formula-is(AND(#REF!&gt;1;#REF!=&quot;&quot;))" calcext:base-cell-address="Feuille1.O4"/>
          </calcext:conditional-format>
          <calcext:conditional-format calcext:target-range-address="Feuille1.P4:Feuille1.P4">
            <calcext:condition calcext:apply-style-name="Cellule grisée" calcext:value="formula-is(#REF!=1)" calcext:base-cell-address="Feuille1.P4"/>
            <calcext:condition calcext:apply-style-name="Cellule invalide" calcext:value="formula-is(AND(#REF!&gt;1;#REF!=&quot;&quot;))" calcext:base-cell-address="Feuille1.P4"/>
          </calcext:conditional-format>
          <calcext:conditional-format calcext:target-range-address="Feuille1.Q4:Feuille1.Q4">
            <calcext:condition calcext:apply-style-name="Cellule grisée" calcext:value="formula-is(#REF!=1)" calcext:base-cell-address="Feuille1.Q4"/>
            <calcext:condition calcext:apply-style-name="Cellule invalide" calcext:value="formula-is(AND(#REF!&gt;1;#REF!=&quot;&quot;))" calcext:base-cell-address="Feuille1.Q4"/>
          </calcext:conditional-format>
          <calcext:conditional-format calcext:target-range-address="Feuille1.H4:Feuille1.H4">
            <calcext:condition calcext:apply-style-name="Cellule invalide" calcext:value="=&quot;&quot;" calcext:base-cell-address="Feuille1.H4"/>
          </calcext:conditional-format>
          <calcext:conditional-format calcext:target-range-address="Feuille1.T4:Feuille1.T4">
            <calcext:condition calcext:apply-style-name="Cellule invalide" calcext:value="=&quot;&quot;" calcext:base-cell-address="Feuille1.T4"/>
          </calcext:conditional-format>
          <calcext:conditional-format calcext:target-range-address="Feuille1.U4:Feuille1.U4">
            <calcext:condition calcext:apply-style-name="Cellule grisée" calcext:value="formula-is([.T4]=0)" calcext:base-cell-address="Feuille1.U4"/>
            <calcext:condition calcext:apply-style-name="Cellule invalide" calcext:value="formula-is(AND([.T4]&lt;&gt;0;[.U4]=&quot;&quot;))" calcext:base-cell-address="Feuille1.U4"/>
          </calcext:conditional-format>
          <calcext:conditional-format calcext:target-range-address="Feuille1.V4:Feuille1.V4">
            <calcext:condition calcext:apply-style-name="Cellule grisée" calcext:value="formula-is([.T4]=0)" calcext:base-cell-address="Feuille1.V4"/>
            <calcext:condition calcext:apply-style-name="Cellule invalide" calcext:value="formula-is(AND([.T4]&lt;&gt;0;[.V4]=&quot;&quot;))" calcext:base-cell-address="Feuille1.V4"/>
          </calcext:conditional-format>
          <calcext:conditional-format calcext:target-range-address="Feuille1.W4:Feuille1.X4">
            <calcext:condition calcext:apply-style-name="Cellule grisée" calcext:value="formula-is([.T4]=0)" calcext:base-cell-address="Feuille1.W4"/>
            <calcext:condition calcext:apply-style-name="Cellule invalide" calcext:value="formula-is(AND([.T4]&lt;&gt;0;[.W4]=&quot;&quot;))" calcext:base-cell-address="Feuille1.W4"/>
          </calcext:conditional-format>
          <calcext:conditional-format calcext:target-range-address="Feuille1.J4:Feuille1.J4">
            <calcext:condition calcext:apply-style-name="Cellule invalide" calcext:value="=&quot;&quot;" calcext:base-cell-address="Feuille1.J4"/>
          </calcext:conditional-format>
          <calcext:conditional-format calcext:target-range-address="Feuille1.Y4:Feuille1.Y4">
            <calcext:condition calcext:apply-style-name="Cellule grisée" calcext:value="formula-is([.V4]=0)" calcext:base-cell-address="Feuille1.Y4"/>
            <calcext:condition calcext:apply-style-name="Cellule invalide" calcext:value="formula-is(AND([.V4]&lt;&gt;0;[.Y4]=&quot;&quot;))" calcext:base-cell-address="Feuille1.Y4"/>
          </calcext:conditional-format>
          <calcext:conditional-format calcext:target-range-address="Feuille1.I4:Feuille1.I4">
            <calcext:condition calcext:apply-style-name="Cellule invalide" calcext:value="=&quot;&quot;" calcext:base-cell-address="Feuille1.I4"/>
          </calcext:conditional-format>
          <calcext:conditional-format calcext:target-range-address="Feuille1.A4:Feuille1.A4">
            <calcext:condition calcext:apply-style-name="Cellule invalide" calcext:value="=&quot;&quot;" calcext:base-cell-address="Feuille1.A4"/>
          </calcext:conditional-format>
          <calcext:conditional-format calcext:target-range-address="Feuille1.C4:Feuille1.C4">
            <calcext:condition calcext:apply-style-name="Cellule invalide" calcext:value="=&quot;&quot;" calcext:base-cell-address="Feuille1.C4"/>
          </calcext:conditional-format>
          <calcext:conditional-format calcext:target-range-address="Feuille1.C6:Feuille1.C6">
            <calcext:condition calcext:apply-style-name="Cellule invalide" calcext:value="=&quot;&quot;" calcext:base-cell-address="Feuille1.C6"/>
          </calcext:conditional-format>
          <calcext:conditional-format calcext:target-range-address="Feuille1.C7:Feuille1.C7">
            <calcext:condition calcext:apply-style-name="Cellule invalide" calcext:value="=&quot;&quot;" calcext:base-cell-address="Feuille1.C7"/>
          </calcext:conditional-format>
          <calcext:conditional-format calcext:target-range-address="Feuille1.C8:Feuille1.C8">
            <calcext:condition calcext:apply-style-name="Cellule invalide" calcext:value="=&quot;&quot;" calcext:base-cell-address="Feuille1.C8"/>
          </calcext:conditional-format>
          <calcext:conditional-format calcext:target-range-address="Feuille1.C9:Feuille1.C9">
            <calcext:condition calcext:apply-style-name="Cellule invalide" calcext:value="=&quot;&quot;" calcext:base-cell-address="Feuille1.C9"/>
          </calcext:conditional-format>
          <calcext:conditional-format calcext:target-range-address="Feuille1.C10:Feuille1.C10">
            <calcext:condition calcext:apply-style-name="Cellule invalide" calcext:value="=&quot;&quot;" calcext:base-cell-address="Feuille1.C10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2:Feuille1.C12">
            <calcext:condition calcext:apply-style-name="Cellule invalide" calcext:value="=&quot;&quot;" calcext:base-cell-address="Feuille1.C12"/>
          </calcext:conditional-format>
          <calcext:conditional-format calcext:target-range-address="Feuille1.C13:Feuille1.C13">
            <calcext:condition calcext:apply-style-name="Cellule invalide" calcext:value="=&quot;&quot;" calcext:base-cell-address="Feuille1.C13"/>
          </calcext:conditional-format>
          <calcext:conditional-format calcext:target-range-address="Feuille1.C14:Feuille1.C14">
            <calcext:condition calcext:apply-style-name="Cellule invalide" calcext:value="=&quot;&quot;" calcext:base-cell-address="Feuille1.C14"/>
          </calcext:conditional-format>
          <calcext:conditional-format calcext:target-range-address="Feuille1.C15:Feuille1.C15">
            <calcext:condition calcext:apply-style-name="Cellule invalide" calcext:value="=&quot;&quot;" calcext:base-cell-address="Feuille1.C15"/>
          </calcext:conditional-format>
          <calcext:conditional-format calcext:target-range-address="Feuille1.C16:Feuille1.C16">
            <calcext:condition calcext:apply-style-name="Cellule invalide" calcext:value="=&quot;&quot;" calcext:base-cell-address="Feuille1.C16"/>
          </calcext:conditional-format>
          <calcext:conditional-format calcext:target-range-address="Feuille1.C17:Feuille1.C17">
            <calcext:condition calcext:apply-style-name="Cellule invalide" calcext:value="=&quot;&quot;" calcext:base-cell-address="Feuille1.C17"/>
          </calcext:conditional-format>
          <calcext:conditional-format calcext:target-range-address="Feuille1.C18:Feuille1.C18">
            <calcext:condition calcext:apply-style-name="Cellule invalide" calcext:value="=&quot;&quot;" calcext:base-cell-address="Feuille1.C18"/>
          </calcext:conditional-format>
          <calcext:conditional-format calcext:target-range-address="Feuille1.C19:Feuille1.C19">
            <calcext:condition calcext:apply-style-name="Cellule invalide" calcext:value="=&quot;&quot;" calcext:base-cell-address="Feuille1.C19"/>
          </calcext:conditional-format>
          <calcext:conditional-format calcext:target-range-address="Feuille1.C20:Feuille1.C20">
            <calcext:condition calcext:apply-style-name="Cellule invalide" calcext:value="=&quot;&quot;" calcext:base-cell-address="Feuille1.C20"/>
          </calcext:conditional-format>
          <calcext:conditional-format calcext:target-range-address="Feuille1.C21:Feuille1.C21">
            <calcext:condition calcext:apply-style-name="Cellule invalide" calcext:value="=&quot;&quot;" calcext:base-cell-address="Feuille1.C21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C23:Feuille1.C23">
            <calcext:condition calcext:apply-style-name="Cellule invalide" calcext:value="=&quot;&quot;" calcext:base-cell-address="Feuille1.C23"/>
          </calcext:conditional-format>
          <calcext:conditional-format calcext:target-range-address="Feuille1.C24:Feuille1.C24">
            <calcext:condition calcext:apply-style-name="Cellule invalide" calcext:value="=&quot;&quot;" calcext:base-cell-address="Feuille1.C24"/>
          </calcext:conditional-format>
          <calcext:conditional-format calcext:target-range-address="Feuille1.C25:Feuille1.C25">
            <calcext:condition calcext:apply-style-name="Cellule invalide" calcext:value="=&quot;&quot;" calcext:base-cell-address="Feuille1.C25"/>
          </calcext:conditional-format>
          <calcext:conditional-format calcext:target-range-address="Feuille1.C26:Feuille1.C26">
            <calcext:condition calcext:apply-style-name="Cellule invalide" calcext:value="=&quot;&quot;" calcext:base-cell-address="Feuille1.C26"/>
          </calcext:conditional-format>
          <calcext:conditional-format calcext:target-range-address="Feuille1.C27:Feuille1.C27">
            <calcext:condition calcext:apply-style-name="Cellule invalide" calcext:value="=&quot;&quot;" calcext:base-cell-address="Feuille1.C27"/>
          </calcext:conditional-format>
          <calcext:conditional-format calcext:target-range-address="Feuille1.C28:Feuille1.C28">
            <calcext:condition calcext:apply-style-name="Cellule invalide" calcext:value="=&quot;&quot;" calcext:base-cell-address="Feuille1.C28"/>
          </calcext:conditional-format>
          <calcext:conditional-format calcext:target-range-address="Feuille1.C29:Feuille1.C29">
            <calcext:condition calcext:apply-style-name="Cellule invalide" calcext:value="=&quot;&quot;" calcext:base-cell-address="Feuille1.C29"/>
          </calcext:conditional-format>
          <calcext:conditional-format calcext:target-range-address="Feuille1.C30:Feuille1.C30">
            <calcext:condition calcext:apply-style-name="Cellule invalide" calcext:value="=&quot;&quot;" calcext:base-cell-address="Feuille1.C30"/>
          </calcext:conditional-format>
          <calcext:conditional-format calcext:target-range-address="Feuille1.C31:Feuille1.C31">
            <calcext:condition calcext:apply-style-name="Cellule invalide" calcext:value="=&quot;&quot;" calcext:base-cell-address="Feuille1.C31"/>
          </calcext:conditional-format>
          <calcext:conditional-format calcext:target-range-address="Feuille1.C32:Feuille1.C32">
            <calcext:condition calcext:apply-style-name="Cellule invalide" calcext:value="=&quot;&quot;" calcext:base-cell-address="Feuille1.C32"/>
          </calcext:conditional-format>
          <calcext:conditional-format calcext:target-range-address="Feuille1.C33:Feuille1.C33">
            <calcext:condition calcext:apply-style-name="Cellule invalide" calcext:value="=&quot;&quot;" calcext:base-cell-address="Feuille1.C33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C39:Feuille1.C39">
            <calcext:condition calcext:apply-style-name="Cellule invalide" calcext:value="=&quot;&quot;" calcext:base-cell-address="Feuille1.C39"/>
          </calcext:conditional-format>
          <calcext:conditional-format calcext:target-range-address="Feuille1.C40:Feuille1.C40">
            <calcext:condition calcext:apply-style-name="Cellule invalide" calcext:value="=&quot;&quot;" calcext:base-cell-address="Feuille1.C40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C63:Feuille1.C63">
            <calcext:condition calcext:apply-style-name="Cellule invalide" calcext:value="=&quot;&quot;" calcext:base-cell-address="Feuille1.C63"/>
          </calcext:conditional-format>
          <calcext:conditional-format calcext:target-range-address="Feuille1.C64:Feuille1.C64">
            <calcext:condition calcext:apply-style-name="Cellule invalide" calcext:value="=&quot;&quot;" calcext:base-cell-address="Feuille1.C64"/>
          </calcext:conditional-format>
          <calcext:conditional-format calcext:target-range-address="Feuille1.C65:Feuille1.C65">
            <calcext:condition calcext:apply-style-name="Cellule invalide" calcext:value="=&quot;&quot;" calcext:base-cell-address="Feuille1.C65"/>
          </calcext:conditional-format>
          <calcext:conditional-format calcext:target-range-address="Feuille1.C66:Feuille1.C66">
            <calcext:condition calcext:apply-style-name="Cellule invalide" calcext:value="=&quot;&quot;" calcext:base-cell-address="Feuille1.C66"/>
          </calcext:conditional-format>
          <calcext:conditional-format calcext:target-range-address="Feuille1.C67:Feuille1.C67">
            <calcext:condition calcext:apply-style-name="Cellule invalide" calcext:value="=&quot;&quot;" calcext:base-cell-address="Feuille1.C67"/>
          </calcext:conditional-format>
          <calcext:conditional-format calcext:target-range-address="Feuille1.C69:Feuille1.C69">
            <calcext:condition calcext:apply-style-name="Cellule invalide" calcext:value="=&quot;&quot;" calcext:base-cell-address="Feuille1.C69"/>
          </calcext:conditional-format>
          <calcext:conditional-format calcext:target-range-address="Feuille1.C70:Feuille1.C70">
            <calcext:condition calcext:apply-style-name="Cellule invalide" calcext:value="=&quot;&quot;" calcext:base-cell-address="Feuille1.C70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C73:Feuille1.C73">
            <calcext:condition calcext:apply-style-name="Cellule invalide" calcext:value="=&quot;&quot;" calcext:base-cell-address="Feuille1.C73"/>
          </calcext:conditional-format>
          <calcext:conditional-format calcext:target-range-address="Feuille1.C74:Feuille1.C74">
            <calcext:condition calcext:apply-style-name="Cellule invalide" calcext:value="=&quot;&quot;" calcext:base-cell-address="Feuille1.C74"/>
          </calcext:conditional-format>
          <calcext:conditional-format calcext:target-range-address="Feuille1.C75:Feuille1.C75">
            <calcext:condition calcext:apply-style-name="Cellule invalide" calcext:value="=&quot;&quot;" calcext:base-cell-address="Feuille1.C75"/>
          </calcext:conditional-format>
          <calcext:conditional-format calcext:target-range-address="Feuille1.C76:Feuille1.C76">
            <calcext:condition calcext:apply-style-name="Cellule invalide" calcext:value="=&quot;&quot;" calcext:base-cell-address="Feuille1.C76"/>
          </calcext:conditional-format>
          <calcext:conditional-format calcext:target-range-address="Feuille1.C77:Feuille1.C77">
            <calcext:condition calcext:apply-style-name="Cellule invalide" calcext:value="=&quot;&quot;" calcext:base-cell-address="Feuille1.C77"/>
          </calcext:conditional-format>
          <calcext:conditional-format calcext:target-range-address="Feuille1.C78:Feuille1.C78">
            <calcext:condition calcext:apply-style-name="Cellule invalide" calcext:value="=&quot;&quot;" calcext:base-cell-address="Feuille1.C78"/>
          </calcext:conditional-format>
          <calcext:conditional-format calcext:target-range-address="Feuille1.C79:Feuille1.C79">
            <calcext:condition calcext:apply-style-name="Cellule invalide" calcext:value="=&quot;&quot;" calcext:base-cell-address="Feuille1.C79"/>
          </calcext:conditional-format>
          <calcext:conditional-format calcext:target-range-address="Feuille1.C80:Feuille1.C80">
            <calcext:condition calcext:apply-style-name="Cellule invalide" calcext:value="=&quot;&quot;" calcext:base-cell-address="Feuille1.C80"/>
          </calcext:conditional-format>
          <calcext:conditional-format calcext:target-range-address="Feuille1.C81:Feuille1.C81">
            <calcext:condition calcext:apply-style-name="Cellule invalide" calcext:value="=&quot;&quot;" calcext:base-cell-address="Feuille1.C81"/>
          </calcext:conditional-format>
          <calcext:conditional-format calcext:target-range-address="Feuille1.C83:Feuille1.C83">
            <calcext:condition calcext:apply-style-name="Cellule invalide" calcext:value="=&quot;&quot;" calcext:base-cell-address="Feuille1.C83"/>
          </calcext:conditional-format>
          <calcext:conditional-format calcext:target-range-address="Feuille1.C84:Feuille1.C84">
            <calcext:condition calcext:apply-style-name="Cellule invalide" calcext:value="=&quot;&quot;" calcext:base-cell-address="Feuille1.C84"/>
          </calcext:conditional-format>
          <calcext:conditional-format calcext:target-range-address="Feuille1.C85:Feuille1.C85">
            <calcext:condition calcext:apply-style-name="Cellule invalide" calcext:value="=&quot;&quot;" calcext:base-cell-address="Feuille1.C85"/>
          </calcext:conditional-format>
          <calcext:conditional-format calcext:target-range-address="Feuille1.G4:Feuille1.G4">
            <calcext:condition calcext:apply-style-name="Cellule invalide" calcext:value="=&quot;&quot;" calcext:base-cell-address="Feuille1.G4"/>
          </calcext:conditional-format>
          <calcext:conditional-format calcext:target-range-address="Feuille1.G84:Feuille1.G84">
            <calcext:condition calcext:apply-style-name="Cellule grisée" calcext:value="formula-is([.F84]=0)" calcext:base-cell-address="Feuille1.G84"/>
            <calcext:condition calcext:apply-style-name="Cellule invalide" calcext:value="formula-is(AND([.F84]&lt;&gt;0;[.G84]=&quot;&quot;))" calcext:base-cell-address="Feuille1.G8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00:34:39.1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3T00:34:48.332000000</dc:date>
    <meta:generator>LibreOffice/5.4.4.2$Windows_X86_64 LibreOffice_project/2524958677847fb3bb44820e40380acbe820f960</meta:generator>
    <meta:editing-duration>PT8H9M7S</meta:editing-duration>
    <meta:editing-cycles>498</meta:editing-cycles>
    <meta:document-statistic meta:table-count="1" meta:cell-count="1625" meta:object-count="0"/>
  </office:meta>
</office:document-meta>
</file>